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loext:graphic-properties draw:fill-gradient-name="gradient" draw:fill-hatch-name="hatch"/>
      <style:paragraph-properties fo:margin-left="0cm" fo:margin-right="0cm" fo:margin-top="0cm" fo:margin-bottom="0cm" loext:contextual-spacing="false" fo:line-height="200%" fo:text-indent="0cm" style:auto-text-indent="false"/>
      <style:text-properties style:use-window-font-color="true" fo:font-size="12pt" fo:language="en" fo:country="CA" officeooo:rsid="005d6a28" officeooo:paragraph-rsid="00c8e9b3" style:letter-kerning="true" style:font-name-asian="Noto Serif CJK SC" style:font-size-asian="12pt" style:language-asian="zh" style:country-asian="CN" style:font-name-complex="Lohit Devanagari" style:font-size-complex="12pt" style:language-complex="hi" style:country-complex="IN"/>
    </style:style>
    <style:style style:name="P3" style:family="paragraph" style:parent-style-name="Standard">
      <style:paragraph-properties fo:margin-left="0cm" fo:margin-right="0cm" fo:margin-top="0cm" fo:margin-bottom="0cm" loext:contextual-spacing="false" fo:line-height="200%" fo:text-indent="0cm" style:auto-text-indent="false"/>
      <style:text-properties fo:color="#c9211e" fo:font-size="12pt" fo:language="en" fo:country="CA" officeooo:paragraph-rsid="00c8e9b3" style:letter-kerning="true" style:font-name-asian="Noto Serif CJK SC" style:font-size-asian="12pt" style:language-asian="zh" style:country-asian="CN" style:font-name-complex="Lohit Devanagari" style:font-size-complex="12pt" style:language-complex="hi" style:country-complex="IN"/>
    </style:style>
    <style:style style:name="P4" style:family="paragraph" style:parent-style-name="Text_20_body">
      <style:paragraph-properties fo:margin-left="0cm" fo:margin-right="0cm" fo:margin-top="0cm" fo:margin-bottom="0cm" loext:contextual-spacing="false" fo:line-height="200%" fo:text-indent="0cm" style:auto-text-indent="false"/>
      <style:text-properties style:use-window-font-color="true" officeooo:rsid="005c84a4" officeooo:paragraph-rsid="00c8e9b3"/>
    </style:style>
    <style:style style:name="P5" style:family="paragraph" style:parent-style-name="Text_20_body">
      <style:paragraph-properties fo:margin-left="0cm" fo:margin-right="0cm" fo:margin-top="0cm" fo:margin-bottom="0cm" loext:contextual-spacing="false" fo:line-height="200%" fo:text-indent="0cm" style:auto-text-indent="false"/>
      <style:text-properties officeooo:paragraph-rsid="00c8e9b3"/>
    </style:style>
    <style:style style:name="P6" style:family="paragraph" style:parent-style-name="Text_20_body">
      <style:paragraph-properties fo:margin-left="0cm" fo:margin-right="0cm" fo:margin-top="0cm" fo:margin-bottom="0cm" loext:contextual-spacing="false" fo:line-height="200%" fo:text-indent="0cm" style:auto-text-indent="false"/>
      <style:text-properties officeooo:paragraph-rsid="00d7cfcb"/>
    </style:style>
    <style:style style:name="P7" style:family="paragraph" style:parent-style-name="Text_20_body">
      <style:paragraph-properties fo:margin-left="0cm" fo:margin-right="0cm" fo:margin-top="0cm" fo:margin-bottom="0cm" loext:contextual-spacing="false" fo:line-height="200%" fo:text-indent="0cm" style:auto-text-indent="false"/>
      <style:text-properties officeooo:paragraph-rsid="00df3771"/>
    </style:style>
    <style:style style:name="P8"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0f2fb1" officeooo:paragraph-rsid="00c8e9b3" style:font-size-asian="12pt" style:font-size-complex="12pt"/>
    </style:style>
    <style:style style:name="P9"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0c0074" officeooo:paragraph-rsid="00c8e9b3" style:font-size-asian="12pt" style:font-size-complex="12pt"/>
    </style:style>
    <style:style style:name="P10"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2abf13" officeooo:paragraph-rsid="00c8e9b3" style:font-size-asian="12pt" style:font-size-complex="12pt"/>
    </style:style>
    <style:style style:name="P11"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33c4b9" officeooo:paragraph-rsid="00c8e9b3" style:font-size-asian="12pt" style:font-size-complex="12pt"/>
    </style:style>
    <style:style style:name="P12"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304b43" officeooo:paragraph-rsid="00c8e9b3" style:font-size-asian="12pt" style:font-size-complex="12pt"/>
    </style:style>
    <style:style style:name="P13"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2d0b0e" officeooo:paragraph-rsid="00c8e9b3" style:font-size-asian="12pt" style:font-size-complex="12pt"/>
    </style:style>
    <style:style style:name="P14" style:family="paragraph" style:parent-style-name="Text_20_body">
      <style:paragraph-properties fo:margin-left="0cm" fo:margin-right="0cm" fo:margin-top="0cm" fo:margin-bottom="0cm" loext:contextual-spacing="false" fo:line-height="200%" fo:text-indent="0cm" style:auto-text-indent="false"/>
      <style:text-properties officeooo:rsid="009a1d56" officeooo:paragraph-rsid="00c8e9b3"/>
    </style:style>
    <style:style style:name="P15" style:family="paragraph" style:parent-style-name="Text_20_body">
      <style:paragraph-properties fo:margin-left="0cm" fo:margin-right="0cm" fo:margin-top="0cm" fo:margin-bottom="0cm" loext:contextual-spacing="false" fo:line-height="200%" fo:text-indent="0cm" style:auto-text-indent="false"/>
      <style:text-properties officeooo:rsid="00a2169c" officeooo:paragraph-rsid="00c8e9b3"/>
    </style:style>
    <style:style style:name="P16" style:family="paragraph" style:parent-style-name="Text_20_body">
      <style:paragraph-properties fo:margin-left="0cm" fo:margin-right="0cm" fo:margin-top="0cm" fo:margin-bottom="0cm" loext:contextual-spacing="false" fo:line-height="200%" fo:text-indent="0cm" style:auto-text-indent="false"/>
      <style:text-properties officeooo:rsid="00a0197e" officeooo:paragraph-rsid="00c8e9b3"/>
    </style:style>
    <style:style style:name="P17" style:family="paragraph" style:parent-style-name="Text_20_body">
      <style:paragraph-properties fo:margin-left="0cm" fo:margin-right="0cm" fo:margin-top="0cm" fo:margin-bottom="0cm" loext:contextual-spacing="false" fo:line-height="200%" fo:text-indent="0cm" style:auto-text-indent="false"/>
      <style:text-properties fo:font-size="14pt" fo:font-style="italic" fo:font-weight="normal" officeooo:paragraph-rsid="00c8e9b3" style:font-size-asian="14pt" style:font-style-asian="italic" style:font-weight-asian="normal" style:font-size-complex="12pt" style:font-style-complex="italic" style:font-weight-complex="normal"/>
    </style:style>
    <style:style style:name="P18" style:family="paragraph" style:parent-style-name="Text_20_body">
      <style:paragraph-properties fo:margin-top="0cm" fo:margin-bottom="0cm" loext:contextual-spacing="false" fo:line-height="200%"/>
      <style:text-properties style:use-window-font-color="true" officeooo:rsid="005c84a4" officeooo:paragraph-rsid="00c8e9b3"/>
    </style:style>
    <style:style style:name="P19" style:family="paragraph" style:parent-style-name="Text_20_body">
      <style:paragraph-properties fo:margin-top="0cm" fo:margin-bottom="0cm" loext:contextual-spacing="false" fo:line-height="200%"/>
      <style:text-properties officeooo:paragraph-rsid="00c8e9b3"/>
    </style:style>
    <style:style style:name="P20" style:family="paragraph" style:parent-style-name="Text_20_body">
      <style:paragraph-properties fo:margin-top="0cm" fo:margin-bottom="0cm" loext:contextual-spacing="false" fo:line-height="200%"/>
      <style:text-properties officeooo:paragraph-rsid="00d641e6"/>
    </style:style>
    <style:style style:name="P21" style:family="paragraph" style:parent-style-name="Text_20_body">
      <style:paragraph-properties fo:margin-top="0cm" fo:margin-bottom="0cm" loext:contextual-spacing="false" fo:line-height="200%"/>
      <style:text-properties officeooo:paragraph-rsid="00d7cfcb"/>
    </style:style>
    <style:style style:name="P22" style:family="paragraph" style:parent-style-name="Text_20_body">
      <style:paragraph-properties fo:margin-top="0cm" fo:margin-bottom="0cm" loext:contextual-spacing="false" fo:line-height="200%"/>
      <style:text-properties fo:font-size="12pt" officeooo:paragraph-rsid="00c8e9b3" style:font-size-asian="12pt" style:font-size-complex="12pt"/>
    </style:style>
    <style:style style:name="P23" style:family="paragraph" style:parent-style-name="Text_20_body">
      <style:paragraph-properties fo:margin-top="0cm" fo:margin-bottom="0cm" loext:contextual-spacing="false" fo:line-height="200%"/>
      <style:text-properties fo:font-size="12pt" fo:font-weight="normal" officeooo:paragraph-rsid="00c8e9b3" style:font-size-asian="12pt" style:font-weight-asian="normal" style:font-size-complex="12pt" style:font-weight-complex="normal"/>
    </style:style>
    <style:style style:name="P24" style:family="paragraph" style:parent-style-name="Text_20_body">
      <style:paragraph-properties fo:margin-top="0cm" fo:margin-bottom="0cm" loext:contextual-spacing="false" fo:line-height="200%"/>
      <style:text-properties officeooo:rsid="00a96274" officeooo:paragraph-rsid="00c8e9b3"/>
    </style:style>
    <style:style style:name="P25" style:family="paragraph" style:parent-style-name="Text_20_body">
      <style:paragraph-properties fo:margin-top="0cm" fo:margin-bottom="0cm" loext:contextual-spacing="false" fo:line-height="200%"/>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paragraph-rsid="00c8e9b3" style:letter-kerning="true" style:font-size-asian="12pt" style:font-style-asian="normal" style:font-weight-asian="normal" style:font-size-complex="12pt" style:text-emphasize="none"/>
    </style:style>
    <style:style style:name="P26" style:family="paragraph" style:parent-style-name="Text_20_body">
      <style:text-properties officeooo:paragraph-rsid="00dd89d3"/>
    </style:style>
    <style:style style:name="P27" style:family="paragraph" style:parent-style-name="Text_20_body">
      <style:text-properties officeooo:paragraph-rsid="00e467de"/>
    </style:style>
    <style:style style:name="P28" style:family="paragraph" style:parent-style-name="Heading_20_1" style:master-page-name="Arabic">
      <style:paragraph-properties fo:margin-left="0cm" fo:margin-right="0cm" fo:margin-top="0cm" fo:margin-bottom="0cm" loext:contextual-spacing="false" fo:line-height="200%" fo:text-indent="0cm" style:auto-text-indent="false" style:page-number="1"/>
      <style:text-properties fo:font-size="16pt" officeooo:paragraph-rsid="00e78a14" style:font-size-asian="16pt" style:font-size-complex="16pt"/>
    </style:style>
    <style:style style:name="P29" style:family="paragraph" style:parent-style-name="Heading_20_2">
      <style:paragraph-properties fo:margin-left="0cm" fo:margin-right="0cm" fo:margin-top="0cm" fo:margin-bottom="0cm" loext:contextual-spacing="false" fo:line-height="200%" fo:text-indent="0cm" style:auto-text-indent="false"/>
      <style:text-properties fo:font-size="14pt" officeooo:paragraph-rsid="00c8e9b3" style:font-size-asian="14pt" style:font-size-complex="14pt"/>
    </style:style>
    <style:style style:name="P30" style:family="paragraph" style:parent-style-name="Heading_20_2">
      <style:paragraph-properties fo:margin-left="0cm" fo:margin-right="0cm" fo:margin-top="0cm" fo:margin-bottom="0cm" loext:contextual-spacing="false" fo:line-height="200%" fo:text-indent="0cm" style:auto-text-indent="false"/>
      <style:text-properties fo:font-size="14pt" officeooo:paragraph-rsid="00e78a14" style:font-size-asian="14pt" style:font-size-complex="14pt"/>
    </style:style>
    <style:style style:name="P31"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0b566b" officeooo:paragraph-rsid="00c8e9b3" style:font-size-asian="14pt" style:font-size-complex="14pt"/>
    </style:style>
    <style:style style:name="P32"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0b566b" officeooo:paragraph-rsid="00e78a14" style:font-size-asian="14pt" style:font-size-complex="14pt"/>
    </style:style>
    <style:style style:name="P33"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5c84a4" officeooo:paragraph-rsid="00c8e9b3" style:font-size-asian="14pt" style:font-size-complex="14pt"/>
    </style:style>
    <style:style style:name="P34"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5c84a4" officeooo:paragraph-rsid="00e78a14" style:font-size-asian="14pt" style:font-size-complex="14pt"/>
    </style:style>
    <style:style style:name="P35"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969a23" officeooo:paragraph-rsid="00c8e9b3" style:font-size-asian="14pt" style:font-size-complex="14pt"/>
    </style:style>
    <style:style style:name="P36"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969a23" officeooo:paragraph-rsid="00e78a14" style:font-size-asian="14pt" style:font-size-complex="14pt"/>
    </style:style>
    <style:style style:name="P37" style:family="paragraph" style:parent-style-name="Heading_20_2">
      <style:paragraph-properties fo:margin-left="0cm" fo:margin-right="0cm" fo:margin-top="0cm" fo:margin-bottom="0cm" loext:contextual-spacing="false" fo:line-height="200%" fo:text-indent="0cm" style:auto-text-indent="false"/>
      <style:text-properties officeooo:paragraph-rsid="00c8e9b3"/>
    </style:style>
    <style:style style:name="P38" style:family="paragraph" style:parent-style-name="Heading_20_2">
      <style:paragraph-properties fo:margin-left="0cm" fo:margin-right="0cm" fo:margin-top="0cm" fo:margin-bottom="0cm" loext:contextual-spacing="false" fo:line-height="200%" fo:text-indent="0cm" style:auto-text-indent="false"/>
      <style:text-properties officeooo:paragraph-rsid="00e78a14"/>
    </style:style>
    <style:style style:name="P39" style:family="paragraph" style:parent-style-name="Heading_20_2">
      <style:paragraph-properties fo:margin-left="0cm" fo:margin-right="0cm" fo:margin-top="0cm" fo:margin-bottom="0cm" loext:contextual-spacing="false" fo:line-height="200%" fo:text-indent="0cm" style:auto-text-indent="false"/>
      <style:text-properties officeooo:rsid="000b566b" officeooo:paragraph-rsid="00c8e9b3"/>
    </style:style>
    <style:style style:name="P40" style:family="paragraph" style:parent-style-name="Heading_20_2">
      <style:paragraph-properties fo:margin-left="0cm" fo:margin-right="0cm" fo:margin-top="0cm" fo:margin-bottom="0cm" loext:contextual-spacing="false" fo:line-height="200%" fo:text-indent="0cm" style:auto-text-indent="false"/>
      <style:text-properties officeooo:rsid="000b566b" officeooo:paragraph-rsid="00e78a14"/>
    </style:style>
    <style:style style:name="P41" style:family="paragraph" style:parent-style-name="Heading_20_2" style:list-style-name="">
      <style:paragraph-properties fo:margin-left="0cm" fo:margin-right="0cm" fo:margin-top="0cm" fo:margin-bottom="0cm" loext:contextual-spacing="false" fo:line-height="200%" fo:text-indent="0cm" style:auto-text-indent="false"/>
      <style:text-properties style:font-name="Liberation Sans" fo:font-size="14pt" fo:font-weight="bold" officeooo:rsid="00e9e757" officeooo:paragraph-rsid="00e9e757" style:font-name-asian="Noto Sans CJK SC" style:font-size-asian="14pt" style:font-weight-asian="bold" style:font-name-complex="Lohit Devanagari" style:font-size-complex="14pt" style:font-weight-complex="bold"/>
    </style:style>
    <style:style style:name="P42" style:family="paragraph" style:parent-style-name="Heading_20_2">
      <style:paragraph-properties fo:margin-left="0cm" fo:margin-right="0cm" fo:margin-top="0cm" fo:margin-bottom="0cm" loext:contextual-spacing="false" fo:text-indent="0cm" style:auto-text-indent="false" fo:break-before="page"/>
      <style:text-properties fo:font-size="14pt" officeooo:paragraph-rsid="00c8e9b3" style:font-size-asian="14pt" style:font-size-complex="14pt"/>
    </style:style>
    <style:style style:name="P43" style:family="paragraph" style:parent-style-name="Heading_20_2">
      <style:paragraph-properties fo:margin-left="0cm" fo:margin-right="0cm" fo:margin-top="0cm" fo:margin-bottom="0cm" loext:contextual-spacing="false" fo:line-height="200%" fo:text-indent="0cm" style:auto-text-indent="false" fo:break-before="page"/>
      <style:text-properties style:font-name="Liberation Sans" fo:font-size="14pt" fo:font-weight="bold" officeooo:rsid="00e9e757" officeooo:paragraph-rsid="00e9e757" style:font-name-asian="Noto Sans CJK SC" style:font-size-asian="14pt" style:font-weight-asian="bold" style:font-name-complex="Lohit Devanagari" style:font-size-complex="14pt" style:font-weight-complex="bold"/>
    </style:style>
    <style:style style:name="P44" style:family="paragraph" style:parent-style-name="Standard">
      <loext:graphic-properties draw:fill-gradient-name="gradient" draw:fill-hatch-name="hatch"/>
      <style:paragraph-properties fo:margin-left="0cm" fo:margin-right="0cm" fo:margin-top="0cm" fo:margin-bottom="0cm" loext:contextual-spacing="false" fo:line-height="200%" fo:text-indent="0cm" style:auto-text-indent="false"/>
      <style:text-properties style:use-window-font-color="true" fo:font-size="12pt" fo:language="en" fo:country="CA" officeooo:rsid="005d6a28" officeooo:paragraph-rsid="00e78a14" style:letter-kerning="true" style:font-name-asian="Noto Serif CJK SC" style:font-size-asian="12pt" style:language-asian="zh" style:country-asian="CN" style:font-name-complex="Lohit Devanagari" style:font-size-complex="12pt" style:language-complex="hi" style:country-complex="IN"/>
    </style:style>
    <style:style style:name="P45" style:family="paragraph" style:parent-style-name="Standard">
      <style:paragraph-properties fo:margin-left="0cm" fo:margin-right="0cm" fo:margin-top="0cm" fo:margin-bottom="0cm" loext:contextual-spacing="false" fo:line-height="200%" fo:text-indent="0cm" style:auto-text-indent="false"/>
      <style:text-properties fo:color="#c9211e" fo:font-size="12pt" fo:language="en" fo:country="CA" officeooo:paragraph-rsid="00e78a14" style:letter-kerning="true" style:font-name-asian="Noto Serif CJK SC" style:font-size-asian="12pt" style:language-asian="zh" style:country-asian="CN" style:font-name-complex="Lohit Devanagari" style:font-size-complex="12pt" style:language-complex="hi" style:country-complex="IN"/>
    </style:style>
    <style:style style:name="P46" style:family="paragraph" style:parent-style-name="Text_20_body">
      <style:paragraph-properties fo:margin-left="0cm" fo:margin-right="0cm" fo:margin-top="0cm" fo:margin-bottom="0cm" loext:contextual-spacing="false" fo:line-height="200%" fo:text-indent="0cm" style:auto-text-indent="false"/>
      <style:text-properties officeooo:paragraph-rsid="00e78a14"/>
    </style:style>
    <style:style style:name="P47" style:family="paragraph" style:parent-style-name="Text_20_body">
      <style:paragraph-properties fo:margin-left="0cm" fo:margin-right="0cm" fo:margin-top="0cm" fo:margin-bottom="0cm" loext:contextual-spacing="false" fo:line-height="200%" fo:text-indent="0cm" style:auto-text-indent="false"/>
      <style:text-properties fo:font-size="14pt" fo:font-style="italic" fo:font-weight="normal" officeooo:paragraph-rsid="00e78a14" style:font-size-asian="14pt" style:font-style-asian="italic" style:font-weight-asian="normal" style:font-size-complex="12pt" style:font-style-complex="italic" style:font-weight-complex="normal"/>
    </style:style>
    <style:style style:name="P48"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0f2fb1" officeooo:paragraph-rsid="00e78a14" style:font-size-asian="12pt" style:font-size-complex="12pt"/>
    </style:style>
    <style:style style:name="P49"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0c0074" officeooo:paragraph-rsid="00e78a14" style:font-size-asian="12pt" style:font-size-complex="12pt"/>
    </style:style>
    <style:style style:name="P50"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2abf13" officeooo:paragraph-rsid="00e78a14" style:font-size-asian="12pt" style:font-size-complex="12pt"/>
    </style:style>
    <style:style style:name="P51"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2d0b0e" officeooo:paragraph-rsid="00e78a14" style:font-size-asian="12pt" style:font-size-complex="12pt"/>
    </style:style>
    <style:style style:name="P52"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33c4b9" officeooo:paragraph-rsid="00e78a14" style:font-size-asian="12pt" style:font-size-complex="12pt"/>
    </style:style>
    <style:style style:name="P53"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304b43" officeooo:paragraph-rsid="00e78a14" style:font-size-asian="12pt" style:font-size-complex="12pt"/>
    </style:style>
    <style:style style:name="P54" style:family="paragraph" style:parent-style-name="Text_20_body">
      <style:paragraph-properties fo:margin-left="0cm" fo:margin-right="0cm" fo:margin-top="0cm" fo:margin-bottom="0cm" loext:contextual-spacing="false" fo:line-height="200%" fo:text-indent="0cm" style:auto-text-indent="false"/>
      <style:text-properties officeooo:rsid="009a1d56" officeooo:paragraph-rsid="00e78a14"/>
    </style:style>
    <style:style style:name="P55" style:family="paragraph" style:parent-style-name="Text_20_body">
      <style:paragraph-properties fo:margin-left="0cm" fo:margin-right="0cm" fo:margin-top="0cm" fo:margin-bottom="0cm" loext:contextual-spacing="false" fo:line-height="200%" fo:text-indent="0cm" style:auto-text-indent="false"/>
      <style:text-properties officeooo:rsid="00a0197e" officeooo:paragraph-rsid="00e78a14"/>
    </style:style>
    <style:style style:name="P56" style:family="paragraph" style:parent-style-name="Text_20_body">
      <style:paragraph-properties fo:margin-left="0cm" fo:margin-right="0cm" fo:margin-top="0cm" fo:margin-bottom="0cm" loext:contextual-spacing="false" fo:line-height="200%" fo:text-indent="0cm" style:auto-text-indent="false"/>
      <style:text-properties officeooo:rsid="00a2169c" officeooo:paragraph-rsid="00e78a14"/>
    </style:style>
    <style:style style:name="P57" style:family="paragraph" style:parent-style-name="Text_20_body">
      <style:paragraph-properties fo:margin-left="0cm" fo:margin-right="0cm" fo:margin-top="0cm" fo:margin-bottom="0cm" loext:contextual-spacing="false" fo:line-height="200%" fo:text-indent="0cm" style:auto-text-indent="false"/>
      <style:text-properties style:use-window-font-color="true" officeooo:rsid="005c84a4" officeooo:paragraph-rsid="00e78a14"/>
    </style:style>
    <style:style style:name="P58" style:family="paragraph" style:parent-style-name="Text_20_body">
      <style:text-properties officeooo:paragraph-rsid="00e78a14"/>
    </style:style>
    <style:style style:name="P59" style:family="paragraph" style:parent-style-name="Text_20_body">
      <style:paragraph-properties fo:margin-top="0cm" fo:margin-bottom="0cm" loext:contextual-spacing="false" fo:line-height="200%"/>
      <style:text-properties officeooo:paragraph-rsid="00e78a14"/>
    </style:style>
    <style:style style:name="P60" style:family="paragraph" style:parent-style-name="Text_20_body">
      <style:paragraph-properties fo:margin-top="0cm" fo:margin-bottom="0cm" loext:contextual-spacing="false" fo:line-height="200%"/>
      <style:text-properties style:use-window-font-color="true" officeooo:rsid="005c84a4" officeooo:paragraph-rsid="00e78a14"/>
    </style:style>
    <style:style style:name="P61" style:family="paragraph" style:parent-style-name="Text_20_body">
      <style:paragraph-properties fo:margin-top="0cm" fo:margin-bottom="0cm" loext:contextual-spacing="false" fo:line-height="200%"/>
      <style:text-properties officeooo:rsid="00a96274" officeooo:paragraph-rsid="00e78a14"/>
    </style:style>
    <style:style style:name="P62" style:family="paragraph" style:parent-style-name="Text_20_body">
      <style:paragraph-properties fo:margin-top="0cm" fo:margin-bottom="0cm" loext:contextual-spacing="false" fo:line-height="200%"/>
      <style:text-properties fo:font-size="12pt" fo:font-weight="normal" officeooo:paragraph-rsid="00e78a14"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fo:line-height="200%"/>
      <style:text-properties fo:font-size="12pt" officeooo:paragraph-rsid="00e78a14" style:font-size-asian="12pt" style:font-size-complex="12pt"/>
    </style:style>
    <style:style style:name="P64" style:family="paragraph" style:parent-style-name="Text_20_body">
      <style:paragraph-properties fo:margin-top="0cm" fo:margin-bottom="0cm" loext:contextual-spacing="false" fo:line-height="200%"/>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paragraph-rsid="00e78a14" style:letter-kerning="true" style:font-size-asian="12pt" style:font-style-asian="normal" style:font-weight-asian="normal" style:font-size-complex="12pt" style:text-emphasize="none"/>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officeooo:rsid="00bd26dc" style:font-size-asian="12pt" style:font-size-complex="12pt"/>
    </style:style>
    <style:style style:name="T63" style:family="text">
      <style:text-properties fo:font-size="12pt" officeooo:rsid="00be5805" style:font-size-asian="12pt" style:font-size-complex="12pt"/>
    </style:style>
    <style:style style:name="T64" style:family="text">
      <style:text-properties fo:font-size="12pt" officeooo:rsid="009cbfa8" style:font-size-asian="12pt" style:font-size-complex="12pt"/>
    </style:style>
    <style:style style:name="T65" style:family="text">
      <style:text-properties fo:font-size="12pt" officeooo:rsid="00b37934" style:font-size-asian="12pt" style:font-size-complex="12pt"/>
    </style:style>
    <style:style style:name="T66" style:family="text">
      <style:text-properties fo:font-size="12pt" officeooo:rsid="00c2d239" style:font-size-asian="12pt" style:font-size-complex="12pt"/>
    </style:style>
    <style:style style:name="T67" style:family="text">
      <style:text-properties fo:font-size="12pt" officeooo:rsid="00c8e9b3" style:font-size-asian="12pt" style:font-size-complex="12pt"/>
    </style:style>
    <style:style style:name="T68" style:family="text">
      <style:text-properties fo:font-size="12pt" officeooo:rsid="00ca08ed" style:font-size-asian="12pt" style:font-size-complex="12pt"/>
    </style:style>
    <style:style style:name="T69" style:family="text">
      <style:text-properties fo:font-size="12pt" officeooo:rsid="00cce090" style:font-size-asian="12pt" style:font-size-complex="12pt"/>
    </style:style>
    <style:style style:name="T70" style:family="text">
      <style:text-properties fo:font-size="12pt" officeooo:rsid="00cf512f" style:font-size-asian="12pt" style:font-size-complex="12pt"/>
    </style:style>
    <style:style style:name="T71" style:family="text">
      <style:text-properties fo:font-size="12pt" officeooo:rsid="00cfc5cc" style:font-size-asian="12pt" style:font-size-complex="12pt"/>
    </style:style>
    <style:style style:name="T72" style:family="text">
      <style:text-properties fo:font-size="12pt" officeooo:rsid="00d0e06e" style:font-size-asian="12pt" style:font-size-complex="12pt"/>
    </style:style>
    <style:style style:name="T73" style:family="text">
      <style:text-properties fo:font-size="12pt" officeooo:rsid="00d2996f" style:font-size-asian="12pt" style:font-size-complex="12pt"/>
    </style:style>
    <style:style style:name="T74" style:family="text">
      <style:text-properties fo:font-size="12pt" officeooo:rsid="00d5e347" style:font-size-asian="12pt" style:font-size-complex="12pt"/>
    </style:style>
    <style:style style:name="T75" style:family="text">
      <style:text-properties fo:font-size="12pt" officeooo:rsid="009a6752" style:font-size-asian="12pt" style:font-size-complex="12pt"/>
    </style:style>
    <style:style style:name="T76" style:family="text">
      <style:text-properties fo:font-size="12pt" officeooo:rsid="009c75a2" style:font-size-asian="12pt" style:font-size-complex="12pt"/>
    </style:style>
    <style:style style:name="T77" style:family="text">
      <style:text-properties fo:font-size="12pt" officeooo:rsid="009bd474" style:font-size-asian="12pt" style:font-size-complex="12pt"/>
    </style:style>
    <style:style style:name="T78" style:family="text">
      <style:text-properties fo:font-size="12pt" officeooo:rsid="00500131" style:font-size-asian="12pt" style:font-style-asian="normal" style:font-weight-asian="normal"/>
    </style:style>
    <style:style style:name="T79" style:family="text">
      <style:text-properties fo:font-size="12pt" fo:font-style="italic" officeooo:rsid="00155e43" style:font-size-asian="12pt" style:font-style-asian="italic" style:font-size-complex="12pt" style:font-style-complex="italic"/>
    </style:style>
    <style:style style:name="T80" style:family="text">
      <style:text-properties fo:font-size="12pt" fo:font-style="normal" officeooo:rsid="00155e43" style:font-size-asian="12pt" style:font-style-asian="normal" style:font-size-complex="12pt" style:font-style-complex="normal"/>
    </style:style>
    <style:style style:name="T81" style:family="text">
      <style:text-properties fo:font-size="12pt" fo:font-style="normal" officeooo:rsid="008566a5" style:font-size-asian="12pt" style:font-style-asian="normal" style:font-size-complex="12pt" style:font-style-complex="normal"/>
    </style:style>
    <style:style style:name="T82" style:family="text">
      <style:text-properties fo:font-size="12pt" fo:font-style="normal" officeooo:rsid="00861aea" style:font-size-asian="12pt" style:font-style-asian="normal" style:font-size-complex="12pt" style:font-style-complex="normal"/>
    </style:style>
    <style:style style:name="T83" style:family="text">
      <style:text-properties fo:font-size="12pt" fo:font-style="normal" officeooo:rsid="00b330c2" style:font-size-asian="12pt" style:font-style-asian="normal" style:font-size-complex="12pt" style:font-style-complex="normal"/>
    </style:style>
    <style:style style:name="T84" style:family="text">
      <style:text-properties fo:font-size="12pt" fo:font-weight="normal" style:font-size-asian="12pt" style:font-weight-asian="normal" style:font-size-complex="12pt" style:font-weight-complex="normal"/>
    </style:style>
    <style:style style:name="T85" style:family="text">
      <style:text-properties officeooo:rsid="0031dc40"/>
    </style:style>
    <style:style style:name="T86" style:family="text">
      <style:text-properties officeooo:rsid="003372a2"/>
    </style:style>
    <style:style style:name="T87" style:family="text">
      <style:text-properties officeooo:rsid="00352913"/>
    </style:style>
    <style:style style:name="T88" style:family="text">
      <style:text-properties style:use-window-font-color="true"/>
    </style:style>
    <style:style style:name="T89" style:family="text">
      <style:text-properties style:use-window-font-color="true" officeooo:rsid="003bf4b4"/>
    </style:style>
    <style:style style:name="T90" style:family="text">
      <style:text-properties style:use-window-font-color="true" officeooo:rsid="00044fe8"/>
    </style:style>
    <style:style style:name="T91" style:family="text">
      <style:text-properties style:use-window-font-color="true" style:font-name="Liberation Serif"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2" style:family="text">
      <style:text-properties style:use-window-font-color="true" style:font-name="Liberation Serif" fo:font-size="12pt" fo:language="en" fo:country="CA" fo:font-style="normal" fo:font-weight="normal" officeooo:rsid="0027c7ca"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3" style:family="text">
      <style:text-properties style:use-window-font-color="true" style:font-name="Liberation Serif" fo:font-size="12pt" fo:language="en" fo:country="CA" fo:font-style="normal" fo:font-weight="normal" officeooo:rsid="0029956d"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4" style:family="text">
      <style:text-properties style:use-window-font-color="true" style:font-name="Liberation Serif" fo:font-size="12pt" fo:language="en" fo:country="CA" fo:font-style="normal" fo:font-weight="normal" officeooo:rsid="00e8bd29"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5" style:family="text">
      <style:text-properties style:use-window-font-color="true" style:font-name="Liberation Serif" fo:font-size="12pt" fo:language="en" fo:country="CA" fo:font-style="normal" fo:font-weight="normal" officeooo:rsid="00e18ee9"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6" style:family="text">
      <style:text-properties style:use-window-font-color="true" style:font-name="Liberation Serif" fo:font-size="12pt" fo:language="en" fo:country="CA" fo:font-style="normal" fo:font-weight="normal" officeooo:rsid="00e356f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7" style:family="text">
      <style:text-properties style:use-window-font-color="true" style:font-name="Liberation Serif" fo:font-size="12pt" fo:language="en" fo:country="CA" fo:font-style="normal" fo:font-weight="normal" officeooo:rsid="00e467de"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8" style:family="text">
      <style:text-properties style:use-window-font-color="true" style:font-name="Liberation Serif" fo:font-size="12pt" fo:language="en" fo:country="CA" officeooo:rsid="0029956d"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9"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fo:font-size="12pt" fo:language="en" fo:country="CA"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fo:font-size="12pt" fo:language="en" fo:country="CA" officeooo:rsid="006e68cf"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fo:font-size="12pt" fo:language="en" fo:country="CA" officeooo:rsid="005c84a4"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fo:font-size="12pt" fo:language="en" fo:country="CA" officeooo:rsid="006b7527"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fo:font-size="12pt" fo:language="en" fo:country="CA" officeooo:rsid="003bf4b4"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fo:font-size="12pt" fo:language="en" fo:country="CA" officeooo:rsid="00a7a799"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fo:font-size="12pt" fo:language="en" fo:country="CA" officeooo:rsid="00b79087"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fo:font-size="12pt" fo:language="en" fo:country="CA" officeooo:rsid="00c3631a"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fo:font-size="12pt" fo:language="en" fo:country="CA" officeooo:rsid="00dd89d3"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fo:font-size="12pt" fo:language="en" fo:country="CA" officeooo:rsid="00df3771"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fo:font-size="12pt" fo:language="en" fo:country="CA" officeooo:rsid="00e04b60"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fo:font-size="12pt" fo:language="en" fo:country="CA" officeooo:rsid="00e18ee9"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fo:font-size="12pt" fo:language="en" fo:country="CA" officeooo:rsid="00e356ff"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fo:font-size="12pt" fo:language="en" fo:country="CA" officeooo:rsid="00e411ac"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fo:font-size="12pt" fo:language="en" fo:country="CA" officeooo:rsid="00e467de"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fo:font-size="12pt" fo:language="en" fo:country="CA" officeooo:rsid="00e9e757"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fo:font-size="12pt" fo:language="en" fo:country="CA" officeooo:rsid="00265d47"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0" style:family="text">
      <style:text-properties style:use-window-font-color="true" fo:font-size="12pt" fo:language="en" fo:country="CA" fo:font-style="italic"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121" style:family="text">
      <style:text-properties style:use-window-font-color="true" fo:font-size="12pt" fo:language="en" fo:country="CA" fo:font-style="normal" officeooo:rsid="005d6a2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22" style:family="text">
      <style:text-properties style:use-window-font-color="true" fo:font-size="12pt" fo:language="en" fo:country="CA" fo:font-style="normal" officeooo:rsid="0007e03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23" style:family="text">
      <style:text-properties style:use-window-font-color="true" fo:font-size="12pt" fo:language="en" fo:country="CA" fo:font-style="normal" officeooo:rsid="006d0de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24" style:family="text">
      <style:text-properties style:use-window-font-color="true" fo:font-size="12pt" fo:language="en" fo:country="CA" fo:font-style="normal" officeooo:rsid="00d7cfc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25" style:family="text">
      <style:text-properties style:use-window-font-color="true"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6" style:family="text">
      <style:text-properties style:use-window-font-color="true"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7" style:family="text">
      <style:text-properties style:use-window-font-color="true"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8" style:family="text">
      <style:text-properties style:use-window-font-color="true"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9" style:family="text">
      <style:text-properties style:use-window-font-color="true" fo:font-size="12pt" fo:language="en" fo:country="CA" fo:font-style="normal" fo:font-weight="normal" officeooo:rsid="00c3631a"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0" style:family="text">
      <style:text-properties style:use-window-font-color="true" fo:font-size="12pt" officeooo:rsid="00805e24" style:font-size-asian="12pt" style:font-size-complex="12pt"/>
    </style:style>
    <style:style style:name="T131" style:family="text">
      <style:text-properties style:use-window-font-color="true" fo:font-size="12pt" officeooo:rsid="0081b8a9" style:font-size-asian="12pt" style:font-size-complex="12pt"/>
    </style:style>
    <style:style style:name="T132" style:family="text">
      <style:text-properties style:use-window-font-color="true" fo:font-size="12pt" officeooo:rsid="0082fa9c" style:font-size-asian="12pt" style:font-size-complex="12pt"/>
    </style:style>
    <style:style style:name="T133" style:family="text">
      <style:text-properties style:use-window-font-color="true" fo:font-size="12pt" officeooo:rsid="008318e9" style:font-size-asian="12pt" style:font-size-complex="12pt"/>
    </style:style>
    <style:style style:name="T134" style:family="text">
      <style:text-properties style:use-window-font-color="true" fo:font-size="12pt" officeooo:rsid="00832086" style:font-size-asian="12pt" style:font-size-complex="12pt"/>
    </style:style>
    <style:style style:name="T135" style:family="text">
      <style:text-properties style:use-window-font-color="true" fo:font-size="12pt" officeooo:rsid="00836fb4" style:font-size-asian="12pt" style:font-size-complex="12pt"/>
    </style:style>
    <style:style style:name="T136" style:family="text">
      <style:text-properties style:use-window-font-color="true" fo:font-size="12pt" officeooo:rsid="008e9059" style:font-size-asian="12pt" style:font-size-complex="12pt"/>
    </style:style>
    <style:style style:name="T137" style:family="text">
      <style:text-properties style:use-window-font-color="true" fo:font-size="12pt" officeooo:rsid="0094b152" style:font-size-asian="12pt" style:font-size-complex="12pt"/>
    </style:style>
    <style:style style:name="T138" style:family="text">
      <style:text-properties style:use-window-font-color="true" fo:font-size="12pt" officeooo:rsid="009a1d56" style:font-size-asian="12pt" style:font-size-complex="12pt"/>
    </style:style>
    <style:style style:name="T139" style:family="text">
      <style:text-properties style:use-window-font-color="true" fo:font-size="12pt" officeooo:rsid="00ba4a4b" style:font-size-asian="12pt" style:font-size-complex="12pt"/>
    </style:style>
    <style:style style:name="T140" style:family="text">
      <style:text-properties style:use-window-font-color="true" fo:font-size="12pt" officeooo:rsid="00bd26dc" style:font-size-asian="12pt" style:font-size-complex="12pt"/>
    </style:style>
    <style:style style:name="T141" style:family="text">
      <style:text-properties style:use-window-font-color="true" fo:font-size="12pt" officeooo:rsid="00c2d239" style:font-size-asian="12pt" style:font-size-complex="12pt"/>
    </style:style>
    <style:style style:name="T142" style:family="text">
      <style:text-properties style:use-window-font-color="true" fo:font-size="12pt" officeooo:rsid="00cc98b9" style:font-size-asian="12pt" style:font-size-complex="12pt"/>
    </style:style>
    <style:style style:name="T143" style:family="text">
      <style:text-properties style:use-window-font-color="true" fo:font-size="12pt" officeooo:rsid="00d2de8d" style:font-size-asian="12pt" style:font-size-complex="12pt"/>
    </style:style>
    <style:style style:name="T144" style:family="text">
      <style:text-properties style:use-window-font-color="true" officeooo:rsid="00500131"/>
    </style:style>
    <style:style style:name="T145" style:family="text">
      <style:text-properties style:use-window-font-color="true" officeooo:rsid="0051e872"/>
    </style:style>
    <style:style style:name="T146" style:family="text">
      <style:text-properties style:use-window-font-color="true" officeooo:rsid="005c84a4"/>
    </style:style>
    <style:style style:name="T147" style:family="text">
      <style:text-properties style:use-window-font-color="true" officeooo:rsid="005d6a28"/>
    </style:style>
    <style:style style:name="T148" style:family="text">
      <style:text-properties style:use-window-font-color="true" officeooo:rsid="00680ce8"/>
    </style:style>
    <style:style style:name="T149" style:family="text">
      <style:text-properties style:use-window-font-color="true" officeooo:rsid="00b67d36"/>
    </style:style>
    <style:style style:name="T150" style:family="text">
      <style:text-properties style:use-window-font-color="true" officeooo:rsid="00c2d239"/>
    </style:style>
    <style:style style:name="T151" style:family="text">
      <style:text-properties style:use-window-font-color="true" officeooo:rsid="00c3631a"/>
    </style:style>
    <style:style style:name="T152" style:family="text">
      <style:text-properties style:use-window-font-color="true" officeooo:rsid="00cfc5cc"/>
    </style:style>
    <style:style style:name="T153" style:family="text">
      <style:text-properties style:use-window-font-color="true" officeooo:rsid="00d641e6"/>
    </style:style>
    <style:style style:name="T154" style:family="text">
      <style:text-properties style:use-window-font-color="true" officeooo:rsid="00d7cfcb"/>
    </style:style>
    <style:style style:name="T155" style:family="text">
      <style:text-properties style:use-window-font-color="true" officeooo:rsid="00dd3019"/>
    </style:style>
    <style:style style:name="T156" style:family="text">
      <style:text-properties style:use-window-font-color="true" officeooo:rsid="00dd89d3"/>
    </style:style>
    <style:style style:name="T157" style:family="text">
      <style:text-properties fo:font-variant="normal" fo:text-transform="none"/>
    </style:style>
    <style:style style:name="T158" style:family="text">
      <style:text-properties fo:font-variant="normal" fo:text-transform="none" style:text-position="0% 100%"/>
    </style:style>
    <style:style style:name="T159"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60"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61" style:family="text">
      <style:text-properties fo:font-variant="normal" fo:text-transform="none" style:text-position="0% 100%" fo:font-size="12pt" fo:font-style="normal" style:text-underline-style="none" fo:font-weight="normal" officeooo:rsid="00c2d239" style:font-size-asian="12pt" style:font-style-asian="normal" style:font-weight-asian="normal"/>
    </style:style>
    <style:style style:name="T162"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63" style:family="text">
      <style:text-properties fo:font-variant="normal" fo:text-transform="none" style:text-position="0% 100%" fo:font-size="12pt" style:text-underline-style="none" fo:font-weight="normal" officeooo:rsid="0028182a" style:font-size-asian="12pt" style:font-size-complex="12pt"/>
    </style:style>
    <style:style style:name="T164" style:family="text">
      <style:text-properties fo:font-variant="normal" fo:text-transform="none" style:text-position="0% 100%" fo:font-size="12pt" style:text-underline-style="none" fo:font-weight="normal" officeooo:rsid="0019901b" style:font-size-asian="12pt" style:font-size-complex="12pt"/>
    </style:style>
    <style:style style:name="T165" style:family="text">
      <style:text-properties fo:font-variant="normal" fo:text-transform="none" style:text-position="0% 100%" fo:font-size="12pt" style:text-underline-style="none" fo:font-weight="normal" officeooo:rsid="002a5855" style:font-size-asian="12pt" style:font-size-complex="12pt"/>
    </style:style>
    <style:style style:name="T166" style:family="text">
      <style:text-properties fo:font-variant="normal" fo:text-transform="none" style:text-position="0% 100%" fo:font-size="12pt" style:text-underline-style="none" fo:font-weight="normal" officeooo:rsid="002d0b0e" style:font-size-asian="12pt" style:font-size-complex="12pt"/>
    </style:style>
    <style:style style:name="T167" style:family="text">
      <style:text-properties fo:font-variant="normal" fo:text-transform="none" style:text-position="0% 100%" fo:font-size="12pt" style:text-underline-style="none" fo:font-weight="normal" officeooo:rsid="00304b43" style:font-size-asian="12pt" style:font-size-complex="12pt"/>
    </style:style>
    <style:style style:name="T168" style:family="text">
      <style:text-properties fo:font-variant="normal" fo:text-transform="none" style:text-position="0% 100%" fo:font-size="12pt" style:text-underline-style="none" fo:font-weight="normal" officeooo:rsid="00312896" style:font-size-asian="12pt" style:font-size-complex="12pt"/>
    </style:style>
    <style:style style:name="T169" style:family="text">
      <style:text-properties fo:font-variant="normal" fo:text-transform="none" style:text-position="0% 100%" fo:font-size="12pt" style:text-underline-style="none" fo:font-weight="normal" officeooo:rsid="0048eaa6" style:font-size-asian="12pt" style:font-size-complex="12pt"/>
    </style:style>
    <style:style style:name="T170" style:family="text">
      <style:text-properties fo:font-variant="normal" fo:text-transform="none" style:text-position="0% 100%" fo:font-size="12pt" style:text-underline-style="none" fo:font-weight="normal" officeooo:rsid="004986bd" style:font-size-asian="12pt" style:font-size-complex="12pt"/>
    </style:style>
    <style:style style:name="T171" style:family="text">
      <style:text-properties fo:font-variant="normal" fo:text-transform="none" style:text-position="0% 100%" fo:font-size="12pt" style:text-underline-style="none" fo:font-weight="normal" officeooo:rsid="0033c4b9" style:font-size-asian="12pt" style:font-size-complex="12pt"/>
    </style:style>
    <style:style style:name="T172" style:family="text">
      <style:text-properties fo:font-variant="normal" fo:text-transform="none" style:text-position="0% 100%" fo:font-size="12pt" style:text-underline-style="none" fo:font-weight="normal" officeooo:rsid="004ff910" style:font-size-asian="12pt" style:font-size-complex="12pt"/>
    </style:style>
    <style:style style:name="T173" style:family="text">
      <style:text-properties fo:font-variant="normal" fo:text-transform="none" style:text-position="0% 100%" fo:font-size="12pt" style:text-underline-style="none" fo:font-weight="normal" officeooo:rsid="00727715" style:font-size-asian="12pt" style:font-size-complex="12pt"/>
    </style:style>
    <style:style style:name="T174" style:family="text">
      <style:text-properties fo:font-variant="normal" fo:text-transform="none" style:text-position="0% 100%" fo:font-size="12pt" style:text-underline-style="none" fo:font-weight="normal" officeooo:rsid="0012c310" style:font-size-asian="12pt" style:font-size-complex="12pt"/>
    </style:style>
    <style:style style:name="T175" style:family="text">
      <style:text-properties fo:font-variant="normal" fo:text-transform="none" style:text-position="0% 100%" fo:font-size="12pt" style:text-underline-style="none" fo:font-weight="normal" officeooo:rsid="008fb128" style:font-size-asian="12pt" style:font-size-complex="12pt"/>
    </style:style>
    <style:style style:name="T176" style:family="text">
      <style:text-properties fo:font-variant="normal" fo:text-transform="none" style:text-position="0% 100%" fo:font-size="12pt" style:text-underline-style="none" fo:font-weight="normal" officeooo:rsid="00917191" style:font-size-asian="12pt" style:font-size-complex="12pt"/>
    </style:style>
    <style:style style:name="T177" style:family="text">
      <style:text-properties fo:font-variant="normal" fo:text-transform="none" style:text-position="0% 100%" fo:font-size="12pt" style:text-underline-style="none" fo:font-weight="normal" officeooo:rsid="0092e465" style:font-size-asian="12pt" style:font-size-complex="12pt"/>
    </style:style>
    <style:style style:name="T178" style:family="text">
      <style:text-properties fo:font-variant="normal" fo:text-transform="none" style:text-position="0% 100%" fo:font-size="12pt" style:text-underline-style="none" fo:font-weight="normal" officeooo:rsid="00c2d239" style:font-size-asian="12pt" style:font-size-complex="12pt"/>
    </style:style>
    <style:style style:name="T179" style:family="text">
      <style:text-properties fo:font-variant="normal" fo:text-transform="none" style:text-position="0% 100%" fo:font-size="12pt" style:text-underline-style="none" fo:font-weight="normal" officeooo:rsid="0031a315" style:font-size-asian="12pt" style:font-size-complex="12pt"/>
    </style:style>
    <style:style style:name="T180" style:family="text">
      <style:text-properties fo:font-variant="normal" fo:text-transform="none" style:text-position="0% 100%" fo:font-size="12pt" style:text-underline-style="none" officeooo:rsid="0033c4b9" style:font-size-asian="12pt" style:font-size-complex="12pt"/>
    </style:style>
    <style:style style:name="T181" style:family="text">
      <style:text-properties fo:font-variant="normal" fo:text-transform="none" style:text-position="0% 100%" fo:font-size="12pt" officeooo:rsid="0033c4b9" style:font-size-asian="12pt" style:font-size-complex="12pt"/>
    </style:style>
    <style:style style:name="T182" style:family="text">
      <style:text-properties fo:font-variant="normal" fo:text-transform="none" style:text-position="0% 100%" fo:font-style="normal" style:text-underline-style="none" fo:font-weight="normal"/>
    </style:style>
    <style:style style:name="T183" style:family="text">
      <style:text-properties fo:font-variant="normal" fo:text-transform="none" style:text-position="0% 100%" fo:font-style="italic" style:text-underline-style="none" fo:font-weight="normal" style:font-style-asian="italic"/>
    </style:style>
    <style:style style:name="T184" style:family="text">
      <style:text-properties fo:font-variant="normal" fo:text-transform="none" style:text-position="0% 100%" fo:font-style="italic" style:text-underline-style="none" style:font-style-asian="italic"/>
    </style:style>
    <style:style style:name="T185" style:family="text">
      <style:text-properties fo:font-variant="normal" fo:text-transform="none" style:text-position="0% 100%" fo:font-style="italic" style:font-style-asian="italic"/>
    </style:style>
    <style:style style:name="T186" style:family="text">
      <style:text-properties fo:font-variant="normal" fo:text-transform="none" style:text-position="0% 100%" style:text-underline-style="none"/>
    </style:style>
    <style:style style:name="T187" style:family="text">
      <style:text-properties fo:font-variant="normal" fo:text-transform="none" style:text-position="0% 100%" style:text-underline-style="none" fo:font-weight="normal"/>
    </style:style>
    <style:style style:name="T188" style:family="text">
      <style:text-properties fo:font-variant="normal" fo:text-transform="none" style:text-position="0% 100%" style:text-underline-style="none" fo:font-weight="normal" officeooo:rsid="004be878"/>
    </style:style>
    <style:style style:name="T189" style:family="text">
      <style:text-properties fo:font-variant="normal" fo:text-transform="none" style:text-position="0% 100%" style:text-underline-style="none" fo:font-weight="normal" officeooo:rsid="003372a2"/>
    </style:style>
    <style:style style:name="T190" style:family="text">
      <style:text-properties fo:font-variant="normal" fo:text-transform="none" style:text-position="0% 100%" style:text-underline-style="none" fo:font-weight="normal" officeooo:rsid="0039eba7"/>
    </style:style>
    <style:style style:name="T191" style:family="text">
      <style:text-properties fo:font-variant="normal" fo:text-transform="none" style:text-position="0% 100%" style:text-underline-style="none" fo:font-weight="normal" officeooo:rsid="0055b6de"/>
    </style:style>
    <style:style style:name="T192" style:family="text">
      <style:text-properties fo:font-variant="normal" fo:text-transform="none" style:text-position="0% 100%" style:text-underline-style="none" fo:font-weight="normal" officeooo:rsid="00e8918a"/>
    </style:style>
    <style:style style:name="T193" style:family="text">
      <style:text-properties fo:font-variant="normal" fo:text-transform="none" style:use-window-font-color="true" style:text-position="0% 100%" fo:font-style="normal" style:text-underline-style="none" fo:font-weight="normal" officeooo:rsid="003bf4b4"/>
    </style:style>
    <style:style style:name="T194" style:family="text">
      <style:text-properties fo:font-variant="normal" fo:text-transform="none" style:use-window-font-color="true" style:text-position="0% 100%" fo:font-style="normal" style:text-underline-style="none" fo:font-weight="normal" officeooo:rsid="00dd89d3"/>
    </style:style>
    <style:style style:name="T195" style:family="text">
      <style:text-properties fo:font-variant="normal" fo:text-transform="none" style:use-window-font-color="true" style:text-position="0% 100%" style:font-name="Liberation Serif" fo:font-size="12pt" fo:language="en" fo:country="CA" fo:font-style="normal" style:text-underline-style="none" fo:font-weight="normal" officeooo:rsid="0029956d"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6" style:family="text">
      <style:text-properties fo:font-variant="normal" fo:text-transform="none" style:use-window-font-color="true" style:text-position="0% 100%" fo:font-size="12pt" fo:language="en" fo:country="CA" style:text-underline-style="none"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197" style:family="text">
      <style:text-properties fo:font-variant="normal" fo:text-transform="none" style:use-window-font-color="true"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198" style:family="text">
      <style:text-properties fo:font-variant="normal" fo:text-transform="none" style:use-window-font-color="true"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99" style:family="text">
      <style:text-properties fo:font-variant="normal" fo:text-transform="none" style:use-window-font-color="true"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 style:font-size-complex="12pt" style:language-complex="hi" style:country-complex="IN"/>
    </style:style>
    <style:style style:name="T200" style:family="text">
      <style:text-properties fo:font-variant="normal" fo:text-transform="none" style:use-window-font-color="true" style:text-position="0% 100%" fo:font-size="12pt" fo:language="en" fo:country="CA" style:text-underline-style="none" fo:font-weight="normal" officeooo:rsid="003bf4b4" style:letter-kerning="true" style:font-name-asian="Noto Serif CJK SC" style:font-size-asian="12pt" style:language-asian="zh" style:country-asian="CN" style:font-name-complex="Lohit Devanagari" style:font-size-complex="12pt" style:language-complex="hi" style:country-complex="IN"/>
    </style:style>
    <style:style style:name="T201" style:family="text">
      <style:text-properties fo:font-variant="normal" fo:text-transform="none" style:use-window-font-color="true" style:text-position="0% 100%" fo:font-size="12pt" fo:language="en" fo:country="CA" style:text-underline-style="none" fo:font-weight="normal" officeooo:rsid="00dd89d3" style:letter-kerning="true" style:font-name-asian="Noto Serif CJK SC" style:font-size-asian="12pt" style:language-asian="zh" style:country-asian="CN" style:font-name-complex="Lohit Devanagari" style:font-size-complex="12pt" style:language-complex="hi" style:country-complex="IN"/>
    </style:style>
    <style:style style:name="T202" style:family="text">
      <style:text-properties fo:font-variant="normal" fo:text-transform="none" style:use-window-font-color="true" style:text-position="0% 100%" fo:font-size="12pt" fo:language="en" fo:country="CA" style:text-underline-style="none" fo:font-weight="normal" officeooo:rsid="00e18ee9" style:letter-kerning="true" style:font-name-asian="Noto Serif CJK SC" style:font-size-asian="12pt" style:language-asian="zh" style:country-asian="CN" style:font-name-complex="Lohit Devanagari" style:font-size-complex="12pt" style:language-complex="hi" style:country-complex="IN"/>
    </style:style>
    <style:style style:name="T203" style:family="text">
      <style:text-properties fo:font-variant="normal" fo:text-transform="none" style:use-window-font-color="true" style:text-position="0% 100%" fo:font-size="12pt" fo:language="en" fo:country="CA" style:text-underline-style="none" fo:font-weight="normal" officeooo:rsid="00e356ff" style:letter-kerning="true" style:font-name-asian="Noto Serif CJK SC" style:font-size-asian="12pt" style:language-asian="zh" style:country-asian="CN" style:font-name-complex="Lohit Devanagari" style:font-size-complex="12pt" style:language-complex="hi" style:country-complex="IN"/>
    </style:style>
    <style:style style:name="T204" style:family="text">
      <style:text-properties fo:font-variant="normal" fo:text-transform="none" style:use-window-font-color="true" style:text-position="0% 100%" fo:font-size="12pt" fo:language="en" fo:country="CA" style:text-underline-style="none" fo:font-weight="normal" officeooo:rsid="00e411ac" style:letter-kerning="true" style:font-name-asian="Noto Serif CJK SC" style:font-size-asian="12pt" style:language-asian="zh" style:country-asian="CN" style:font-name-complex="Lohit Devanagari" style:font-size-complex="12pt" style:language-complex="hi" style:country-complex="IN"/>
    </style:style>
    <style:style style:name="T205" style:family="text">
      <style:text-properties fo:font-variant="normal" fo:text-transform="none" style:use-window-font-color="true"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6" style:family="text">
      <style:text-properties fo:font-variant="normal" fo:text-transform="none" style:use-window-font-color="true" style:text-position="0% 100%" fo:font-size="12pt" fo:language="en" fo:country="CA" fo:font-style="italic" style:text-underline-style="none" fo:font-weight="normal" officeooo:rsid="00dd89d3"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207" style:family="text">
      <style:text-properties fo:font-variant="normal" fo:text-transform="none" style:use-window-font-color="true" style:text-position="0% 100%" fo:font-size="12pt" fo:language="en" fo:country="CA" fo:font-style="italic" style:text-underline-style="none" fo:font-weight="normal" officeooo:rsid="00e356ff"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208" style:family="text">
      <style:text-properties fo:font-variant="normal" fo:text-transform="none" style:use-window-font-color="true" style:text-position="0% 100%" fo:font-size="12pt" fo:language="en" fo:country="CA" fo:font-style="italic" style:text-underline-style="none" fo:font-weight="normal" officeooo:rsid="00e411ac"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209" style:family="text">
      <style:text-properties fo:font-variant="normal" fo:text-transform="none" style:use-window-font-color="true" style:text-position="0% 100%" fo:font-size="12pt" style:text-underline-style="none" fo:font-weight="normal" officeooo:rsid="0082fa9c" style:font-size-asian="12pt" style:font-size-complex="12pt"/>
    </style:style>
    <style:style style:name="T210" style:family="text">
      <style:text-properties fo:font-variant="normal" fo:text-transform="none" style:use-window-font-color="true" style:text-position="0% 100%" style:text-underline-style="none" fo:font-weight="normal"/>
    </style:style>
    <style:style style:name="T211" style:family="text">
      <style:text-properties fo:font-variant="normal" fo:text-transform="none" style:use-window-font-color="true" style:text-position="0% 100%" style:text-underline-style="none" fo:font-weight="normal" officeooo:rsid="003bf4b4"/>
    </style:style>
    <style:style style:name="T212" style:family="text">
      <style:text-properties fo:font-variant="normal" fo:text-transform="none" style:use-window-font-color="true" style:text-position="0% 100%" style:text-underline-style="none" fo:font-weight="normal" officeooo:rsid="00500131"/>
    </style:style>
    <style:style style:name="T213" style:family="text">
      <style:text-properties fo:font-variant="normal" fo:text-transform="none" style:use-window-font-color="true"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214" style:family="text">
      <style:text-properties fo:font-variant="normal" fo:text-transform="none" style:use-window-font-color="true" style:text-outline="false" style:text-line-through-style="none" style:text-line-through-type="none" style:font-name="Liberation Serif" fo:letter-spacing="normal" fo:font-style="normal" fo:text-shadow="none" style:text-underline-style="none" fo:font-weight="normal" officeooo:rsid="00c51794" style:letter-kerning="true" style:font-style-asian="normal" style:font-weight-asian="normal" style:text-emphasize="none"/>
    </style:style>
    <style:style style:name="T215" style:family="text">
      <style:text-properties fo:font-variant="normal" fo:text-transform="none" fo:font-style="italic" style:font-style-asian="italic"/>
    </style:style>
    <style:style style:name="T216" style:family="text">
      <style:text-properties fo:font-variant="normal" fo:text-transform="none" fo:font-size="12pt" officeooo:rsid="0033c4b9" style:font-size-asian="12pt" style:font-size-complex="12pt"/>
    </style:style>
    <style:style style:name="T217" style:family="text">
      <style:text-properties officeooo:rsid="0036fd36"/>
    </style:style>
    <style:style style:name="T218" style:family="text">
      <style:text-properties officeooo:rsid="0039eba7"/>
    </style:style>
    <style:style style:name="T219" style:family="text">
      <style:text-properties officeooo:rsid="003a2ab5"/>
    </style:style>
    <style:style style:name="T220" style:family="text">
      <style:text-properties fo:color="#000000"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221" style:family="text">
      <style:text-properties officeooo:rsid="004be878"/>
    </style:style>
    <style:style style:name="T222" style:family="text">
      <style:text-properties officeooo:rsid="0031c5c9"/>
    </style:style>
    <style:style style:name="T223" style:family="text">
      <style:text-properties officeooo:rsid="004ff910"/>
    </style:style>
    <style:style style:name="T224" style:family="text">
      <style:text-properties officeooo:rsid="00500131"/>
    </style:style>
    <style:style style:name="T225" style:family="text">
      <style:text-properties officeooo:rsid="0051e872"/>
    </style:style>
    <style:style style:name="T226" style:family="text">
      <style:text-properties officeooo:rsid="005371e5"/>
    </style:style>
    <style:style style:name="T227" style:family="text">
      <style:text-properties officeooo:rsid="0055b6de"/>
    </style:style>
    <style:style style:name="T228" style:family="text">
      <style:text-properties officeooo:rsid="00566834"/>
    </style:style>
    <style:style style:name="T229" style:family="text">
      <style:text-properties officeooo:rsid="005846e9"/>
    </style:style>
    <style:style style:name="T230" style:family="text">
      <style:text-properties officeooo:rsid="00596947"/>
    </style:style>
    <style:style style:name="T231" style:family="text">
      <style:text-properties officeooo:rsid="005a014b"/>
    </style:style>
    <style:style style:name="T232" style:family="text">
      <style:text-properties officeooo:rsid="005a13f2"/>
    </style:style>
    <style:style style:name="T233" style:family="text">
      <style:text-properties officeooo:rsid="005d6a28"/>
    </style:style>
    <style:style style:name="T234" style:family="text">
      <style:text-properties fo:font-style="italic" style:font-style-asian="italic"/>
    </style:style>
    <style:style style:name="T235" style:family="text">
      <style:text-properties fo:font-style="italic" officeooo:rsid="0055b6de" style:font-style-asian="italic" style:font-style-complex="italic"/>
    </style:style>
    <style:style style:name="T236" style:family="text">
      <style:text-properties fo:font-style="italic" officeooo:rsid="0036fd36" style:font-style-asian="italic" style:font-style-complex="italic"/>
    </style:style>
    <style:style style:name="T237" style:family="text">
      <style:text-properties officeooo:rsid="0065c1e3"/>
    </style:style>
    <style:style style:name="T238" style:family="text">
      <style:text-properties officeooo:rsid="00680ce8"/>
    </style:style>
    <style:style style:name="T239" style:family="text">
      <style:text-properties officeooo:rsid="006936b7"/>
    </style:style>
    <style:style style:name="T240" style:family="text">
      <style:text-properties officeooo:rsid="006a9b67"/>
    </style:style>
    <style:style style:name="T241" style:family="text">
      <style:text-properties officeooo:rsid="006d0def"/>
    </style:style>
    <style:style style:name="T242" style:family="text">
      <style:text-properties officeooo:rsid="006e68cf"/>
    </style:style>
    <style:style style:name="T243" style:family="text">
      <style:text-properties officeooo:rsid="0072abd3"/>
    </style:style>
    <style:style style:name="T244" style:family="text">
      <style:text-properties officeooo:rsid="00737961"/>
    </style:style>
    <style:style style:name="T245" style:family="text">
      <style:text-properties officeooo:rsid="007702b5"/>
    </style:style>
    <style:style style:name="T246" style:family="text">
      <style:text-properties officeooo:rsid="007c51f9"/>
    </style:style>
    <style:style style:name="T247" style:family="text">
      <style:text-properties fo:font-size="14pt" style:font-size-asian="14pt" style:font-size-complex="14pt"/>
    </style:style>
    <style:style style:name="T248" style:family="text">
      <style:text-properties officeooo:rsid="00a31665"/>
    </style:style>
    <style:style style:name="T249" style:family="text">
      <style:text-properties officeooo:rsid="00a96274"/>
    </style:style>
    <style:style style:name="T250" style:family="text">
      <style:text-properties officeooo:rsid="00aa43f5"/>
    </style:style>
    <style:style style:name="T251" style:family="text">
      <style:text-properties fo:font-weight="normal" style:font-weight-asian="normal" style:font-weight-complex="normal"/>
    </style:style>
    <style:style style:name="T252" style:family="text">
      <style:text-properties fo:font-weight="normal" officeooo:rsid="00aed17e" style:font-weight-asian="normal" style:font-weight-complex="normal"/>
    </style:style>
    <style:style style:name="T253" style:family="text">
      <style:text-properties fo:font-weight="normal" officeooo:rsid="00b050e1" style:font-weight-asian="normal" style:font-weight-complex="normal"/>
    </style:style>
    <style:style style:name="T254" style:family="text">
      <style:text-properties fo:font-weight="normal" officeooo:rsid="00b9748e" style:font-weight-asian="normal" style:font-weight-complex="normal"/>
    </style:style>
    <style:style style:name="T255" style:family="text">
      <style:text-properties fo:font-weight="normal" officeooo:rsid="00c51794" style:font-weight-asian="normal" style:font-weight-complex="normal"/>
    </style:style>
    <style:style style:name="T256" style:family="text">
      <style:text-properties officeooo:rsid="00b050e1"/>
    </style:style>
    <style:style style:name="T257" style:family="text">
      <style:text-properties officeooo:rsid="00b17ae5"/>
    </style:style>
    <style:style style:name="T258" style:family="text">
      <style:text-properties officeooo:rsid="00b64e2f"/>
    </style:style>
    <style:style style:name="T259" style:family="text">
      <style:text-properties officeooo:rsid="00b79087"/>
    </style:style>
    <style:style style:name="T260" style:family="text">
      <style:text-properties officeooo:rsid="00be5805"/>
    </style:style>
    <style:style style:name="T261" style:family="text">
      <style:text-properties officeooo:rsid="00bf2351"/>
    </style:style>
    <style:style style:name="T262" style:family="text">
      <style:text-properties officeooo:rsid="00c2d239"/>
    </style:style>
    <style:style style:name="T263" style:family="text">
      <style:text-properties officeooo:rsid="00c3631a"/>
    </style:style>
    <style:style style:name="T264" style:family="text">
      <style:text-properties officeooo:rsid="00c4e56c"/>
    </style:style>
    <style:style style:name="T265" style:family="text">
      <style:text-properties officeooo:rsid="00d2996f"/>
    </style:style>
    <style:style style:name="T266" style:family="text">
      <style:text-properties style:font-style-asian="italic"/>
    </style:style>
    <style:style style:name="T267" style:family="text">
      <style:text-properties officeooo:rsid="00e8918a"/>
    </style:style>
    <style:style style:name="T268" style:family="text">
      <style:text-properties officeooo:rsid="00e9e757"/>
    </style:style>
    <style:style style:name="T269" style:family="text">
      <style:text-properties style:font-name="Liberation Sans" fo:font-size="14pt" fo:font-weight="bold" officeooo:rsid="00e9e757" style:font-name-asian="Noto Sans CJK SC" style:font-size-asian="14pt" style:font-weight-asian="bold" style:font-name-complex="Lohit Devanagari" style:font-size-complex="14pt"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Introduction</text:h>
      <text:p text:style-name="P59"><text:span text:style-name="T142">A major</text:span><text:span text:style-name="T130"> goal of ecology, like other sciences, is to find general</text:span><text:span text:style-name="T131">ities </text:span><text:reference-mark-start text:name="ZOTERO_ITEM CSL_CITATION {&quot;citationID&quot;:&quot;IlpAm7aA&quot;,&quot;properties&quot;:{&quot;formattedCitation&quot;:&quot;(MacArthur 1972)&quot;,&quot;plainCitation&quot;:&quot;(MacArthur 1972)&quot;,&quot;noteIndex&quot;:0},&quot;citationItems&quot;:[{&quot;id&quot;:4681,&quot;uris&quot;:[&quot;http://zotero.org/users/7057764/items/9TZYAEIA&quot;],&quot;itemData&quot;:{&quot;id&quot;:4681,&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QSMkkSVA39"/><text:span text:style-name="T131">(MacArthur 1972)</text:span><text:reference-mark-end text:name="ZOTERO_ITEM CSL_CITATION {&quot;citationID&quot;:&quot;IlpAm7aA&quot;,&quot;properties&quot;:{&quot;formattedCitation&quot;:&quot;(MacArthur 1972)&quot;,&quot;plainCitation&quot;:&quot;(MacArthur 1972)&quot;,&quot;noteIndex&quot;:0},&quot;citationItems&quot;:[{&quot;id&quot;:4681,&quot;uris&quot;:[&quot;http://zotero.org/users/7057764/items/9TZYAEIA&quot;],&quot;itemData&quot;:{&quot;id&quot;:4681,&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QSMkkSVA39"/><text:span text:style-name="T131">. By seeking re</text:span><text:span text:style-name="T132">gularities, we can gain insights into the mechanisms shaping ecological communities and develop models to predict the</text:span><text:span text:style-name="T136">ir</text:span><text:span text:style-name="T132"> behaviour </text:span><text:span text:style-name="T136">under</text:span><text:span text:style-name="T132">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683,&quot;uris&quot;:[&quot;http://zotero.org/users/7057764/items/L4T6DZ2C&quot;],&quot;itemData&quot;:{&quot;id&quot;:4683,&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612,&quot;uris&quot;:[&quot;http://zotero.org/users/7057764/items/4SPU7PQ6&quot;],&quot;itemData&quot;:{&quot;id&quot;:612,&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nRVkWzxca5"/><text:span text:style-name="T209">(Houlahan </text:span><text:span text:style-name="T183">et al.</text:span><text:span text:style-name="T187">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683,&quot;uris&quot;:[&quot;http://zotero.org/users/7057764/items/L4T6DZ2C&quot;],&quot;itemData&quot;:{&quot;id&quot;:4683,&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612,&quot;uris&quot;:[&quot;http://zotero.org/users/7057764/items/4SPU7PQ6&quot;],&quot;itemData&quot;:{&quot;id&quot;:612,&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nRVkWzxca5"/><text:span text:style-name="T132">. The overarching objective of my thesis is to find generalities </text:span><text:span text:style-name="T140">in</text:span><text:span text:style-name="T132"> how species traits influence predator-prey interactions, migratory behaviour, and seasonal biogeography of terrestrial vertebrates. </text:span><text:span text:style-name="T133">Specifically, </text:span><text:span text:style-name="T135">I use a macroecological approach to</text:span><text:span text:style-name="T133"> ask: How general are trait relationships </text:span><text:span text:style-name="T143">between</text:span><text:span text:style-name="T133"> predators and prey across all European terrestrial vertebrates (Chapter 1)? How general </text:span><text:span text:style-name="T137">are </text:span><text:span text:style-name="T133">predator-prey trait relationships among terrestrial vertebrates across ecosystems (Chapter 2)? How </text:span><text:span text:style-name="T140">do </text:span><text:span text:style-name="T133">traits influence </text:span><text:span text:style-name="T141">the </text:span><text:span text:style-name="T133">migratory behaviour of North American birds and what are the consequences for seasonal biogeography (Chapter 3)? And how </text:span><text:span text:style-name="T140">do </text:span><text:span text:style-name="T133">traits and seasonal stressors drive North American bird trends (Chapter 4)? </text:span><text:span text:style-name="T137">In this </text:span><text:span text:style-name="T134">i</text:span><text:span text:style-name="T137">ntroduction, I will </text:span><text:span text:style-name="T138">present</text:span><text:span text:style-name="T137"> fi</text:span><text:span text:style-name="T134">ve </text:span><text:span text:style-name="T137">interrelated</text:span><text:span text:style-name="T134"> </text:span><text:span text:style-name="T137">ecological concepts fundamental to these questions</text:span><text:span text:style-name="T134">: the ecological niche, </text:span><text:span text:style-name="T137">species traits, </text:span><text:span text:style-name="T134">biogeography, trophic interactions, and seasonality. </text:span><text:span text:style-name="T137">I will </text:span><text:span text:style-name="T138">conclude</text:span><text:span text:style-name="T137"> the introduction by describing how these concepts tie into the overarching objectives and hypotheses of the entire thesis and each chapter.</text:span></text:p>
      <text:p text:style-name="P47"/>
      <text:h text:style-name="P30" text:outline-level="2"><text:bookmark-start text:name="__RefHeading___Toc138712_3552101809"/>The ecological niche<text:bookmark-end text:name="__RefHeading___Toc138712_3552101809"/></text:h>
      <text:p text:style-name="P59"><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HV8hps8AVw"/><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HV8hps8AVw"/><text:span text:style-name="T3">. </text:span><text:span text:style-name="T45">Thus, t</text:span><text:span text:style-name="T4">he ecological niche </text:span><text:span text:style-name="T22">encompass</text:span><text:span text:style-name="T62">es</text:span><text:span text:style-name="T3"> species response</text:span><text:span text:style-name="T33"> </text:span><text:span text:style-name="T3">and </text:span><text:span text:style-name="T47">impact</text:span><text:span text:style-name="T3"> within its </text:span><text:soft-page-break/><text:span text:style-name="T3">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680,&quot;uris&quot;:[&quot;http://zotero.org/users/7057764/items/BUUSQ3K8&quot;],&quot;itemData&quot;:{&quot;id&quot;:4680,&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MOzsXtuuZy"/><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680,&quot;uris&quot;:[&quot;http://zotero.org/users/7057764/items/BUUSQ3K8&quot;],&quot;itemData&quot;:{&quot;id&quot;:4680,&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MOzsXtuuZy"/><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DXFCvSntzb"/><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DXFCvSntzb"/><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2818,&quot;uris&quot;:[&quot;http://zotero.org/users/7057764/items/PXV7RTBY&quot;],&quot;itemData&quot;:{&quot;id&quot;:2818,&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16wqoMALU1"/><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2818,&quot;uris&quot;:[&quot;http://zotero.org/users/7057764/items/PXV7RTBY&quot;],&quot;itemData&quot;:{&quot;id&quot;:2818,&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16wqoMALU1"/><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1321,&quot;uris&quot;:[&quot;http://zotero.org/users/7057764/items/VPFHG3LV&quot;],&quot;itemData&quot;:{&quot;id&quot;:1321,&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iS4J35181g"/><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1321,&quot;uris&quot;:[&quot;http://zotero.org/users/7057764/items/VPFHG3LV&quot;],&quot;itemData&quot;:{&quot;id&quot;:1321,&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iS4J35181g"/><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5LPU4gFYLj"/><text:span text:style-name="T174">(Cirtwill </text:span><text:span text:style-name="T183">et al.</text:span><text:span text:style-name="T187"> 2018)</text:span><text:reference-mark-end text:name="ZOTERO_ITEM CSL_CITATION {&quot;citationID&quot;:&quot;Nu3whCB3&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5LPU4gFYLj"/><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678,&quot;uris&quot;:[&quot;http://zotero.org/users/7057764/items/WCGQRI3N&quot;],&quot;itemData&quot;:{&quot;id&quot;:4678,&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xWI2ODvBDx"/><text:span text:style-name="T174">(Tingley </text:span><text:span text:style-name="T183">et al.</text:span><text:span text:style-name="T187"> 2009)</text:span><text:reference-mark-end text:name="ZOTERO_ITEM CSL_CITATION {&quot;citationID&quot;:&quot;NOiwoAGP&quot;,&quot;properties&quot;:{&quot;formattedCitation&quot;:&quot;(Tingley {\\i{}et al.} 2009)&quot;,&quot;plainCitation&quot;:&quot;(Tingley et al. 2009)&quot;,&quot;noteIndex&quot;:0},&quot;citationItems&quot;:[{&quot;id&quot;:4678,&quot;uris&quot;:[&quot;http://zotero.org/users/7057764/items/WCGQRI3N&quot;],&quot;itemData&quot;:{&quot;id&quot;:4678,&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xWI2ODvBDx"/><text:span text:style-name="T3">?</text:span></text:p>
      <text:p text:style-name="P48"/>
      <text:p text:style-name="P46"><text:span text:style-name="T80">From the </text:span><text:span text:style-name="T83">outset</text:span><text:span text:style-name="T80">, it was clear the</text:span><text:span text:style-name="T81"> </text:span><text:span text:style-name="T82">ecological </text:span><text:span text:style-name="T80">niche was a complex concept </text:span><text:span text:style-name="T82">emerging from two</text:span><text:span text:style-name="T80"> diverging </text:span><text:span text:style-name="T82">perspective</text:span><text:span text:style-name="T83">s</text:span><text:span text:style-name="T82">.</text:span><text:span text:style-name="T79">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BZ5EgB7PuY"/><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BZ5EgB7PuY"/><text:span text:style-name="T10"> </text:span><text:span text:style-name="T33">emphasized</text:span><text:span text:style-name="T10"> </text:span><text:span text:style-name="T48">on </text:span><text:span text:style-name="T33">species’</text:span><text:span text:style-name="T10"> relationships </text:span><text:span text:style-name="T33">with</text:span><text:span text:style-name="T10"> abiotic factors in </text:span><text:span text:style-name="T72">their</text:span><text:span text:style-name="T10"> seminal </text:span><text:span text:style-name="T33">work</text:span><text:span text:style-name="T10"> on the</text:span><text:span text:style-name="T5"> distribution of the California </text:span><text:span text:style-name="T63">t</text:span><text:span text:style-name="T66">h</text:span><text:span text:style-name="T5">rasher. </text:span><text:span text:style-name="T69">They</text:span><text:span text:style-name="T5"> </text:span><text:span text:style-name="T45">proposed</text:span><text:span text:style-name="T5"> that “[..] no two species regularly established in a single fauna have precisely the same niche relationships” </text:span><text:span text:style-name="T72">(Grinnell 1917, p.</text:span><text:span text:style-name="T73">433</text:span><text:span text:style-name="T72">)</text:span><text:span text:style-name="T5">, </text:span><text:span text:style-name="T10">formulating</text:span><text:span text:style-name="T6"> the competitive exclusion principle later </text:span><text:span text:style-name="T19">predicted by</text:span><text:span text:style-name="T22">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2Y7OphHKJK"/><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2Y7OphHKJK"/><text:span text:style-name="T19"> mathematical models and demonstrated in lab</text:span><text:span text:style-name="T6"> </text:span><text:span text:style-name="T19">experiments </text:span><text:span text:style-name="T6">by</text:span><text:span text:style-name="T22">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q6JKWl3nYo"/><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q6JKWl3nYo"/><text:span text:style-name="T6">. In contrast,</text:span><text:span text:style-name="T48">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D0DUV9eb5v"/><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D0DUV9eb5v"/><text:span text:style-name="T6"> </text:span><text:span text:style-name="T16">focused on the position of species within its biotic environment, defining</text:span><text:span text:style-name="T6"> the niche as the “status of the animal in the community” </text:span><text:span text:style-name="T72">(Elton 1927, p.63)</text:span><text:span text:style-name="T11">. </text:span><text:span text:style-name="T12">These </text:span><text:span text:style-name="T33">two perspective</text:span><text:span text:style-name="T46">s</text:span><text:span text:style-name="T33"> set the stage for Hutchinson to</text:span><text:span text:style-name="T12"> develo</text:span><text:span text:style-name="T33">p </text:span><text:span text:style-name="T72">the</text:span><text:span text:style-name="T33">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EkPTzJ8GI7"/><text:span text:style-name="T12">(Hutchinson 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EkPTzJ8GI7"/><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69">Their</text:span><text:span text:style-name="T13"> </text:span><text:span text:style-name="T33">framework</text:span><text:span text:style-name="T13"> </text:span><text:span text:style-name="T14">successfully integrate</text:span><text:span text:style-name="T63">s</text:span><text:span text:style-name="T14">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BaEie7N2nF"/><text:span text:style-name="T163">(Chesson 2000; Letten </text:span><text:span text:style-name="T183">et al.</text:span><text:span text:style-name="T187">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BaEie7N2nF"/><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z3gIlAqZ5A"/><text:span text:style-name="T163">(Godsoe </text:span><text:span text:style-name="T183">et al.</text:span><text:span text:style-name="T187">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z3gIlAqZ5A"/><text:span text:style-name="T14"> for decades. </text:span></text:p>
      <text:p text:style-name="P49"/>
      <text:p text:style-name="P59"><text:soft-page-break/><text:span text:style-name="T48">T</text:span><text:span text:style-name="T34">he</text:span><text:span text:style-name="T22"> dynamic nature </text:span><text:span text:style-name="T14">of</text:span><text:span text:style-name="T6"> Eltonian dimensions of the niche (relationships to other species)</text:span><text:span text:style-name="T13"> </text:span><text:span text:style-name="T34">pose</text:span><text:span text:style-name="T75">s</text:span><text:span text:style-name="T34"> challenges </text:span><text:span text:style-name="T63">for integration with</text:span><text:span text:style-name="T34">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bIX0tSprUY"/><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bIX0tSprUY"/><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IDSTnokF14"/><text:span text:style-name="T162">(Sober</text:span><text:span text:style-name="T182">ón 2007)</text:span><text:reference-mark-end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IDSTnokF14"/><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o0ZfhKEBP0"/><text:span text:style-name="T164">(Gravel </text:span><text:span text:style-name="T183">et al.</text:span><text:span text:style-name="T187"> 2019)</text:span><text:reference-mark-end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o0ZfhKEBP0"/><text:span text:style-name="T8">. This integration </text:span><text:span text:style-name="T63">has </text:span><text:span text:style-name="T8">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text:span><text:span text:style-name="T63">s</text:span><text:span text:style-name="T8">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677,&quot;uris&quot;:[&quot;http://zotero.org/users/7057764/items/EFMHZ2WN&quot;],&quot;itemData&quot;:{&quot;id&quot;:4677,&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4uQhAh9OSN"/><text:span text:style-name="T164">(Keddy 1992; Sober</text:span><text:span text:style-name="T187">ón 2007; Whittaker </text:span><text:span text:style-name="T183">et al.</text:span><text:span text:style-name="T187">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677,&quot;uris&quot;:[&quot;http://zotero.org/users/7057764/items/EFMHZ2WN&quot;],&quot;itemData&quot;:{&quot;id&quot;:4677,&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4uQhAh9OSN"/><text:span text:style-name="T15">. </text:span><text:span text:style-name="T22">However, there </text:span><text:span text:style-name="T63">is</text:span><text:span text:style-name="T22"> now evidence that</text:span><text:span text:style-name="T15"> the </text:span><text:span text:style-name="T34">effects of local </text:span><text:span text:style-name="T15">species interactions </text:span><text:span text:style-name="T22">can</text:span><text:span text:style-name="T15"> scale 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VY77iWe9tB"/><text:span text:style-name="T165">(Ara</text:span><text:span text:style-name="T187">újo &amp; Rozenfeld 2014; Belmaker </text:span><text:span text:style-name="T183">et al.</text:span><text:span text:style-name="T187">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VY77iWe9tB"/><text:span text:style-name="T15">. </text:span><text:span text:style-name="T52">Another debate that </text:span><text:span text:style-name="T63">arose</text:span><text:span text:style-name="T52"> from attempts to integrate the Grinnellian and Eltonian niches is whether variation in </text:span><text:span text:style-name="T67">ecological networks</text:span><text:span text:style-name="T52"> over environmental gradients is mainly driven by </text:span><text:span text:style-name="T66">the </text:span><text:span text:style-name="T52">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382,&quot;uris&quot;:[&quot;http://zotero.org/users/7057764/items/F7DB9DJ2&quot;],&quot;itemData&quot;:{&quot;id&quot;:38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1392,&quot;uris&quot;:[&quot;http://zotero.org/users/7057764/items/U8V963FZ&quot;],&quot;itemData&quot;:{&quot;id&quot;:139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6o7ZalTxkw"/><text:span text:style-name="T175">(Poisot </text:span><text:span text:style-name="T183">et al.</text:span><text:span text:style-name="T187">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382,&quot;uris&quot;:[&quot;http://zotero.org/users/7057764/items/F7DB9DJ2&quot;],&quot;itemData&quot;:{&quot;id&quot;:38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1392,&quot;uris&quot;:[&quot;http://zotero.org/users/7057764/items/U8V963FZ&quot;],&quot;itemData&quot;:{&quot;id&quot;:139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6o7ZalTxkw"/><text:span text:style-name="T52">. </text:span><text:span text:style-name="T53">We know that species abundances and interactions can vary with the environment, but it is unclear what the relative importance of these two mechanisms </text:span><text:span text:style-name="T63">is</text:span><text:span text:style-name="T53"> on </text:span><text:span text:style-name="T63">the </text:span><text:span text:style-name="T53">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UIUA4cLuz7"/><text:span text:style-name="T176">(Gravel </text:span><text:span text:style-name="T183">et al.</text:span><text:span text:style-name="T187"> 2019)</text:span><text:reference-mark-end text:name="ZOTERO_ITEM CSL_CITATION {&quot;citationID&quot;:&quot;zMxuA545&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UIUA4cLuz7"/><text:span text:style-name="T53">. These two debates </text:span><text:span text:style-name="T67">illustrate</text:span><text:span text:style-name="T53"> how better integration of the different niche axes would help </text:span><text:span text:style-name="T59">tackle </text:span><text:span text:style-name="T53">some fundamental ecological questions.</text:span></text:p>
      <text:p text:style-name="P50"/>
      <text:p text:style-name="P58"><text:span text:style-name="T50">Ecological communities are not only shaped by the deterministic processes of niche theory but also by stochastic elements. </text:span><text:span text:style-name="T66">N</text:span><text:span text:style-name="T22">eutral theory, </text:span><text:span text:style-name="T51">first </text:span><text:span text:style-name="T70">developped</text:span><text:span text:style-name="T51">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8OxLK39Kni"/><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8OxLK39Kni"/><text:span text:style-name="T23"> </text:span><text:span text:style-name="T70">and </text:span><text:reference-mark-start text:name="ZOTERO_ITEM CSL_CITATION {&quot;citationID&quot;:&quot;Y5RgFI7I&quot;,&quot;properties&quot;:{&quot;formattedCitation&quot;:&quot;(Bell 2001)&quot;,&quot;plainCitation&quot;:&quot;(Bell 2001)&quot;,&quot;dontUpdate&quot;:true,&quot;noteIndex&quot;:0},&quot;citationItems&quot;:[{&quot;id&quot;:2158,&quot;uris&quot;:[&quot;http://zotero.org/groups/2713172/items/7CGIYY4G&quot;],&quot;itemData&quot;:{&quot;id&quot;:2158,&quot;type&quot;:&quot;article-journal&quot;,&quot;container-title&quot;:&quot;Science&quot;,&quot;DOI&quot;:&quot;10.1126/science.293.5539.2413&quot;,&quot;ISSN&quot;:&quot;00368075, 10959203&quot;,&quot;issue&quot;:&quot;5539&quot;,&quot;page&quot;:&quot;2413-2418&quot;,&quot;source&quot;:&quot;DOI.org (Crossref)&quot;,&quot;title&quot;:&quot;Neutral Macroecology&quot;,&quot;volume&quot;:&quot;293&quot;,&quot;author&quot;:[{&quot;family&quot;:&quot;Bell&quot;,&quot;given&quot;:&quot;G.&quot;}],&quot;issued&quot;:{&quot;date-parts&quot;:[[&quot;2001&quot;,9,28]]}}}],&quot;schema&quot;:&quot;https://github.com/citation-style-language/schema/raw/master/csl-citation.json&quot;} RNDRRZDzP2WNn"/><text:span text:style-name="T70">Bell (2001)</text:span><text:reference-mark-end text:name="ZOTERO_ITEM CSL_CITATION {&quot;citationID&quot;:&quot;Y5RgFI7I&quot;,&quot;properties&quot;:{&quot;formattedCitation&quot;:&quot;(Bell 2001)&quot;,&quot;plainCitation&quot;:&quot;(Bell 2001)&quot;,&quot;dontUpdate&quot;:true,&quot;noteIndex&quot;:0},&quot;citationItems&quot;:[{&quot;id&quot;:2158,&quot;uris&quot;:[&quot;http://zotero.org/groups/2713172/items/7CGIYY4G&quot;],&quot;itemData&quot;:{&quot;id&quot;:2158,&quot;type&quot;:&quot;article-journal&quot;,&quot;container-title&quot;:&quot;Science&quot;,&quot;DOI&quot;:&quot;10.1126/science.293.5539.2413&quot;,&quot;ISSN&quot;:&quot;00368075, 10959203&quot;,&quot;issue&quot;:&quot;5539&quot;,&quot;page&quot;:&quot;2413-2418&quot;,&quot;source&quot;:&quot;DOI.org (Crossref)&quot;,&quot;title&quot;:&quot;Neutral Macroecology&quot;,&quot;volume&quot;:&quot;293&quot;,&quot;author&quot;:[{&quot;family&quot;:&quot;Bell&quot;,&quot;given&quot;:&quot;G.&quot;}],&quot;issued&quot;:{&quot;date-parts&quot;:[[&quot;2001&quot;,9,28]]}}}],&quot;schema&quot;:&quot;https://github.com/citation-style-language/schema/raw/master/csl-citation.json&quot;} RNDRRZDzP2WNn"/><text:span text:style-name="T70">,</text:span><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u9awb2sH&quot;,&quot;properties&quot;:{&quot;formattedCitation&quot;:&quot;(Bell 2000; Canard {\\i{}et al.} 2012)&quot;,&quot;plainCitation&quot;:&quot;(Bell 2000; Canard et al. 2012)&quot;,&quot;noteIndex&quot;:0},&quot;citationItems&quot;:[{&quot;id&quot;:4887,&quot;uris&quot;:[&quot;http://zotero.org/users/7057764/items/FT7WFHC3&quot;],&quot;itemData&quot;:{&quot;id&quot;:4887,&quot;type&quot;:&quot;article-journal&quot;,&quot;container-title&quot;:&quot;The American Naturalist&quot;,&quot;DOI&quot;:&quot;10.1086/303345&quot;,&quot;ISSN&quot;:&quot;0003-0147, 1537-5323&quot;,&quot;issue&quot;:&quot;5&quot;,&quot;journalAbbreviation&quot;:&quot;The American Naturalist&quot;,&quot;language&quot;:&quot;en&quot;,&quot;page&quot;:&quot;606-617&quot;,&quot;source&quot;:&quot;DOI.org (Crossref)&quot;,&quot;title&quot;:&quot;The Distribution of Abundance in Neutral Communities&quot;,&quot;volume&quot;:&quot;155&quot;,&quot;author&quot;:[{&quot;family&quot;:&quot;Bell&quot;,&quot;given&quot;:&quot;Graham&quot;}],&quot;issued&quot;:{&quot;date-parts&quot;:[[&quot;2000&quot;,5]]}}},{&quot;id&quot;:474,&quot;uris&quot;:[&quot;http://zotero.org/users/7057764/items/QKGNZY7U&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l925n6ByPA"/><text:span text:style-name="T166">(Bell 2000; Canard </text:span><text:span text:style-name="T183">et al.</text:span><text:span text:style-name="T187"> 2012)</text:span><text:reference-mark-end text:name="ZOTERO_ITEM CSL_CITATION {&quot;citationID&quot;:&quot;u9awb2sH&quot;,&quot;properties&quot;:{&quot;formattedCitation&quot;:&quot;(Bell 2000; Canard {\\i{}et al.} 2012)&quot;,&quot;plainCitation&quot;:&quot;(Bell 2000; Canard et al. 2012)&quot;,&quot;noteIndex&quot;:0},&quot;citationItems&quot;:[{&quot;id&quot;:4887,&quot;uris&quot;:[&quot;http://zotero.org/users/7057764/items/FT7WFHC3&quot;],&quot;itemData&quot;:{&quot;id&quot;:4887,&quot;type&quot;:&quot;article-journal&quot;,&quot;container-title&quot;:&quot;The American Naturalist&quot;,&quot;DOI&quot;:&quot;10.1086/303345&quot;,&quot;ISSN&quot;:&quot;0003-0147, 1537-5323&quot;,&quot;issue&quot;:&quot;5&quot;,&quot;journalAbbreviation&quot;:&quot;The American Naturalist&quot;,&quot;language&quot;:&quot;en&quot;,&quot;page&quot;:&quot;606-617&quot;,&quot;source&quot;:&quot;DOI.org (Crossref)&quot;,&quot;title&quot;:&quot;The Distribution of Abundance in Neutral Communities&quot;,&quot;volume&quot;:&quot;155&quot;,&quot;author&quot;:[{&quot;family&quot;:&quot;Bell&quot;,&quot;given&quot;:&quot;Graham&quot;}],&quot;issued&quot;:{&quot;date-parts&quot;:[[&quot;2000&quot;,5]]}}},{&quot;id&quot;:474,&quot;uris&quot;:[&quot;http://zotero.org/users/7057764/items/QKGNZY7U&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l925n6ByPA"/><text:span text:style-name="T23">. </text:span><text:span text:style-name="T16">Modern </text:span><text:soft-page-break/><text:span text:style-name="T35">ecological </text:span><text:span text:style-name="T16">theories now recognize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7aU9Dn9C37"/><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7aU9Dn9C37"/><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8tdsiemn4w"/><text:span text:style-name="T166">(Gravel </text:span><text:span text:style-name="T183">et al.</text:span><text:span text:style-name="T187"> 2006; Morales-Castilla </text:span><text:span text:style-name="T183">et al.</text:span><text:span text:style-name="T187"> 2015; Poisot </text:span><text:span text:style-name="T183">et al.</text:span><text:span text:style-name="T187">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8tdsiemn4w"/><text:span text:style-name="T23">.</text:span></text:p>
      <text:p text:style-name="P51"/>
      <text:p text:style-name="P54"><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38" text:outline-level="2"/>
      <text:h text:style-name="P38" text:outline-level="2"><text:bookmark-start text:name="__RefHeading___Toc138714_3552101809"/><text:span text:style-name="T247">Relations between species traits and niche</text:span> <text:bookmark-end text:name="__RefHeading___Toc138714_3552101809"/></text:h>
      <text:p text:style-name="P46"><text:span text:style-name="T18">A </text:span><text:span text:style-name="T54">fundamental challenge with the concept of the</text:span><text:span text:style-name="T71"> </text:span><text:span text:style-name="T54">niche</text:span><text:span text:style-name="T71"> hypervolume </text:span><text:span text:style-name="T54">is that it</text:span><text:span text:style-name="T55">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MS6IEemTMG"/><text:span text:style-name="T177">(McGill </text:span><text:span text:style-name="T183">et al.</text:span><text:span text:style-name="T187"> 2006)</text:span><text:reference-mark-end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MS6IEemTMG"/><text:span text:style-name="T54">. </text:span><text:span text:style-name="T18">Species functional traits are </text:span><text:span text:style-name="T1">morphological, physiological or phenological </text:span><text:span text:style-name="T18">characteristics of a species that influence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l0emCUXQZm"/><text:span text:style-name="T171">(Violle </text:span><text:span text:style-name="T183">et al.</text:span><text:span text:style-name="T187"> 2007)</text:span><text:reference-mark-end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l0emCUXQZ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9tmUpOwSDz"/><text:span text:style-name="T171">(Reich </text:span><text:span text:style-name="T183">et al.</text:span><text:span text:style-name="T187"> 2003)</text:span><text:reference-mark-end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9tmUpOwSDz"/><text:span text:style-name="T18">. </text:span><text:span text:style-name="T31">Although the concept of functional trait</text:span><text:span text:style-name="T63">s</text:span><text:span text:style-name="T31"> ha</text:span><text:span text:style-name="T63">d</text:span><text:span text:style-name="T31">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dCU3ViE9qf"/><text:span text:style-name="T172">(Funk </text:span><text:span text:style-name="T183">et al.</text:span><text:span text:style-name="T187"> 2017)</text:span><text:reference-mark-end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dCU3ViE9qf"/><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r07DfyDUJf"/><text:span text:style-name="T172">(Vandewalle </text:span><text:span text:style-name="T183">et al.</text:span><text:span text:style-name="T187"> 2010)</text:span><text:reference-mark-end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r07DfyDUJf"/>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vFWgmEnMA4"/><text:span text:style-name="T172">(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vFWgmEnMA4"/><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text:span><text:soft-page-break/><text:span text:style-name="T18">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W551ig3qDY"/><text:span text:style-name="T171">(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W551ig3qDY"/><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JaCfZxk138"/><text:span text:style-name="T171">(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JaCfZxk138"/><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text:span><text:span text:style-name="T63"> </text:span><text:span text:style-name="T31">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ee7FEfznu2"/><text:span text:style-name="T172">(Kearney </text:span><text:span text:style-name="T183">et al.</text:span><text:span text:style-name="T187"> 2010)</text:span><text:reference-mark-end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ee7FEfznu2"/><text:span text:style-name="T187">.</text:span></text:p>
      <text:p text:style-name="P52"/>
      <text:p text:style-name="P46"><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1065,&quot;uris&quot;:[&quot;http://zotero.org/users/7057764/items/BWAQITP5&quot;],&quot;itemData&quot;:{&quot;id&quot;:1065,&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WCXrsQNPGZ"/><text:span text:style-name="T171">(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1065,&quot;uris&quot;:[&quot;http://zotero.org/users/7057764/items/BWAQITP5&quot;],&quot;itemData&quot;:{&quot;id&quot;:1065,&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WCXrsQNPGZ"/><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66">but </text:span><text:span text:style-name="T38">they</text:span><text:span text:style-name="T43"> </text:span><text:span text:style-name="T38">have </text:span><text:span text:style-name="T66">also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2908,&quot;uris&quot;:[&quot;http://zotero.org/users/7057764/items/LKI2IZSK&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4dAdkUAtU7"/><text:span text:style-name="T171">(Vesk </text:span><text:span text:style-name="T183">et al.</text:span><text:span text:style-name="T187"> 2021)</text:span><text:reference-mark-end text:name="ZOTERO_ITEM CSL_CITATION {&quot;citationID&quot;:&quot;Ar6zBMGW&quot;,&quot;properties&quot;:{&quot;formattedCitation&quot;:&quot;(Vesk {\\i{}et al.} 2021)&quot;,&quot;plainCitation&quot;:&quot;(Vesk et al. 2021)&quot;,&quot;noteIndex&quot;:0},&quot;citationItems&quot;:[{&quot;id&quot;:2908,&quot;uris&quot;:[&quot;http://zotero.org/users/7057764/items/LKI2IZSK&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4dAdkUAtU7"/><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4335,&quot;uris&quot;:[&quot;http://zotero.org/users/7057764/items/3WUYUZCF&quot;],&quot;itemData&quot;:{&quot;id&quot;:4335,&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MdnYQXNRuy"/><text:span text:style-name="T172">(Pacifici </text:span><text:span text:style-name="T183">et al.</text:span><text:span text:style-name="T187"> 2017)</text:span><text:reference-mark-end text:name="ZOTERO_ITEM CSL_CITATION {&quot;citationID&quot;:&quot;QYt43iAX&quot;,&quot;properties&quot;:{&quot;formattedCitation&quot;:&quot;(Pacifici {\\i{}et al.} 2017)&quot;,&quot;plainCitation&quot;:&quot;(Pacifici et al. 2017)&quot;,&quot;noteIndex&quot;:0},&quot;citationItems&quot;:[{&quot;id&quot;:4335,&quot;uris&quot;:[&quot;http://zotero.org/users/7057764/items/3WUYUZCF&quot;],&quot;itemData&quot;:{&quot;id&quot;:4335,&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MdnYQXNRuy"/> <text:span text:style-name="T223">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4334,&quot;uris&quot;:[&quot;http://zotero.org/users/7057764/items/I4ZBSX2F&quot;],&quot;itemData&quot;:{&quot;id&quot;:4334,&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Y6YZ6LJqgl"/><text:span text:style-name="T187">(Griffin-Nolan </text:span><text:span text:style-name="T183">et al.</text:span><text:span text:style-name="T187"> 2018)</text:span><text:reference-mark-end text:name="ZOTERO_ITEM CSL_CITATION {&quot;citationID&quot;:&quot;3p5Jjij2&quot;,&quot;properties&quot;:{&quot;formattedCitation&quot;:&quot;(Griffin-Nolan {\\i{}et al.} 2018)&quot;,&quot;plainCitation&quot;:&quot;(Griffin-Nolan et al. 2018)&quot;,&quot;noteIndex&quot;:0},&quot;citationItems&quot;:[{&quot;id&quot;:4334,&quot;uris&quot;:[&quot;http://zotero.org/users/7057764/items/I4ZBSX2F&quot;],&quot;itemData&quot;:{&quot;id&quot;:4334,&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Y6YZ6LJqg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52"/>
      <text:p text:style-name="P46"><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2642,&quot;uris&quot;:[&quot;http://zotero.org/users/7057764/items/IZNT2KH8&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0uC6ZMcOp7"/><text:span text:style-name="T171">(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2642,&quot;uris&quot;:[&quot;http://zotero.org/users/7057764/items/IZNT2KH8&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0uC6ZMcOp7"/><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1336,&quot;uris&quot;:[&quot;http://zotero.org/users/7057764/items/UJIDIYXK&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534,&quot;uris&quot;:[&quot;http://zotero.org/users/7057764/items/8PRHRTGV&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TVNEzoXzgu"/><text:span text:style-name="T171">(Bartomeus </text:span><text:span text:style-name="T183">et al.</text:span><text:span text:style-name="T187"> 2016; Gravel </text:span><text:span text:style-name="T183">et al.</text:span><text:span text:style-name="T187">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1336,&quot;uris&quot;:[&quot;http://zotero.org/users/7057764/items/UJIDIYXK&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534,&quot;uris&quot;:[&quot;http://zotero.org/users/7057764/items/8PRHRTGV&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TVNEzoXzgu"/><text:span text:style-name="T18">. For trophic interactions, this means that the traits of predators should determine the type of species it can feed on. Similarly, the traits of the prey should determine the type of </text:span><text:soft-page-break/><text:span text:style-name="T18">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1SY26CL7Td"/><text:span text:style-name="T171">(Morales-Castilla </text:span><text:span text:style-name="T183">et al.</text:span><text:span text:style-name="T187">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1SY26CL7Td"/><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text:span><text:span text:style-name="T63">accurately </text:span><text:span text:style-name="T18">predict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994,&quot;uris&quot;:[&quot;http://zotero.org/users/7057764/items/GQIMSQKH&quot;],&quot;itemData&quot;:{&quot;id&quot;:994,&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997,&quot;uris&quot;:[&quot;http://zotero.org/users/7057764/items/D3B6ZBDD&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kNJkGcMigZ"/><text:span text:style-name="T171">(Brousseau </text:span><text:span text:style-name="T183">et al.</text:span><text:span text:style-name="T187"> 2018; Laigle </text:span><text:span text:style-name="T183">et al.</text:span><text:span text:style-name="T187"> 2018; Pichler </text:span><text:span text:style-name="T183">et al.</text:span><text:span text:style-name="T187"> 2020; Pomeranz </text:span><text:span text:style-name="T183">et al.</text:span><text:span text:style-name="T187">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994,&quot;uris&quot;:[&quot;http://zotero.org/users/7057764/items/GQIMSQKH&quot;],&quot;itemData&quot;:{&quot;id&quot;:994,&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997,&quot;uris&quot;:[&quot;http://zotero.org/users/7057764/items/D3B6ZBDD&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kNJkGcMigZ"/><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IOdcKvBXg"/><text:span text:style-name="T171">(Hortal </text:span><text:span text:style-name="T183">et al.</text:span><text:span text:style-name="T187"> 2015)</text:span><text:reference-mark-end text:name="ZOTERO_ITEM CSL_CITATION {&quot;citationID&quot;:&quot;tA4M7yVz&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IOdcKvBXg"/><text:span text:style-name="T18">.</text:span></text:p>
      <text:p text:style-name="P52"/>
      <text:p text:style-name="P46"><text:span text:style-name="T56">Each chapter of my thesis examines the relationship between species traits and their ecology. In the first two chapters, I use trait-based models to predict </text:span><text:span text:style-name="T64">trophic</text:span><text:span text:style-name="T56"> interactions, focusing on how species traits relate to their Eltonian niches. In Chapter 3, I use traits to predict how North American birds move within climatic and geographic spaces </text:span><text:span text:style-name="T64">and </text:span><text:span text:style-name="T63">to </text:span><text:span text:style-name="T64">explor</text:span><text:span text:style-name="T63">e</text:span><text:span text:style-name="T64"> the consequences </text:span><text:span text:style-name="T63">of these movements</text:span><text:span text:style-name="T64"> for the seasonal redistribution of traits in space</text:span><text:span text:style-name="T56">. Finally, in Chapter 4, I investigate how bird traits predict </text:span><text:span text:style-name="T65">the decline </text:span><text:span text:style-name="T63">of</text:span><text:span text:style-name="T65"> North American birds between 1970 and 2017</text:span><text:span text:style-name="T56">.</text:span></text:p>
      <text:p text:style-name="P52"/>
      <text:h text:style-name="P30" text:outline-level="2"><text:bookmark-start text:name="__RefHeading___Toc138716_3552101809"/>Biogeography<text:bookmark-end text:name="__RefHeading___Toc138716_3552101809"/></text:h>
      <text:p text:style-name="P46"><text:span text:style-name="T24">One of the subfield</text:span><text:span text:style-name="T63">s</text:span><text:span text:style-name="T24"> of ecology most profoundly influenced by niche theory is biogeography, the study of how biodiversity is distributed. </text:span><text:span text:style-name="T17">The history of biogeography can be traced back to the work of Humbol</text:span><text:span text:style-name="T27">d</text:span><text:span text:style-name="T17">t. In </text:span><text:span text:style-name="T71">their</text:span><text:span text:style-name="T17"> 1807 essay, Humbol</text:span><text:span text:style-name="T27">d</text:span><text:span text:style-name="T17">t noted how plant communities tend to be more diverse as one move</text:span><text:span text:style-name="T66">s</text:span><text:span text:style-name="T17">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XEjj8kXdLn"/><text:span text:style-name="T179">(Humboldt </text:span><text:span text:style-name="T183">et al.</text:span><text:span text:style-name="T187"> 2008)</text:span><text:reference-mark-end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XEjj8kXdLn"/><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68">more than a</text:span><text:span text:style-name="T27"> </text:span><text:span text:style-name="T17">centur</text:span><text:span text:style-name="T68">y</text:span><text:span text:style-name="T17"> after Humbol</text:span><text:span text:style-name="T27">d</text:span><text:span text:style-name="T17">t’</text:span><text:span text:style-name="T27">s</text:span><text:span text:style-name="T17"> work </text:span><text:span text:style-name="T27">and </text:span><text:span text:style-name="T36">remain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8e8XtvWUGQ"/><text:span text:style-name="T169">(Mittelbach </text:span><text:span text:style-name="T183">et al.</text:span><text:span text:style-name="T187">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8e8XtvWUGQ"/><text:span text:style-name="T17">. Another </text:span><text:span text:style-name="T36">key figure in the foundation</text:span><text:span text:style-name="T17"> of biogeography is Wallace. During </text:span><text:span text:style-name="T71">their</text:span><text:span text:style-name="T17"> extensive travels in the mid-19th century, </text:span><text:soft-page-break/><text:span text:style-name="T17">Wallace noticed that how vertebrate families are distributed tend to form distinct geographical units. Based on this observation and on the existing knowledge of </text:span><text:span text:style-name="T71">their</text:span><text:span text:style-name="T17"> time, </text:span><text:span text:style-name="T71">they</text:span><text:span text:style-name="T17"> proposed that the Earth's land surface can be divided in</text:span><text:span text:style-name="T66">to</text:span><text:span text:style-name="T17">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znh5iVRXHZ"/><text:span text:style-name="T179">(Holt </text:span><text:span text:style-name="T183">et al.</text:span><text:span text:style-name="T187">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znh5iVRXHZ"/><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ADXGbEDZbr"/><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ADXGbEDZbr"/><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zh6KUbwZPf"/><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zh6KUbwZPf"/><text:span text:style-name="T17">. </text:span><text:span text:style-name="T169">Understanding how these patterns emerge ha</text:span><text:span text:style-name="T178">s</text:span><text:span text:style-name="T169"> been among the most fruitful avenue</text:span><text:span text:style-name="T173">s</text:span><text:span text:style-name="T169"> to enhance our understanding of how communities assemble, persist and function</text:span><text:span text:style-name="T27">.</text:span></text:p>
      <text:p text:style-name="P53"/>
      <text:p text:style-name="Text_20_body"><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HhDviB0AjZ"/><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HhDviB0AjZ"/><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7XECcMylhK"/><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7XECcMylhK"/><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text:span><text:span text:style-name="T63">not causal</text:span><text:span text:style-name="T24">. </text:span><text:span text:style-name="T36">While</text:span><text:span text:style-name="T24"> </text:span><text:span text:style-name="T57">SDMs</text:span><text:span text:style-name="T24"> </text:span><text:span text:style-name="T36">depend</text:span><text:span text:style-name="T24"> on observations of the </text:span><text:span text:style-name="T167">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xQp2VJup6y"/><text:span text:style-name="T167">(Booth </text:span><text:span text:style-name="T183">et al.</text:span><text:span text:style-name="T187"> 1988)</text:span><text:reference-mark-end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xQp2VJup6y"/><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DMto9XrWnJ"/><text:span text:style-name="T167">(Ara</text:span><text:span text:style-name="T187">újo &amp; Guisan 2006; Godsoe </text:span><text:span text:style-name="T183">et al.</text:span><text:span text:style-name="T187">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DMto9XrWnJ"/><text:span text:style-name="T24">. This </text:span><text:span text:style-name="T36">deficiency</text:span><text:span text:style-name="T24"> has been one of the main critique</text:span><text:span text:style-name="T63">s</text:span><text:span text:style-name="T24">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mMWjmO67r6"/><text:span text:style-name="T168">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mMWjmO67r6"/><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C7ojz6PaFL"/><text:span text:style-name="T168">(Engler &amp; Guisan 2009; Pollock </text:span><text:span text:style-name="T183">et al.</text:span><text:span text:style-name="T187"> 2014; Shipley </text:span><text:span text:style-name="T183">et al.</text:span><text:span text:style-name="T187"> 2022; Staniczenko </text:span><text:span text:style-name="T183">et al.</text:span><text:span text:style-name="T187">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C7ojz6PaFL"/><text:span text:style-name="T24">. </text:span><text:span text:style-name="T76">Other niche models, such as resource selection functions </text:span><text:reference-mark-start text:name="ZOTERO_ITEM CSL_CITATION {&quot;citationID&quot;:&quot;v9a5ZFsj&quot;,&quot;properties&quot;:{&quot;formattedCitation&quot;:&quot;(Boyce 2006)&quot;,&quot;plainCitation&quot;:&quot;(Boyce 2006)&quot;,&quot;noteIndex&quot;:0},&quot;citationItems&quot;:[{&quot;id&quot;:4917,&quot;uris&quot;:[&quot;http://zotero.org/users/7057764/items/Y7LB8X2T&quot;],&quot;itemData&quot;:{&quot;id&quot;:4917,&quot;type&quot;:&quot;article-journal&quot;,&quot;abstract&quot;:&quot;Resource selection functions (RSFs) are statistical models defined to be proportional to the probability of use of a resource unit. My objective with this review is to identify how RSFs can be used to unravel the influence of scale in habitat selection. In wildlife habitat studies, including radiotelemetry, RSFs can be estimated using a variety of statistical methods, all of which can be used to explore the role of scale. All RSFs are bounded by the resolution of data and the spatial extent of the study area, but also allow predictor covariates to be measured at a variety of scales. Conditional logistic regression permits designs (e.g. matched case) that relate the process of habitat selection to a limited domain of resource units that might better characterize what is truly ‘available’ to the animal. Scale influences the process of habitat selection, e.g. food resources are often selected at fine spatial scales, whereas landscape patterns at much larger scales typically influence the location of home ranges. Scale also influences appropriate sampling in many ways: (1) heterogeneity might be obliterated (transmutation) if resolution or grain size is too large, (2) variance of habitat characteristics might be undersampled if extent or domain is too small, (3) timing and duration of observations can influence RSF models, and (d) both spatial and temporal autocorrelations can vary directly with the intensity of sampling. Using RSFs, researchers can examine habitat selection at multiple scales, and predictive models that bridge scales can be estimated. Using Geographical Information Systems, predictor covariates in RSF models can be measured at different scales easily so that the predictive ability of models at alternative spatial and temporal domains can be explored by the investigator. Identification of the scale that best explains the data can be evaluated by comparing alternative models using information-theoretic metrics such as Akaike Information Criteria, and predictive capability of the models can be assessed using k-fold cross validation.&quot;,&quot;container-title&quot;:&quot;Diversity and Distributions&quot;,&quot;DOI&quot;:&quot;10.1111/j.1366-9516.2006.00243.x&quot;,&quot;ISSN&quot;:&quot;1472-4642&quot;,&quot;issue&quot;:&quot;3&quot;,&quot;language&quot;:&quot;en&quot;,&quot;note&quot;:&quot;_eprint: https://onlinelibrary.wiley.com/doi/pdf/10.1111/j.1366-9516.2006.00243.x&quot;,&quot;page&quot;:&quot;269-276&quot;,&quot;source&quot;:&quot;Wiley Online Library&quot;,&quot;title&quot;:&quot;Scale for resource selection functions&quot;,&quot;volume&quot;:&quot;12&quot;,&quot;author&quot;:[{&quot;family&quot;:&quot;Boyce&quot;,&quot;given&quot;:&quot;Mark S.&quot;}],&quot;issued&quot;:{&quot;date-parts&quot;:[[&quot;2006&quot;]]}}}],&quot;schema&quot;:&quot;https://github.com/citation-style-language/schema/raw/master/csl-citation.json&quot;} RND79sX3XrYh2"/><text:span text:style-name="T76">(Boyce 2006)</text:span><text:reference-mark-end text:name="ZOTERO_ITEM CSL_CITATION {&quot;citationID&quot;:&quot;v9a5ZFsj&quot;,&quot;properties&quot;:{&quot;formattedCitation&quot;:&quot;(Boyce 2006)&quot;,&quot;plainCitation&quot;:&quot;(Boyce 2006)&quot;,&quot;noteIndex&quot;:0},&quot;citationItems&quot;:[{&quot;id&quot;:4917,&quot;uris&quot;:[&quot;http://zotero.org/users/7057764/items/Y7LB8X2T&quot;],&quot;itemData&quot;:{&quot;id&quot;:4917,&quot;type&quot;:&quot;article-journal&quot;,&quot;abstract&quot;:&quot;Resource selection functions (RSFs) are statistical models defined to be proportional to the probability of use of a resource unit. My objective with this review is to identify how RSFs can be used to unravel the influence of scale in habitat selection. In wildlife habitat studies, including radiotelemetry, RSFs can be estimated using a variety of statistical methods, all of which can be used to explore the role of scale. All RSFs are bounded by the resolution of data and the spatial extent of the study area, but also allow predictor covariates to be measured at a variety of scales. Conditional logistic regression permits designs (e.g. matched case) that relate the process of habitat selection to a limited domain of resource units that might better characterize what is truly ‘available’ to the animal. Scale influences the process of habitat selection, e.g. food resources are often selected at fine spatial scales, whereas landscape patterns at much larger scales typically influence the location of home ranges. Scale also influences appropriate sampling in many ways: (1) heterogeneity might be obliterated (transmutation) if resolution or grain size is too large, (2) variance of habitat characteristics might be undersampled if extent or domain is too small, (3) timing and duration of observations can influence RSF models, and (d) both spatial and temporal autocorrelations can vary directly with the intensity of sampling. Using RSFs, researchers can examine habitat selection at multiple scales, and predictive models that bridge scales can be estimated. Using Geographical Information Systems, predictor covariates in RSF models can be measured at different scales easily so that the predictive ability of models at alternative spatial and temporal domains can be explored by the investigator. Identification of the scale that best explains the data can be evaluated by comparing alternative models using information-theoretic metrics such as Akaike Information Criteria, and predictive capability of the models can be assessed using k-fold cross validation.&quot;,&quot;container-title&quot;:&quot;Diversity and Distributions&quot;,&quot;DOI&quot;:&quot;10.1111/j.1366-9516.2006.00243.x&quot;,&quot;ISSN&quot;:&quot;1472-4642&quot;,&quot;issue&quot;:&quot;3&quot;,&quot;language&quot;:&quot;en&quot;,&quot;note&quot;:&quot;_eprint: https://onlinelibrary.wiley.com/doi/pdf/10.1111/j.1366-9516.2006.00243.x&quot;,&quot;page&quot;:&quot;269-276&quot;,&quot;source&quot;:&quot;Wiley Online Library&quot;,&quot;title&quot;:&quot;Scale for resource selection functions&quot;,&quot;volume&quot;:&quot;12&quot;,&quot;author&quot;:[{&quot;family&quot;:&quot;Boyce&quot;,&quot;given&quot;:&quot;Mark S.&quot;}],&quot;issued&quot;:{&quot;date-parts&quot;:[[&quot;2006&quot;]]}}}],&quot;schema&quot;:&quot;https://github.com/citation-style-language/schema/raw/master/csl-citation.json&quot;} RND79sX3XrYh2"/><text:span text:style-name="T76"> or mechanistic </text:span><text:soft-page-break/><text:span text:style-name="T76">niche models </text:span><text:reference-mark-start text:name="ZOTERO_ITEM CSL_CITATION {&quot;citationID&quot;:&quot;nJ669CW8&quot;,&quot;properties&quot;:{&quot;formattedCitation&quot;:&quot;(Kearney &amp; Porter 2009)&quot;,&quot;plainCitation&quot;:&quot;(Kearney &amp; Porter 2009)&quot;,&quot;noteIndex&quot;:0},&quot;citationItems&quot;:[{&quot;id&quot;:4234,&quot;uris&quot;:[&quot;http://zotero.org/users/7057764/items/7X9WDXW4&quot;],&quot;itemData&quot;:{&quot;id&quot;:4234,&quot;type&quot;:&quot;article-journal&quot;,&quot;abstract&quot;:&quot;Species distribution models (SDMs) use spatial environmental data to make inferences on species’ range limits and habitat suitability. Conceptually, these models aim to determine and map components of a species’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quot;container-title&quot;:&quot;Ecology Letters&quot;,&quot;DOI&quot;:&quot;10.1111/j.1461-0248.2008.01277.x&quot;,&quot;ISSN&quot;:&quot;1461-0248&quot;,&quot;issue&quot;:&quot;4&quot;,&quot;language&quot;:&quot;en&quot;,&quot;license&quot;:&quot;© 2009 Blackwell Publishing Ltd/CNRS&quot;,&quot;note&quot;:&quot;_eprint: https://onlinelibrary.wiley.com/doi/pdf/10.1111/j.1461-0248.2008.01277.x&quot;,&quot;page&quot;:&quot;334-350&quot;,&quot;source&quot;:&quot;Wiley Online Library&quot;,&quot;title&quot;:&quot;Mechanistic niche modelling: combining physiological and spatial data to predict species’ ranges&quot;,&quot;title-short&quot;:&quot;Mechanistic niche modelling&quot;,&quot;volume&quot;:&quot;12&quot;,&quot;author&quot;:[{&quot;family&quot;:&quot;Kearney&quot;,&quot;given&quot;:&quot;Michael&quot;},{&quot;family&quot;:&quot;Porter&quot;,&quot;given&quot;:&quot;Warren&quot;}],&quot;issued&quot;:{&quot;date-parts&quot;:[[&quot;2009&quot;]]}}}],&quot;schema&quot;:&quot;https://github.com/citation-style-language/schema/raw/master/csl-citation.json&quot;} RND7O7B3luGVf"/><text:span text:style-name="T76">(Kearney &amp; Porter 2009)</text:span><text:reference-mark-end text:name="ZOTERO_ITEM CSL_CITATION {&quot;citationID&quot;:&quot;nJ669CW8&quot;,&quot;properties&quot;:{&quot;formattedCitation&quot;:&quot;(Kearney &amp; Porter 2009)&quot;,&quot;plainCitation&quot;:&quot;(Kearney &amp; Porter 2009)&quot;,&quot;noteIndex&quot;:0},&quot;citationItems&quot;:[{&quot;id&quot;:4234,&quot;uris&quot;:[&quot;http://zotero.org/users/7057764/items/7X9WDXW4&quot;],&quot;itemData&quot;:{&quot;id&quot;:4234,&quot;type&quot;:&quot;article-journal&quot;,&quot;abstract&quot;:&quot;Species distribution models (SDMs) use spatial environmental data to make inferences on species’ range limits and habitat suitability. Conceptually, these models aim to determine and map components of a species’ ecological niche through space and time, and they have become important tools in pure and applied ecology and evolutionary biology. Most approaches are correlative in that they statistically link spatial data to species distribution records. An alternative strategy is to explicitly incorporate the mechanistic links between the functional traits of organisms and their environments into SDMs. Here, we review how the principles of biophysical ecology can be used to link spatial data to the physiological responses and constraints of organisms. This provides a mechanistic view of the fundamental niche which can then be mapped to the landscape to infer range constraints. We show how physiologically based SDMs can be developed for different organisms in different environmental contexts. Mechanistic SDMs have different strengths and weaknesses to correlative approaches, and there are many exciting and unexplored prospects for integrating the two approaches. As physiological knowledge becomes better integrated into SDMs, we will make more robust predictions of range shifts in novel or non-equilibrium contexts such as invasions, translocations, climate change and evolutionary shifts.&quot;,&quot;container-title&quot;:&quot;Ecology Letters&quot;,&quot;DOI&quot;:&quot;10.1111/j.1461-0248.2008.01277.x&quot;,&quot;ISSN&quot;:&quot;1461-0248&quot;,&quot;issue&quot;:&quot;4&quot;,&quot;language&quot;:&quot;en&quot;,&quot;license&quot;:&quot;© 2009 Blackwell Publishing Ltd/CNRS&quot;,&quot;note&quot;:&quot;_eprint: https://onlinelibrary.wiley.com/doi/pdf/10.1111/j.1461-0248.2008.01277.x&quot;,&quot;page&quot;:&quot;334-350&quot;,&quot;source&quot;:&quot;Wiley Online Library&quot;,&quot;title&quot;:&quot;Mechanistic niche modelling: combining physiological and spatial data to predict species’ ranges&quot;,&quot;title-short&quot;:&quot;Mechanistic niche modelling&quot;,&quot;volume&quot;:&quot;12&quot;,&quot;author&quot;:[{&quot;family&quot;:&quot;Kearney&quot;,&quot;given&quot;:&quot;Michael&quot;},{&quot;family&quot;:&quot;Porter&quot;,&quot;given&quot;:&quot;Warren&quot;}],&quot;issued&quot;:{&quot;date-parts&quot;:[[&quot;2009&quot;]]}}}],&quot;schema&quot;:&quot;https://github.com/citation-style-language/schema/raw/master/csl-citation.json&quot;} RND7O7B3luGVf"/><text:span text:style-name="T76">, are able to directly incorporate some of the processes driving species distributions but are often difficult to scale up for making predictions across many species and large spatial scales.</text:span><text:span text:style-name="T77"> </text:span><text:span text:style-name="T24">Despite these limitations, </text:span><text:span text:style-name="T74">niche models</text:span><text:span text:style-name="T24"> have proven indispensable in bridging knowledge 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Tr5HnzUlTQ"/><text:span text:style-name="T168">(Guisan </text:span><text:span text:style-name="T183">et al.</text:span><text:span text:style-name="T187"> 2013; Pollock </text:span><text:span text:style-name="T183">et al.</text:span><text:span text:style-name="T187">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Tr5HnzUlTQ"/><text:span text:style-name="T26">.</text:span><text:span text:style-name="T24"> </text:span></text:p>
      <text:p text:style-name="P53"/>
      <text:p text:style-name="P46"><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8pqFbJuDuO"/><text:span text:style-name="T37">(Hillebrand 2004)</text:span><text:reference-mark-end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8pqFbJuDuO"/><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FPWi4wVesF"/><text:span text:style-name="T170">(Mittelbach </text:span><text:span text:style-name="T183">et al.</text:span><text:span text:style-name="T187"> 2007; Pontarp </text:span><text:span text:style-name="T183">et al.</text:span><text:span text:style-name="T187">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FPWi4wVesF"/><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h37WI7SvWz"/><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h37WI7SvWz"/><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T2hZzlBXlY"/><text:span text:style-name="T28">(Mayr 1956)</text:span><text:reference-mark-end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T2hZzlBXlY"/><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WQTfZHiGgN"/><text:span text:style-name="T170">(Blackburn </text:span><text:span text:style-name="T183">et al.</text:span><text:span text:style-name="T187"> 1999)</text:span><text:reference-mark-end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WQTfZHiGgN"/><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46"/>
      <text:p text:style-name="P46"><text:span text:style-name="T222">A recent development in biogeography </text:span><text:span text:style-name="T243">was to</text:span><text:span text:style-name="T222"> </text:span><text:span text:style-name="T237">expand </text:span><text:span text:style-name="T243">its</text:span><text:span text:style-name="T222"> focus from solely considering the distribution of organisms to trying to understand distribution</text:span><text:span text:style-name="T262">s</text:span><text:span text:style-name="T222">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5FpTNtgzwt"/><text:span text:style-name="T187">(Windsor </text:span><text:span text:style-name="T183">et al.</text:span><text:span text:style-name="T187"> 2023)</text:span><text:reference-mark-end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5FpTNtgzwt"/><text:span text:style-name="T222">. </text:span><text:span text:style-name="T85">Interaction network</text:span><text:span text:style-name="T221">s</text:span><text:span text:style-name="T85"> can vary through two main </text:span><text:soft-page-break/><text:span text:style-name="T85">processes: (1) changes in community composition, and (2) changes in the functional relationships between interacting species, </text:span><text:span text:style-name="T237">like the </text:span><text:span text:style-name="T85">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GaIdWVVvk"/><text:span text:style-name="T187">(Poisot </text:span><text:span text:style-name="T183">et al.</text:span><text:span text:style-name="T187"> 2015)</text:span><text:reference-mark-end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GaIdWVVvk"/><text:span text:style-name="T85">.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8dyYolcqqn"/><text:span text:style-name="T187">(Pellissier </text:span><text:span text:style-name="T183">et al.</text:span><text:span text:style-name="T187"> 2018)</text:span><text:reference-mark-end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8dyYolcqqn"/><text:span text:style-name="T85">, </text:span><text:span text:style-name="T86">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3qJtPcjLnZ"/><text:span text:style-name="T187">(Saravia </text:span><text:span text:style-name="T183">et al.</text:span><text:span text:style-name="T187"> 2022)</text:span><text:reference-mark-end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3qJtPcjLnZ"/><text:span text:style-name="T85">, area </text:span><text:reference-mark-start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ARTwHMVNoG"/><text:span text:style-name="T187">(Galiana </text:span><text:span text:style-name="T183">et al.</text:span><text:span text:style-name="T187"> 2018)</text:span><text:reference-mark-end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ARTwHMVNoG"/><text:span text:style-name="T85">, </text:span><text:span text:style-name="T221">or </text:span><text:span text:style-name="T85">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QpTF0Mn3q"/><text:span text:style-name="T187">(Poisot </text:span><text:span text:style-name="T183">et al.</text:span><text:span text:style-name="T187"> 2015)</text:span><text:reference-mark-end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QpTF0Mn3q"/><text:span text:style-name="T85">. </text:span><text:span text:style-name="T86">Based on previous knowledge o</text:span><text:span text:style-name="T262">f</text:span><text:span text:style-name="T86"> species biogeography and o</text:span><text:span text:style-name="T262">f</text:span><text:span text:style-name="T86"> how species interaction network</text:span><text:span text:style-name="T262">s</text:span><text:span text:style-name="T86"> are structured, it is possible to </text:span><text:span text:style-name="T237">formulate</text:span><text:span text:style-name="T86"> predictions </text:span><text:span text:style-name="T237">regarding</text:span><text:span text:style-name="T86"> how network properties</text:span><text:span text:style-name="T243"> </text:span><text:span text:style-name="T86">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mtNSV4kLvR"/><text:span text:style-name="T189">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mtNSV4kLvR"/><text:span text:style-name="T86"> </text:span><text:span text:style-name="T221">but</text:span><text:span text:style-name="T86"> the empirical investigation on these patterns </text:span><text:span text:style-name="T244">remains</text:span><text:span text:style-name="T86"> rare (</text:span><text:span text:style-name="T221">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2AKJL8LGTz"/><text:span text:style-name="T188">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2AKJL8LGTz"/><text:span text:style-name="T86">). </text:span></text:p>
      <text:p text:style-name="P46"/>
      <text:p text:style-name="P55">In this thesis, I investigate the <text:span text:style-name="T258">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40" text:outline-level="2"/>
      <text:h text:style-name="P32" text:outline-level="2"><text:bookmark-start text:name="__RefHeading___Toc138718_3552101809"/>Trophic interactions and food webs<text:bookmark-end text:name="__RefHeading___Toc138718_3552101809"/></text:h>
      <text:p text:style-name="P59"><text:span text:style-name="T149">In </text:span><text:span text:style-name="T152">their</text:span><text:span text:style-name="T149">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o0EIxG4VFU"/><text:span text:style-name="T149">(Elton 1927)</text:span><text:reference-mark-end text:name="ZOTERO_ITEM CSL_CITATION {&quot;citationID&quot;:&quot;UrCHiUGC&quot;,&quot;properties&quot;:{&quot;formattedCitation&quot;:&quot;(Elton 1927)&quot;,&quot;plainCitation&quot;:&quot;(Elton 1927)&quot;,&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o0EIxG4VFU"/><text:span text:style-name="T149">. These relationships, known as trophic interactions, involve a predator species feeding on a prey species.</text:span><text:span text:style-name="T148"> </text:span><text:span text:style-name="T144">The collection of these trophic interactions among species form</text:span><text:span text:style-name="T150">s</text:span><text:span text:style-name="T144"> a food web, a fundamental concept in ecology to understand ecosystem structure and </text:span><text:soft-page-break/><text:span text:style-name="T144">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7XlUxnQHr"/><text:span text:style-name="T212">(Lindeman 1942; Thompson </text:span><text:span text:style-name="T183">et al.</text:span><text:span text:style-name="T187">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7XlUxnQHr"/><text:span text:style-name="T144">. </text:span><text:span text:style-name="T148">T</text:span>he identity, strength and organization of <text:span text:style-name="T224">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LvC9vuMLXX"/><text:span text:style-name="T187">(Wisz </text:span><text:span text:style-name="T183">et al.</text:span><text:span text:style-name="T187"> 2013)</text:span><text:reference-mark-end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LvC9vuMLXX"/>,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ZAgy603aST"/><text:span text:style-name="T159">(Ekl</text:span><text:span text:style-name="T182">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ZAgy603aST"/><text:span text:style-name="T159">, </text:span><text:span text:style-name="T160">and how energy flow</text:span><text:span text:style-name="T161">s</text:span><text:span text:style-name="T160">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t2gn7GuE0i"/><text:span text:style-name="T160">(Gounand </text:span><text:span text:style-name="T183">et al.</text:span><text:span text:style-name="T187"> 2018)</text:span><text:reference-mark-end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t2gn7GuE0i"/><text:span text:style-name="T160">. </text:span><text:span text:style-name="T148">Given that</text:span><text:span text:style-name="T88"> food webs integrate biodiversity and ecosystem function, </text:span><text:span text:style-name="T145">conserving</text:span><text:span text:style-name="T88"> their structure and the underlying trophic interactions </text:span><text:span text:style-name="T148">is essential to</text:span><text:span text:style-name="T88">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6cWp9JWuH2"/><text:span text:style-name="T210">(Harvey </text:span><text:span text:style-name="T183">et al.</text:span><text:span text:style-name="T187"> 2017)</text:span><text:reference-mark-end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6cWp9JWuH2"/>. <text:span text:style-name="T225">For example, the position of a species within a food web inform</text:span><text:span text:style-name="T260">s</text:span><text:span text:style-name="T225"> on its role within the community and help</text:span><text:span text:style-name="T262">s</text:span><text:span text:style-name="T225"> anticipate secondary extinction</text:span><text:span text:style-name="T245">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cvRXCWoy3c"/><text:span text:style-name="T187">(Cirtwill </text:span><text:span text:style-name="T183">et al.</text:span><text:span text:style-name="T187"> 2018; McDonald-Madden </text:span><text:span text:style-name="T183">et al.</text:span><text:span text:style-name="T187">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cvRXCWoy3c"/>. </text:p>
      <text:p text:style-name="P46"/>
      <text:p text:style-name="P46"><text:span text:style-name="T238">F</text:span><text:span text:style-name="T217">ood web</text:span><text:span text:style-name="T238">s</text:span><text:span text:style-name="T217"> ha</text:span><text:span text:style-name="T238">ve</text:span><text:span text:style-name="T217"> emerging properties </text:span><text:span text:style-name="T238">with important implications on the communities</text:span><text:span text:style-name="T217">,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JKwQU46ed9"/><text:span text:style-name="T187">(Delmas </text:span><text:span text:style-name="T183">et al.</text:span><text:span text:style-name="T187"> 2019; Pimm </text:span><text:span text:style-name="T183">et al.</text:span><text:span text:style-name="T187">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JKwQU46ed9"/><text:span text:style-name="T217">. </text:span><text:span text:style-name="T218">May famously showed that under random interaction network</text:span><text:span text:style-name="T239">s</text:span><text:span text:style-name="T218">, a more complex </text:span><text:span text:style-name="T239">food web </text:span><text:span text:style-name="T218">(measured by </text:span><text:span text:style-name="T262">the </text:span><text:span text:style-name="T218">level of connectance, species richness, and mean interaction strength) should be less stable, challenging the commonly accepted assumption of the time that more complex system</text:span><text:span text:style-name="T239">s</text:span><text:span text:style-name="T218"> are more stable </text:span><text:reference-mark-start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9eQCtvQNaV"/><text:span text:style-name="T218">(May 1972)</text:span><text:reference-mark-end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9eQCtvQNaV"/><text:span text:style-name="T218">. This </text:span><text:span text:style-name="T239">insight</text:span><text:span text:style-name="T218"> inspired decades of </text:span><text:span text:style-name="T239">research aimed at understanding</text:span><text:span text:style-name="T218">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eNcc3hDzva"/><text:span text:style-name="T218">(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eNcc3hDzva"/><text:span text:style-name="T218">. </text:span>Another example of how food web structure influences communities is demonstrated by network complementarity, where species partition resources and enemies, leading to increased ecosystem productivity<text:span text:style-name="T218"> </text:span><text:reference-mark-start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AE3pFZFfYN"/><text:span text:style-name="T187">(Poisot </text:span><text:span text:style-name="T183">et al.</text:span><text:span text:style-name="T187"> 2013)</text:span><text:reference-mark-end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AE3pFZFfYN"/><text:span text:style-name="T218">. </text:span><text:span text:style-name="T229">Thus, it is not only the number and identity of trophic interactions that matters, but also how they are </text:span><text:span text:style-name="T239">organized</text:span><text:span text:style-name="T229"> among species.</text:span></text:p>
      <text:p text:style-name="P46"/>
      <text:p text:style-name="P46"><text:soft-page-break/>Yet, we still face major challenges when developing accurate descriptions of natural food webs <text:span text:style-name="T226">and apply</text:span><text:span text:style-name="T263">ing</text:span><text:span text:style-name="T226">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UdqseFzD5h"/><text:span text:style-name="T187">(Poisot </text:span><text:span text:style-name="T183">et al.</text:span><text:span text:style-name="T187"> 2021)</text:span><text:reference-mark-end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UdqseFzD5h"/>, which presents fundamental technical and practical challenges in food web ecology. <text:span text:style-name="T226">In fact, the “</text:span>lack of knowledge about interactions among species or among groups of species” <text:span text:style-name="T267">r</text:span><text:span text:style-name="T239">emains</text:span> <text:span text:style-name="T226">one of</text:span> the <text:span text:style-name="T226">major </text:span>biodiversity <text:span text:style-name="T226">data </text:span>shortfalls <text:reference-mark-start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Ejj53SciRn"/><text:span text:style-name="T187">(Hortal </text:span><text:span text:style-name="T183">et al.</text:span><text:span text:style-name="T187"> 2015, </text:span><text:span text:style-name="T192">p.531</text:span><text:span text:style-name="T187">)</text:span><text:reference-mark-end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Ejj53SciRn"/>. Sampling interactions is inherently difficult; observing an interaction requires simultaneously detecting individuals of two species while they are interacting.<text:span text:style-name="T226"> It is </text:span>virtually impossible to sample all interactions <text:span text:style-name="T226">even for</text:span> a <text:span text:style-name="T226">simple </text:span>community <text:span text:style-name="T226">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o5hWZlti3Y"/><text:span text:style-name="T187">(Chacoff </text:span><text:span text:style-name="T183">et al.</text:span><text:span text:style-name="T187">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o5hWZlti3Y"/>.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n3i9jwxEC"/><text:span text:style-name="T187">(Cameron </text:span><text:span text:style-name="T183">et al.</text:span><text:span text:style-name="T187"> 2019; Poisot </text:span><text:span text:style-name="T183">et al.</text:span><text:span text:style-name="T187">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n3i9jwxEC"/>.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hCaNBwaYgl"/><text:span text:style-name="T187">(Harvey </text:span><text:span text:style-name="T183">et al.</text:span><text:span text:style-name="T187"> 2017)</text:span><text:reference-mark-end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hCaNBwaYgl"/>.</text:p>
      <text:p text:style-name="P46"/>
      <text:p text:style-name="P46"><text:span text:style-name="T227">To </text:span><text:span text:style-name="T239">address</text:span><text:span text:style-name="T227"> these gaps, models </text:span><text:span text:style-name="T239">have been developed </text:span><text:span text:style-name="T227">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t3L0egFD2l"/><text:span text:style-name="T187">(Strydom </text:span><text:span text:style-name="T183">et al.</text:span><text:span text:style-name="T187"> 2021)</text:span><text:reference-mark-end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t3L0egFD2l"/><text:span text:style-name="T227">. </text:span><text:span text:style-name="T239">Both n</text:span><text:span text:style-name="T227">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1FLpz34Pc0"/><text:span text:style-name="T187">(Morales-Castilla </text:span><text:span text:style-name="T183">et al.</text:span><text:span text:style-name="T187">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1FLpz34Pc0"/><text:span text:style-name="T227">.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ieQnnXii52"/><text:span text:style-name="T187">(Canard </text:span><text:span text:style-name="T183">et al.</text:span><text:span text:style-name="T187"> 2012)</text:span><text:reference-mark-end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ieQnnXii52"/><text:span text:style-name="T87">. </text:span><text:span text:style-name="T227">The interaction</text:span><text:span text:style-name="T239">s that do not occur under</text:span><text:span text:style-name="T227"> this constraint are termed </text:span><text:span text:style-name="T235">neutrally forbidden interactions</text:span><text:span text:style-name="T227">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vJxUEWRKAH"/><text:span text:style-name="T187">(Morales-Castilla </text:span><text:span text:style-name="T183">et al.</text:span><text:span text:style-name="T187">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vJxUEWRKAH"/><text:span text:style-name="T87">. </text:span>Although neutral models can predict a significant amount of variation in interaction strengths<text:span text:style-name="T87"> </text:span><text:reference-mark-start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VauWlFso4k"/><text:span text:style-name="T187">(Canard </text:span><text:span text:style-name="T183">et al.</text:span><text:span text:style-name="T187"> 2014)</text:span><text:reference-mark-end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VauWlFso4k"/><text:span text:style-name="T87">, </text:span>recent research has highlighted that co-occurrences do not always imply interaction<text:span text:style-name="T87">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K4CT1r4SS6"/><text:span text:style-name="T187">(Blanchet </text:span><text:span text:style-name="T183">et al.</text:span><text:span text:style-name="T187"> 2020; Thurman </text:span><text:span text:style-name="T183">et al.</text:span><text:span text:style-name="T187">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K4CT1r4SS6"/><text:span text:style-name="T87">. </text:span><text:span text:style-name="T228">In contrast to the neutral model, niche-based models </text:span>predict that interactions between two <text:soft-page-break/>species depend on their respective traits<text:span text:style-name="T228"> </text:span><text:reference-mark-start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b1568jWTPv"/><text:span text:style-name="T187">(Rossberg </text:span><text:span text:style-name="T183">et al.</text:span><text:span text:style-name="T187"> 2010)</text:span><text:reference-mark-end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b1568jWTPv"/>. <text:span text:style-name="T228">N</text:span><text:span text:style-name="T217">on-interactions driven by niche-based process</text:span><text:span text:style-name="T246">es</text:span><text:span text:style-name="T217"> are termed </text:span><text:span text:style-name="T236">functionally forbidden interactions</text:span><text:span text:style-name="T217">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RhudIviawt"/><text:span text:style-name="T187">(Morales-Castilla </text:span><text:span text:style-name="T183">et al.</text:span><text:span text:style-name="T187">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RhudIviawt"/><text:span text:style-name="T217">, and can be </text:span><text:span text:style-name="T228">predicted</text:span><text:span text:style-name="T217"> by </text:span><text:span text:style-name="T228">trait-based</text:span><text:span text:style-name="T217"> model</text:span><text:span text:style-name="T228">s</text:span><text:span text:style-name="T217">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eiiYUwzzk3"/><text:span text:style-name="T187">(Bartomeus </text:span><text:span text:style-name="T183">et al.</text:span><text:span text:style-name="T187"> 2016)</text:span><text:reference-mark-end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eiiYUwzzk3"/><text:span text:style-name="T217">. </text:span>Phylogenetic relationships <text:span text:style-name="T239">also provide valuable</text:span> informati<text:span text:style-name="T239">on, serving as proxies for trait relationships, </text:span><text:span text:style-name="T267">since</text:span>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ji3KuF7t71"/><text:span text:style-name="T187">(Gómez </text:span><text:span text:style-name="T183">et al.</text:span><text:span text:style-name="T187"> 2010; Stouffer </text:span><text:span text:style-name="T183">et al.</text:span><text:span text:style-name="T187">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ji3KuF7t71"/>. </text:p>
      <text:p text:style-name="P46"/>
      <text:p text:style-name="P46"><text:span text:style-name="T229">At the network level, </text:span>factors beyond those acting at the interaction level <text:span text:style-name="T218">(neutral and niche processes) </text:span><text:span text:style-name="T240">also constrain food webs</text:span><text:span text:style-name="T218">. </text:span>Firstly, local interactions are drawn from the pool of interactions at the regional scale, thus local food webs are constrained by the regional web of interactions, often referred to as the metaweb.<text:span text:style-name="T230"> Recently,</text:span><text:span text:style-name="T218">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H75xCA4Znc"/><text:span text:style-name="T190">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H75xCA4Znc"/><text:span text:style-name="T230"> </text:span><text:span text:style-name="T219">showed that </text:span><text:span text:style-name="T230">properties of</text:span><text:span text:style-name="T219"> food web</text:span><text:span text:style-name="T232">s</text:span><text:span text:style-name="T219"> emerge from the </text:span><text:span text:style-name="T232">metaweb</text:span><text:span text:style-name="T219">, suggesting that </text:span><text:span text:style-name="T232">the regional</text:span> food web structure is <text:span text:style-name="T261">the primary constraint on</text:span><text:span text:style-name="T240"> </text:span><text:span text:style-name="T232">local food web structure</text:span><text:span text:style-name="T219">. </text:span><text:span text:style-name="T232">Second</text:span><text:span text:style-name="T240">ly</text:span><text:span text:style-name="T230">, there </text:span><text:span text:style-name="T261">is</text:span><text:span text:style-name="T230"> evidence that</text:span><text:span text:style-name="T219"> </text:span><text:span text:style-name="T230">the </text:span><text:span text:style-name="T219">environment influence</text:span><text:span text:style-name="T240">s</text:span><text:span text:style-name="T219"> the local realization of food web</text:span><text:span text:style-name="T240">s</text:span><text:span text:style-name="T219">. For example, </text:span><text:span text:style-name="T230">primary</text:span><text:span text:style-name="T219"> productivity should </text:span><text:span text:style-name="T230">determine</text:span><text:span text:style-name="T219"> the number of trophic level</text:span><text:span text:style-name="T240">s</text:span><text:span text:style-name="T219"> </text:span><text:span text:style-name="T230">and </text:span><text:span text:style-name="T263">the </text:span><text:span text:style-name="T230">number of species at each trophic level </text:span><text:span text:style-name="T219">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KUciZczSKx"/><text:span text:style-name="T219">(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KUciZczSKx"/><text:span text:style-name="T219">. </text:span><text:span text:style-name="T240">Additionally, a</text:span><text:span text:style-name="T219">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92PPXJHall"/><text:span text:style-name="T187">(Galiana </text:span><text:span text:style-name="T183">et al.</text:span><text:span text:style-name="T187"> 2018)</text:span><text:reference-mark-end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92PPXJHall"/><text:span text:style-name="T219">. </text:span><text:span text:style-name="T230">S</text:span><text:span text:style-name="T219">patial (e.g., habitat diversity) and temporal (e.g., seasonality) </text:span><text:span text:style-name="T240">factors are also</text:span><text:span text:style-name="T219">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wEECwmRWny"/><text:span text:style-name="T187">(McMeans </text:span><text:span text:style-name="T183">et al.</text:span><text:span text:style-name="T187"> 2015; Rooney </text:span><text:span text:style-name="T183">et al.</text:span><text:span text:style-name="T187">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wEECwmRWny"/><text:span text:style-name="T219">. For example, species occurring in the same habitat type or season will form highly connected module</text:span><text:span text:style-name="T263">s</text:span><text:span text:style-name="T219"> relative to species not present at the same time or space. </text:span><text:span text:style-name="T232">Finally</text:span><text:span text:style-name="T231">, </text:span><text:span text:style-name="T232">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Nignb7e9jN"/><text:span text:style-name="T187">(Grilli </text:span><text:span text:style-name="T183">et al.</text:span><text:span text:style-name="T187"> 2017)</text:span><text:reference-mark-end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Nignb7e9jN"/><text:span text:style-name="T232">. Theory predicts that for a food web to persist, it needs to lead to a feasible and stable equilibrium</text:span><text:span text:style-name="T219">. </text:span><text:span text:style-name="T232">In </text:span><text:span text:style-name="T240">short</text:span><text:span text:style-name="T232">, </text:span>food webs are a product of neutral and niche constraints acting at the level of interactions, as well as neutral, environmental, and dynamic constraints at the network level.</text:p>
      <text:p text:style-name="P46"><text:soft-page-break/></text:p>
      <text:p text:style-name="P56">Trophic interactions and the food webs they form are central themes of my thesis, particularly in Chapters 1 and 2. In these chapters, I investigate the generality of trait relationships between terrestrial vertebrate prey and predators. Additionally, in Chapter 2, I explore whether trait-based models of interactions predict food web properties, examining the importance of higher-level constraints (e.g., environmental and dynamic constraints) in structuring food webs. </text:p>
      <text:p text:style-name="P46"/>
      <text:h text:style-name="P34" text:outline-level="2"><text:bookmark-start text:name="__RefHeading___Toc138720_3552101809"/><text:span text:style-name="T248">Seasonal b</text:span>ird <text:span text:style-name="T248">movements</text:span><text:span text:style-name="T233"> and threats</text:span><text:bookmark-end text:name="__RefHeading___Toc138720_3552101809"/></text:h>
      <text:p text:style-name="P59">From the beginning, Hutchinson <text:span text:style-name="T249">highlighted</text:span> the importance of seasonality <text:span text:style-name="T249">(</text:span>i.e., the annual cycle of environmental <text:span text:style-name="T249">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2926,&quot;uris&quot;:[&quot;http://zotero.org/users/7057764/items/T5AQNHB6&quot;],&quot;itemData&quot;:{&quot;id&quot;:2926,&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i6DWyQTW9V"/>(Hutchinson 1957, 1961)<text:reference-mark-end text:name="ZOTERO_ITEM CSL_CITATION {&quot;citationID&quot;:&quot;caDirxLB&quot;,&quot;properties&quot;:{&quot;formattedCitation&quot;:&quot;(Hutchinson 1957, 1961)&quot;,&quot;plainCitation&quot;:&quot;(Hutchinson 1957, 1961)&quot;,&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2926,&quot;uris&quot;:[&quot;http://zotero.org/users/7057764/items/T5AQNHB6&quot;],&quot;itemData&quot;:{&quot;id&quot;:2926,&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i6DWyQTW9V"/>. Despite the critical role of temporal variations, seasonality is often poorly integrated into 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673,&quot;uris&quot;:[&quot;http://zotero.org/users/7057764/items/QQ7PTME6&quot;],&quot;itemData&quot;:{&quot;id&quot;:4673,&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roC1Asp676"/>(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673,&quot;uris&quot;:[&quot;http://zotero.org/users/7057764/items/QQ7PTME6&quot;],&quot;itemData&quot;:{&quot;id&quot;:4673,&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roC1Asp676"/>. This is partly due to the inherent complexity of reconciling the niche concept when both the environment and species' responses to it fluctuate over time. Adding to this complexity, migrating species <text:span text:style-name="T249">are moving</text:span> both <text:span text:style-name="T249">within climatic</text:span> and geographic space<text:span text:style-name="T268">s</text:span>, dynamically <text:span text:style-name="T259">influencing</text:span> their <text:span text:style-name="T249">niches</text:span>. </text:p>
      <text:p text:style-name="P60"/>
      <text:p text:style-name="P58"><text:span text:style-name="T154">Seasonal m</text:span><text:span text:style-name="T146">igration </text:span><text:span text:style-name="T155">allows</text:span><text:span text:style-name="T147"> species</text:span><text:span text:style-name="T90"> to</text:span><text:span text:style-name="T89"> maintain fidelity to </text:span><text:span text:style-name="T147">favo</text:span><text:span text:style-name="T151">u</text:span><text:span text:style-name="T147">rable </text:span><text:span text:style-name="T89">breeding grounds </text:span><text:span text:style-name="T153">and exploit surplus of resources</text:span><text:span text:style-name="T89">, </text:span><text:span text:style-name="T153">while </text:span><text:span text:style-name="T89">escaping harsh conditions</text:span><text:span text:style-name="T153"> </text:span><text:span text:style-name="T154">and natural enemies</text:span><text:span text:style-name="T89"> </text:span><text:reference-mark-start text:name="ZOTERO_ITEM CSL_CITATION {&quot;citationID&quot;:&quot;ykW6Bo23&quot;,&quot;properties&quot;:{&quot;formattedCitation&quot;:&quot;(McKinnon {\\i{}et al.} 2010; Somveille {\\i{}et al.} 2015; Winger {\\i{}et al.} 2019)&quot;,&quot;plainCitation&quot;:&quot;(McKinnon et al. 2010; Somveille et al. 2015; Winger et al. 2019)&quot;,&quot;noteIndex&quot;:0},&quot;citationItems&quot;:[{&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o65TIOZNTK"/><text:span text:style-name="T211">(McKinnon </text:span><text:span text:style-name="T183">et al.</text:span><text:span text:style-name="T187"> 2010; Somveille </text:span><text:span text:style-name="T183">et al.</text:span><text:span text:style-name="T187"> 2015; Winger </text:span><text:span text:style-name="T183">et al.</text:span><text:span text:style-name="T187"> 2019)</text:span><text:reference-mark-end text:name="ZOTERO_ITEM CSL_CITATION {&quot;citationID&quot;:&quot;ykW6Bo23&quot;,&quot;properties&quot;:{&quot;formattedCitation&quot;:&quot;(McKinnon {\\i{}et al.} 2010; Somveille {\\i{}et al.} 2015; Winger {\\i{}et al.} 2019)&quot;,&quot;plainCitation&quot;:&quot;(McKinnon et al. 2010; Somveille et al. 2015; Winger et al. 2019)&quot;,&quot;noteIndex&quot;:0},&quot;citationItems&quot;:[{&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o65TIOZNTK"/><text:span text:style-name="T89">. </text:span><text:span text:style-name="T155">However, these benefits </text:span><text:span text:style-name="T156">come at a cost: migration over long-distances</text:span><text:span text:style-name="T155"> </text:span><text:span text:style-name="T156">is energetically demanding and often associated to higher mortality</text:span><text:span text:style-name="T89">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9PnrvgR2Bh"/><text:span text:style-name="T211">(G</text:span><text:span text:style-name="T187">ómez </text:span><text:span text:style-name="T183">et al.</text:span><text:span text:style-name="T187"> 2016; Nakazawa </text:span><text:span text:style-name="T183">et al.</text:span><text:span text:style-name="T187">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9PnrvgR2Bh"/><text:span text:style-name="T89">. As a result, species must balance the demands of coping with large environmental variations and the energy costs of migration.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NF8SlUqJlj"/><text:span text:style-name="T89">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NF8SlUqJlj"/><text:span text:style-name="T89"> </text:span><text:span text:style-name="T147">showed</text:span><text:span text:style-name="T89"> that </text:span><text:span text:style-name="T193">migratory birds optimize their breeding and </text:span><text:soft-page-break/><text:span text:style-name="T193">wintering destinations to avoid unfavorable climates, reduce competition, and minimize travel distances. Nevertheless, the factors driving species' </text:span><text:span text:style-name="T194">strategy</text:span><text:span text:style-name="T193"> in managing this trade-off remain poorly understood.</text:span></text:p>
      <text:p text:style-name="P44"/>
      <text:p text:style-name="P46"><text:span text:style-name="T196">Species' strategies for minimizing movement within their climatic niche space versus enduring variation in climatic conditions are </text:span><text:span text:style-name="T198">influenced</text:span><text:span text:style-name="T196">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n59pP9iGtg"/><text:span text:style-name="T196">(Cohen &amp; Jetz 2022; McKinnon </text:span><text:span text:style-name="T183">et al.</text:span><text:span text:style-name="T187"> 2010; Zurell </text:span><text:span text:style-name="T183">et al.</text:span><text:span text:style-name="T187">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n59pP9iGtg"/><text:span text:style-name="T99">. </text:span><text:span text:style-name="T112">For example, l</text:span><text:span text:style-name="T102">arger species</text:span><text:span text:style-name="T111"> </text:span><text:span text:style-name="T112">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447oyGZgtF"/><text:span text:style-name="T101">(Watanabe 2016)</text:span><text:reference-mark-end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447oyGZgtF"/><text:span text:style-name="T112"> and are </text:span><text:span text:style-name="T111">typically better retain heat and store energy making them better to tolerate colder temperatures and periods </text:span><text:span text:style-name="T117">of food scarcity</text:span><text:span text:style-name="T111"> </text:span><text:reference-mark-start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fcjS5VXppQ"/><text:span text:style-name="T201">(Blackburn </text:span><text:span text:style-name="T183">et al.</text:span><text:span text:style-name="T187"> 1999)</text:span><text:reference-mark-end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fcjS5VXppQ"/><text:span text:style-name="T102">. </text:span><text:span text:style-name="T112">Consequently, larger species might favour sustaining larger environmental variations and minimizing travel distances. S</text:span><text:span text:style-name="T102">imilarly, species with a flexible diet, like the Northern cardinal (</text:span><text:span text:style-name="T120">Cardinalis cardinalis)</text:span><text:span text:style-name="T121">, wh</text:span><text:span text:style-name="T123">ich</text:span><text:span text:style-name="T121"> switch</text:span><text:span text:style-name="T123">es</text:span><text:span text:style-name="T121"> from feeding on insect</text:span><text:span text:style-name="T123">s</text:span><text:span text:style-name="T121"> and berries in summer to a mainly granivor</text:span><text:span text:style-name="T123">ous</text:span><text:span text:style-name="T121"> diet in winter </text:span><text:reference-mark-start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3fz8bF4wG6"/><text:span text:style-name="T122">(Gill 2007)</text:span><text:reference-mark-end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3fz8bF4wG6"/><text:span text:style-name="T121">, are less likely to migrate </text:span><text:span text:style-name="T124">long-distances </text:span><text:span text:style-name="T121">to track resources.</text:span><text:span text:style-name="T99"> </text:span><text:span text:style-name="T220">While such traits help explain why some birds favor climatic adaptation over geographical movement, much remains to be learned about the role of other traits.</text:span></text:p>
      <text:p text:style-name="P45"/>
      <text:p text:style-name="P59"><text:span text:style-name="T108">Understanding how migratory species interact within their niches is crucial as m</text:span><text:span text:style-name="T100">igratory species are facing significant declines worldwide</text:span><text:span text:style-name="T105">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4442,&quot;uris&quot;:[&quot;http://zotero.org/users/7057764/items/66UACYSV&quot;],&quot;itemData&quot;:{&quot;id&quot;:444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4444,&quot;uris&quot;:[&quot;http://zotero.org/users/7057764/items/86QFT3IP&quot;],&quot;itemData&quot;:{&quot;id&quot;:4444,&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We1Wb5h4qv"/><text:span text:style-name="T199">(Bairlein 2016; Studds </text:span><text:span text:style-name="T183">et al.</text:span><text:span text:style-name="T187">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4442,&quot;uris&quot;:[&quot;http://zotero.org/users/7057764/items/66UACYSV&quot;],&quot;itemData&quot;:{&quot;id&quot;:444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4444,&quot;uris&quot;:[&quot;http://zotero.org/users/7057764/items/86QFT3IP&quot;],&quot;itemData&quot;:{&quot;id&quot;:4444,&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We1Wb5h4qv"/><text:span text:style-name="T105">. </text:span><text:span text:style-name="T109">In North America</text:span><text:span text:style-name="T106">, </text:span><text:span text:style-name="T105">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308,&quot;uris&quot;:[&quot;http://zotero.org/groups/2735399/items/WFI4AVFJ&quot;],&quot;itemData&quot;:{&quot;id&quot;:2308,&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LfZQt4zRVl"/><text:span text:style-name="T199">(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308,&quot;uris&quot;:[&quot;http://zotero.org/groups/2735399/items/WFI4AVFJ&quot;],&quot;itemData&quot;:{&quot;id&quot;:2308,&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LfZQt4zRVl"/><text:span text:style-name="T105"> estimated </text:span><text:span text:style-name="T106">a 29% decrease </text:span><text:span text:style-name="T109">in</text:span><text:span text:style-name="T106"> bird </text:span><text:span text:style-name="T105">abundance between 1970 and 2019</text:span><text:span text:style-name="T107">. </text:span><text:span text:style-name="T105">To </text:span><text:span text:style-name="T106">mitigate</text:span><text:span text:style-name="T105"> this decline, we need a </text:span><text:span text:style-name="T102">comprehensive understanding of </text:span><text:span text:style-name="T103">bird ecology and stressors </text:span><text:span text:style-name="T105">over </text:span><text:span text:style-name="T102">the</text:span><text:span text:style-name="T103">ir</text:span><text:span text:style-name="T105"> full annual cycle and protect the</text:span><text:span text:style-name="T102">ir</text:span><text:span text:style-name="T105">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y1obfiistN"/><text:span text:style-name="T199">(Marra </text:span><text:span text:style-name="T183">et al.</text:span><text:span text:style-name="T187"> 2015; Xu </text:span><text:span text:style-name="T183">et al.</text:span><text:span text:style-name="T187">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y1obfiistN"/><text:span text:style-name="T105">. </text:span><text:span text:style-name="T102">S</text:span><text:span text:style-name="T105">tressors</text:span><text:span text:style-name="T125"> </text:span><text:span text:style-name="T126">impacting</text:span><text:span text:style-name="T125"> </text:span><text:span text:style-name="T127">individuals in one season can</text:span><text:span text:style-name="T125"> carry over to affect </text:span><text:span text:style-name="T128">the survival and reproductive success</text:span><text:span text:style-name="T125"> </text:span><text:span text:style-name="T129">in</text:span><text:span text:style-name="T125">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4441,&quot;uris&quot;:[&quot;http://zotero.org/users/7057764/items/WPPEY2NV&quot;],&quot;itemData&quot;:{&quot;id&quot;:4441,&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4440,&quot;uris&quot;:[&quot;http://zotero.org/users/7057764/items/5GY7Q8JK&quot;],&quot;itemData&quot;:{&quot;id&quot;:4440,&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6Vt4LBnOdT"/><text:span text:style-name="T205">(Norris </text:span><text:span text:style-name="T183">et al.</text:span><text:span text:style-name="T187"> 2004; Reudink </text:span><text:span text:style-name="T183">et al.</text:span><text:span text:style-name="T187"> </text:span><text:soft-page-break/><text:span text:style-name="T187">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4441,&quot;uris&quot;:[&quot;http://zotero.org/users/7057764/items/WPPEY2NV&quot;],&quot;itemData&quot;:{&quot;id&quot;:4441,&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4440,&quot;uris&quot;:[&quot;http://zotero.org/users/7057764/items/5GY7Q8JK&quot;],&quot;itemData&quot;:{&quot;id&quot;:4440,&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6Vt4LBnOdT"/><text:span text:style-name="T125">. </text:span><text:span text:style-name="T127">Despite the importance of a year-round understanding</text:span><text:span text:style-name="T107">, most studies </text:span><text:span text:style-name="T105">historically </text:span><text:span text:style-name="T107">focus</text:span><text:span text:style-name="T105">ed</text:span><text:span text:style-name="T107"> on </text:span><text:span text:style-name="T105">a single</text:span><text:span text:style-name="T107">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9jdoqV5OYn"/><text:span text:style-name="T200">(Marra </text:span><text:span text:style-name="T183">et al.</text:span><text:span text:style-name="T187"> 2015)</text:span><text:reference-mark-end text:name="ZOTERO_ITEM CSL_CITATION {&quot;citationID&quot;:&quot;9qDsy3Tl&quot;,&quot;properties&quot;:{&quot;formattedCitation&quot;:&quot;(Marra {\\i{}et al.} 2015)&quot;,&quot;plainCitation&quot;:&quot;(Marra et al. 2015)&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9jdoqV5OYn"/><text:span text:style-name="T107">. </text:span></text:p>
      <text:p text:style-name="P57"/>
      <text:p text:style-name="P58"><text:span text:style-name="T102">As migratory birds change their ranges between seasons, so </text:span><text:span text:style-name="T110">do</text:span><text:span text:style-name="T102"> the level of protection and the threats they </text:span><text:span text:style-name="T103">experience</text:span><text:span text:style-name="T102">. </text:span><text:span text:style-name="T113">For example, many long-distance migrants in North America breed in </text:span><text:span text:style-name="T94">‘naturally protected’ Northern regions </text:span><text:span text:style-name="T95">where </text:span><text:span text:style-name="T96">the level</text:span><text:span text:style-name="T97"> of</text:span><text:span text:style-name="T96"> </text:span><text:span text:style-name="T97">most </text:span><text:span text:style-name="T115">threats, except climate change,</text:span><text:span text:style-name="T114"> </text:span><text:span text:style-name="T117">is</text:span><text:span text:style-name="T114"> </text:span><text:span text:style-name="T115">relatively</text:span><text:span text:style-name="T114"> low </text:span><text:reference-mark-start text:name="ZOTERO_ITEM CSL_CITATION {&quot;citationID&quot;:&quot;fsUHTyLj&quot;,&quot;properties&quot;:{&quot;formattedCitation&quot;:&quot;(Harfoot {\\i{}et al.} 2021)&quot;,&quot;plainCitation&quot;:&quot;(Harfoot et al. 2021)&quot;,&quot;noteIndex&quot;:0},&quot;citationItems&quot;:[{&quot;id&quot;:4896,&quot;uris&quot;:[&quot;http://zotero.org/users/7057764/items/GSTGSIJD&quot;],&quot;itemData&quot;:{&quot;id&quot;:4896,&quot;type&quot;:&quot;article-journal&quot;,&quot;abstract&quot;:&quot;The Anthropocene is characterized by unparalleled human impact on other species, potentially ushering in the sixth mass extinction. Yet mitigation efforts remain hampered by limited information on the spatial patterns and intensity of the threats driving global biodiversity loss. Here we use expert-derived information from the International Union for Conservation of Nature Red List on threats to 23,271 species, representing all terrestrial amphibians, birds and mammals, to generate global maps of the six major threats to these groups: agriculture, hunting and trapping, logging, pollution, invasive species, and climate change. Our results show that agriculture and logging are pervasive in the tropics and that hunting and trapping is the most geographically widespread threat to mammals and birds. Additionally, current representations of human pressure underestimate the overall pressure on biodiversity, due to the exclusion of threats such as hunting and climate change. Alarmingly, this is particularly the case in areas of the highest biodiversity importance.&quot;,&quot;container-title&quot;:&quot;Nature Ecology &amp; Evolution&quot;,&quot;DOI&quot;:&quot;10.1038/s41559-021-01542-9&quot;,&quot;ISSN&quot;:&quot;2397-334X&quot;,&quot;issue&quot;:&quot;11&quot;,&quot;journalAbbreviation&quot;:&quot;Nat Ecol Evol&quot;,&quot;language&quot;:&quot;en&quot;,&quot;license&quot;:&quot;2021 The Author(s)&quot;,&quot;note&quot;:&quot;publisher: Nature Publishing Group&quot;,&quot;page&quot;:&quot;1510-1519&quot;,&quot;source&quot;:&quot;www.nature.com&quot;,&quot;title&quot;:&quot;Using the IUCN Red List to map threats to terrestrial vertebrates at global scale&quot;,&quot;volume&quot;:&quot;5&quot;,&quot;author&quot;:[{&quot;family&quot;:&quot;Harfoot&quot;,&quot;given&quot;:&quot;Michael B. J.&quot;},{&quot;family&quot;:&quot;Johnston&quot;,&quot;given&quot;:&quot;Alison&quot;},{&quot;family&quot;:&quot;Balmford&quot;,&quot;given&quot;:&quot;Andrew&quot;},{&quot;family&quot;:&quot;Burgess&quot;,&quot;given&quot;:&quot;Neil D.&quot;},{&quot;family&quot;:&quot;Butchart&quot;,&quot;given&quot;:&quot;Stuart H. M.&quot;},{&quot;family&quot;:&quot;Dias&quot;,&quot;given&quot;:&quot;Maria P.&quot;},{&quot;family&quot;:&quot;Hazin&quot;,&quot;given&quot;:&quot;Carolina&quot;},{&quot;family&quot;:&quot;Hilton-Taylor&quot;,&quot;given&quot;:&quot;Craig&quot;},{&quot;family&quot;:&quot;Hoffmann&quot;,&quot;given&quot;:&quot;Michael&quot;},{&quot;family&quot;:&quot;Isaac&quot;,&quot;given&quot;:&quot;Nick J. B.&quot;},{&quot;family&quot;:&quot;Iversen&quot;,&quot;given&quot;:&quot;Lars L.&quot;},{&quot;family&quot;:&quot;Outhwaite&quot;,&quot;given&quot;:&quot;Charlotte L.&quot;},{&quot;family&quot;:&quot;Visconti&quot;,&quot;given&quot;:&quot;Piero&quot;},{&quot;family&quot;:&quot;Geldmann&quot;,&quot;given&quot;:&quot;Jonas&quot;}],&quot;issued&quot;:{&quot;date-parts&quot;:[[&quot;2021&quot;,11]]}}}],&quot;schema&quot;:&quot;https://github.com/citation-style-language/schema/raw/master/csl-citation.json&quot;} RNDi507vaOyyO"/><text:span text:style-name="T202">(Harfoot </text:span><text:span text:style-name="T183">et al.</text:span><text:span text:style-name="T187"> 2021)</text:span><text:reference-mark-end text:name="ZOTERO_ITEM CSL_CITATION {&quot;citationID&quot;:&quot;fsUHTyLj&quot;,&quot;properties&quot;:{&quot;formattedCitation&quot;:&quot;(Harfoot {\\i{}et al.} 2021)&quot;,&quot;plainCitation&quot;:&quot;(Harfoot et al. 2021)&quot;,&quot;noteIndex&quot;:0},&quot;citationItems&quot;:[{&quot;id&quot;:4896,&quot;uris&quot;:[&quot;http://zotero.org/users/7057764/items/GSTGSIJD&quot;],&quot;itemData&quot;:{&quot;id&quot;:4896,&quot;type&quot;:&quot;article-journal&quot;,&quot;abstract&quot;:&quot;The Anthropocene is characterized by unparalleled human impact on other species, potentially ushering in the sixth mass extinction. Yet mitigation efforts remain hampered by limited information on the spatial patterns and intensity of the threats driving global biodiversity loss. Here we use expert-derived information from the International Union for Conservation of Nature Red List on threats to 23,271 species, representing all terrestrial amphibians, birds and mammals, to generate global maps of the six major threats to these groups: agriculture, hunting and trapping, logging, pollution, invasive species, and climate change. Our results show that agriculture and logging are pervasive in the tropics and that hunting and trapping is the most geographically widespread threat to mammals and birds. Additionally, current representations of human pressure underestimate the overall pressure on biodiversity, due to the exclusion of threats such as hunting and climate change. Alarmingly, this is particularly the case in areas of the highest biodiversity importance.&quot;,&quot;container-title&quot;:&quot;Nature Ecology &amp; Evolution&quot;,&quot;DOI&quot;:&quot;10.1038/s41559-021-01542-9&quot;,&quot;ISSN&quot;:&quot;2397-334X&quot;,&quot;issue&quot;:&quot;11&quot;,&quot;journalAbbreviation&quot;:&quot;Nat Ecol Evol&quot;,&quot;language&quot;:&quot;en&quot;,&quot;license&quot;:&quot;2021 The Author(s)&quot;,&quot;note&quot;:&quot;publisher: Nature Publishing Group&quot;,&quot;page&quot;:&quot;1510-1519&quot;,&quot;source&quot;:&quot;www.nature.com&quot;,&quot;title&quot;:&quot;Using the IUCN Red List to map threats to terrestrial vertebrates at global scale&quot;,&quot;volume&quot;:&quot;5&quot;,&quot;author&quot;:[{&quot;family&quot;:&quot;Harfoot&quot;,&quot;given&quot;:&quot;Michael B. J.&quot;},{&quot;family&quot;:&quot;Johnston&quot;,&quot;given&quot;:&quot;Alison&quot;},{&quot;family&quot;:&quot;Balmford&quot;,&quot;given&quot;:&quot;Andrew&quot;},{&quot;family&quot;:&quot;Burgess&quot;,&quot;given&quot;:&quot;Neil D.&quot;},{&quot;family&quot;:&quot;Butchart&quot;,&quot;given&quot;:&quot;Stuart H. M.&quot;},{&quot;family&quot;:&quot;Dias&quot;,&quot;given&quot;:&quot;Maria P.&quot;},{&quot;family&quot;:&quot;Hazin&quot;,&quot;given&quot;:&quot;Carolina&quot;},{&quot;family&quot;:&quot;Hilton-Taylor&quot;,&quot;given&quot;:&quot;Craig&quot;},{&quot;family&quot;:&quot;Hoffmann&quot;,&quot;given&quot;:&quot;Michael&quot;},{&quot;family&quot;:&quot;Isaac&quot;,&quot;given&quot;:&quot;Nick J. B.&quot;},{&quot;family&quot;:&quot;Iversen&quot;,&quot;given&quot;:&quot;Lars L.&quot;},{&quot;family&quot;:&quot;Outhwaite&quot;,&quot;given&quot;:&quot;Charlotte L.&quot;},{&quot;family&quot;:&quot;Visconti&quot;,&quot;given&quot;:&quot;Piero&quot;},{&quot;family&quot;:&quot;Geldmann&quot;,&quot;given&quot;:&quot;Jonas&quot;}],&quot;issued&quot;:{&quot;date-parts&quot;:[[&quot;2021&quot;,11]]}}}],&quot;schema&quot;:&quot;https://github.com/citation-style-language/schema/raw/master/csl-citation.json&quot;} RNDi507vaOyyO"/><text:span text:style-name="T113">. During migration, they </text:span><text:span text:style-name="T91">interrupt their </text:span><text:span text:style-name="T92">travel </text:span><text:span text:style-name="T93">between breeding and wintering grounds and</text:span><text:span text:style-name="T92"> aggregate</text:span><text:span text:style-name="T91"> </text:span><text:span text:style-name="T92">in high density in stopover sites to rest and refuel</text:span><text:span text:style-name="T93"> </text:span><text:reference-mark-start text:name="ZOTERO_ITEM CSL_CITATION {&quot;citationID&quot;:&quot;v3G1rHnd&quot;,&quot;properties&quot;:{&quot;formattedCitation&quot;:&quot;(Schmaljohann {\\i{}et al.} 2022)&quot;,&quot;plainCitation&quot;:&quot;(Schmaljohann et al. 2022)&quot;,&quot;noteIndex&quot;:0},&quot;citationItems&quot;:[{&quot;id&quot;:4521,&quot;uris&quot;:[&quot;http://zotero.org/users/7057764/items/MBC69B8S&quot;],&quot;itemData&quot;:{&quot;id&quot;:4521,&quot;type&quot;:&quot;article-journal&quot;,&quot;abstract&quot;:&quot;Global movement patterns of migratory birds illustrate their fascinating physical and physiological abilities to cross continents and oceans. During their voyages, most birds land multiple times to make so-called ‘stopovers’. Our current knowledge on the functions of stopover is mainly based on the proximate study of departure decisions. However, such studies are insufficient to gauge fully the ecological and evolutionary functions of stopover. If we study how a focal trait, e.g. changes in energy stores, affects the decision to depart from a stopover without considering the trait(s) that actually caused the bird to land, e.g. unfavourable environmental conditions for flight, we misinterpret the function of the stopover. It is thus important to realise and acknowledge that stopovers have many different functions, and that not every migrant has the same (set of) reasons to stop-over. Additionally, we may obtain contradictory results because the significance of different traits to a migrant is context dependent. For instance, late spring migrants may be more prone to risk-taking and depart from a stopover with lower energy stores than early spring migrants. Thus, we neglect that departure decisions are subject to selection to minimise immediate (mortality risk) and/or delayed (low future reproductive output) fitness costs. To alleviate these issues, we first define stopover as an interruption of migratory endurance flight to minimise immediate and/or delayed fitness costs. Second, we review all probable functions of stopover, which include accumulating energy, various forms of physiological recovery and avoiding adverse environmental conditions for flight, and list potential other functions that are less well studied, such as minimising predation, recovery from physical exhaustion and spatiotemporal adjustments to migration. Third, derived from these aspects, we argue for a paradigm shift in stopover ecology research. This includes focusing on why an individual interrupts its migratory flight, which is more likely to identify the individual-specific function(s) of the stopover correctly than departure-decision studies. Moreover, we highlight that the selective forces acting on stopover decisions are context dependent and are expected to differ between, e.g. K−/r-selected species, the sexes and migration strategies. For example, all else being equal, r-selected species (low survival rate, high reproductive rate) should have a stronger urge to continue the migratory endurance flight or resume migration from a stopover because the potential increase in immediate fitness costs suffered from a flight is offset by the expected higher reproductive success in the subsequent breeding season. Finally, we propose to focus less on proximate mechanisms controlling landing and departure decisions, and more on ultimate mechanisms to identify the selective forces shaping stopover decisions. Our ideas are not limited to birds but can be applied to any migratory species. Our revised definition of stopover and the proposed paradigm shift has the potential to stimulate a fruitful discussion towards a better evolutionary ecological understanding of the functions of stopover. Furthermore, identifying the functions of stopover will support targeted measures to conserve and restore the functionality of stopover sites threatened by anthropogenic environmental changes. This is especially important for long-distance migrants, which currently are in alarming decline.&quot;,&quot;container-title&quot;:&quot;Biological Reviews&quot;,&quot;DOI&quot;:&quot;10.1111/brv.12839&quot;,&quot;ISSN&quot;:&quot;1469-185X&quot;,&quot;issue&quot;:&quot;4&quot;,&quot;language&quot;:&quot;en&quot;,&quot;license&quot;:&quot;© 2022 The Authors. Biological Reviews published by John Wiley &amp; Sons Ltd on behalf of Cambridge Philosophical Society.&quot;,&quot;note&quot;:&quot;_eprint: https://onlinelibrary.wiley.com/doi/pdf/10.1111/brv.12839&quot;,&quot;page&quot;:&quot;1231-1252&quot;,&quot;source&quot;:&quot;Wiley Online Library&quot;,&quot;title&quot;:&quot;Understanding the ecological and evolutionary function of stopover in migrating birds&quot;,&quot;volume&quot;:&quot;97&quot;,&quot;author&quot;:[{&quot;family&quot;:&quot;Schmaljohann&quot;,&quot;given&quot;:&quot;Heiko&quot;},{&quot;family&quot;:&quot;Eikenaar&quot;,&quot;given&quot;:&quot;Cas&quot;},{&quot;family&quot;:&quot;Sapir&quot;,&quot;given&quot;:&quot;Nir&quot;}],&quot;issued&quot;:{&quot;date-parts&quot;:[[&quot;2022&quot;]]}}}],&quot;schema&quot;:&quot;https://github.com/citation-style-language/schema/raw/master/csl-citation.json&quot;} RNDTTj6fU0ZNV"/><text:span text:style-name="T195">(Schmaljohann </text:span><text:span text:style-name="T183">et al.</text:span><text:span text:style-name="T187"> 2022)</text:span><text:reference-mark-end text:name="ZOTERO_ITEM CSL_CITATION {&quot;citationID&quot;:&quot;v3G1rHnd&quot;,&quot;properties&quot;:{&quot;formattedCitation&quot;:&quot;(Schmaljohann {\\i{}et al.} 2022)&quot;,&quot;plainCitation&quot;:&quot;(Schmaljohann et al. 2022)&quot;,&quot;noteIndex&quot;:0},&quot;citationItems&quot;:[{&quot;id&quot;:4521,&quot;uris&quot;:[&quot;http://zotero.org/users/7057764/items/MBC69B8S&quot;],&quot;itemData&quot;:{&quot;id&quot;:4521,&quot;type&quot;:&quot;article-journal&quot;,&quot;abstract&quot;:&quot;Global movement patterns of migratory birds illustrate their fascinating physical and physiological abilities to cross continents and oceans. During their voyages, most birds land multiple times to make so-called ‘stopovers’. Our current knowledge on the functions of stopover is mainly based on the proximate study of departure decisions. However, such studies are insufficient to gauge fully the ecological and evolutionary functions of stopover. If we study how a focal trait, e.g. changes in energy stores, affects the decision to depart from a stopover without considering the trait(s) that actually caused the bird to land, e.g. unfavourable environmental conditions for flight, we misinterpret the function of the stopover. It is thus important to realise and acknowledge that stopovers have many different functions, and that not every migrant has the same (set of) reasons to stop-over. Additionally, we may obtain contradictory results because the significance of different traits to a migrant is context dependent. For instance, late spring migrants may be more prone to risk-taking and depart from a stopover with lower energy stores than early spring migrants. Thus, we neglect that departure decisions are subject to selection to minimise immediate (mortality risk) and/or delayed (low future reproductive output) fitness costs. To alleviate these issues, we first define stopover as an interruption of migratory endurance flight to minimise immediate and/or delayed fitness costs. Second, we review all probable functions of stopover, which include accumulating energy, various forms of physiological recovery and avoiding adverse environmental conditions for flight, and list potential other functions that are less well studied, such as minimising predation, recovery from physical exhaustion and spatiotemporal adjustments to migration. Third, derived from these aspects, we argue for a paradigm shift in stopover ecology research. This includes focusing on why an individual interrupts its migratory flight, which is more likely to identify the individual-specific function(s) of the stopover correctly than departure-decision studies. Moreover, we highlight that the selective forces acting on stopover decisions are context dependent and are expected to differ between, e.g. K−/r-selected species, the sexes and migration strategies. For example, all else being equal, r-selected species (low survival rate, high reproductive rate) should have a stronger urge to continue the migratory endurance flight or resume migration from a stopover because the potential increase in immediate fitness costs suffered from a flight is offset by the expected higher reproductive success in the subsequent breeding season. Finally, we propose to focus less on proximate mechanisms controlling landing and departure decisions, and more on ultimate mechanisms to identify the selective forces shaping stopover decisions. Our ideas are not limited to birds but can be applied to any migratory species. Our revised definition of stopover and the proposed paradigm shift has the potential to stimulate a fruitful discussion towards a better evolutionary ecological understanding of the functions of stopover. Furthermore, identifying the functions of stopover will support targeted measures to conserve and restore the functionality of stopover sites threatened by anthropogenic environmental changes. This is especially important for long-distance migrants, which currently are in alarming decline.&quot;,&quot;container-title&quot;:&quot;Biological Reviews&quot;,&quot;DOI&quot;:&quot;10.1111/brv.12839&quot;,&quot;ISSN&quot;:&quot;1469-185X&quot;,&quot;issue&quot;:&quot;4&quot;,&quot;language&quot;:&quot;en&quot;,&quot;license&quot;:&quot;© 2022 The Authors. Biological Reviews published by John Wiley &amp; Sons Ltd on behalf of Cambridge Philosophical Society.&quot;,&quot;note&quot;:&quot;_eprint: https://onlinelibrary.wiley.com/doi/pdf/10.1111/brv.12839&quot;,&quot;page&quot;:&quot;1231-1252&quot;,&quot;source&quot;:&quot;Wiley Online Library&quot;,&quot;title&quot;:&quot;Understanding the ecological and evolutionary function of stopover in migrating birds&quot;,&quot;volume&quot;:&quot;97&quot;,&quot;author&quot;:[{&quot;family&quot;:&quot;Schmaljohann&quot;,&quot;given&quot;:&quot;Heiko&quot;},{&quot;family&quot;:&quot;Eikenaar&quot;,&quot;given&quot;:&quot;Cas&quot;},{&quot;family&quot;:&quot;Sapir&quot;,&quot;given&quot;:&quot;Nir&quot;}],&quot;issued&quot;:{&quot;date-parts&quot;:[[&quot;2022&quot;]]}}}],&quot;schema&quot;:&quot;https://github.com/citation-style-language/schema/raw/master/csl-citation.json&quot;} RNDTTj6fU0ZNV"/><text:span text:style-name="T93">.</text:span><text:span text:style-name="T113"> These </text:span><text:span text:style-name="T114">mid-latitude </text:span><text:span text:style-name="T113">stopover sites are </text:span><text:span text:style-name="T114">often</text:span><text:span text:style-name="T113"> </text:span><text:span text:style-name="T118">in </text:span><text:span text:style-name="T114">areas of higher human density </text:span><text:span text:style-name="T117">than</text:span><text:span text:style-name="T116"> their breeding grounds, </text:span><text:span text:style-name="T114">threatened by pollution, shipping, </text:span><text:span text:style-name="T115">and invasive predators </text:span><text:span text:style-name="T202">(Harfoot </text:span><text:span text:style-name="T207">et al.</text:span><text:span text:style-name="T203"> 2021)</text:span><text:span text:style-name="T115">.</text:span><text:span text:style-name="T113"> </text:span><text:span text:style-name="T116">Finally, many long-distance migrant</text:span><text:span text:style-name="T117">s</text:span><text:span text:style-name="T116"> will winter in tropical areas where the main threat is often </text:span><text:span text:style-name="T117">the </text:span><text:span text:style-name="T116">conversion of natural habitats for agriculture or logging </text:span><text:span text:style-name="T202">(Harfoot </text:span><text:span text:style-name="T208">et al.</text:span><text:span text:style-name="T204"> 2021)</text:span><text:span text:style-name="T116">. </text:span><text:span text:style-name="T117">Not are only long-distance migrants exposed to multiple stressors, but </text:span><text:span text:style-name="T102">migrating routes </text:span><text:span text:style-name="T117">are</text:span><text:span text:style-name="T102"> </text:span><text:span text:style-name="T104">often</text:span><text:span text:style-name="T102"> incompletely protected. </text:span><text:span text:style-name="T117">For example, </text:span><text:span text:style-name="T102">Runge et al. (2015) showed that globally, </text:span><text:span text:style-name="T241">only</text:span> 9% of 1451 migratory birds are adequately covered by protected areas across all stages of their annual cycle, <text:span text:style-name="T242">compared </text:span>with 45% <text:span text:style-name="T242">for</text:span> nonmigratory birds. <text:span text:style-name="T102">Yet, the importance of adequate protection of the entire migratory network has been demonstrated and proposed as key </text:span><text:span text:style-name="T104">in</text:span><text:span text:style-name="T102"> slow</text:span><text:span text:style-name="T104">ing</text:span><text:span text:style-name="T102">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8,&quot;uris&quot;:[&quot;http://zotero.org/users/7057764/items/LCYITLRR&quot;],&quot;itemData&quot;:{&quot;id&quot;:4438,&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4436,&quot;uris&quot;:[&quot;http://zotero.org/users/7057764/items/X7Z3NKLR&quot;],&quot;itemData&quot;:{&quot;id&quot;:4436,&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Os9Aa67zF8"/><text:span text:style-name="T197">(Marra </text:span><text:span text:style-name="T183">et al.</text:span><text:span text:style-name="T187"> 2015; Runge </text:span><text:span text:style-name="T183">et al.</text:span><text:span text:style-name="T187"> 2015; Wilcove &amp; Wikelski 2008; Xu </text:span><text:span text:style-name="T183">et al.</text:span><text:span text:style-name="T187"> 2020; Zhang </text:span><text:span text:style-name="T183">et al.</text:span><text:span text:style-name="T187">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8,&quot;uris&quot;:[&quot;http://zotero.org/users/7057764/items/LCYITLRR&quot;],&quot;itemData&quot;:{&quot;id&quot;:4438,&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4436,&quot;uris&quot;:[&quot;http://zotero.org/users/7057764/items/X7Z3NKLR&quot;],&quot;itemData&quot;:{&quot;id&quot;:4436,&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Os9Aa67zF8"/><text:span text:style-name="T102">. </text:span><text:span text:style-name="T259">Therefore, c</text:span><text:span text:style-name="T233">onservation </text:span><text:span text:style-name="T259">outcomes depend on </text:span><text:span text:style-name="T233">a deeper understanding of the level of protection and threats among bird species and how they are associated with the observed trends in abundance.</text:span></text:p>
      <text:p text:style-name="P59"/>
      <text:p text:style-name="P61">In my thesis, seasonality is <text:span text:style-name="T264">central</text:span> <text:span text:style-name="T264">to</text:span> Chapter 3, <text:span text:style-name="T264">where I ask how traits influence the seasonal movements of birds in geographic and climatic spaces, and Chapter 4, where I </text:span>investigate the <text:soft-page-break/>impact of human activities and the level of protection during different seasons on species trends. By examining these <text:span text:style-name="T250">temporal</text:span> dynamics, I aim to provide a deeper understanding of how <text:span text:style-name="T250">seasonality influence</text:span><text:span text:style-name="T263">s</text:span><text:span text:style-name="T250"> </text:span><text:span text:style-name="T261">the </text:span><text:span text:style-name="T250">niche </text:span><text:span text:style-name="T264">and biogeography </text:span><text:span text:style-name="T259">of </text:span><text:span text:style-name="T250">migratory species and highlight the importance of considering the full annual cycle of species in maintaining diversity</text:span>.</text:p>
      <text:h text:style-name="P38" text:outline-level="2"/>
      <text:h text:style-name="P36" text:outline-level="2"><text:bookmark-start text:name="__RefHeading___Toc138722_3552101809"/>Objectives<text:bookmark-end text:name="__RefHeading___Toc138722_3552101809"/></text:h>
      <text:p text:style-name="P59"><text:span text:style-name="T252">T</text:span><text:span text:style-name="T251">he overarching objective of </text:span><text:span text:style-name="T254">my</text:span><text:span text:style-name="T251"> thesis is to uncover generalities regarding how species traits </text:span><text:span text:style-name="T253">explain</text:span> ecological processes <text:span text:style-name="T256">like predator-prey interactions and seasonal movements among terrestrial vertebrates</text:span><text:span text:style-name="T251">. </text:span><text:span text:style-name="T253">T</text:span><text:span text:style-name="T251">his research aims to </text:span><text:span text:style-name="T253">better understand</text:span><text:span text:style-name="T251"> fundamental principles governing </text:span><text:span text:style-name="T253">the</text:span><text:span text:style-name="T251"> </text:span><text:span text:style-name="T253">biogeography of food webs and the seasonal rearrangement of species and traits</text:span><text:span text:style-name="T251">. The central </text:span><text:span text:style-name="T84">hypothesis guiding this work is that species traits play a critical role in shaping ecological niches, ultimately influencing the distribution, abundance, and persistence of species.</text:span></text:p>
      <text:p text:style-name="P62"/>
      <text:p text:style-name="P63"><text:span text:style-name="T254">Each chapter of this thesis contributes to a deeper understanding of the relationships between species traits and ecological </text:span><text:span text:style-name="T253">processes</text:span><text:span text:style-name="T254">. </text:span><text:span text:style-name="T255">S</text:span><text:span text:style-name="T213">pecifically, I expect that predator-prey interactions </text:span><text:span text:style-name="T214">among terrestrial vertebrates </text:span><text:span text:style-name="T213">are explained by traits (Ch</text:span><text:span text:style-name="T214">apter </text:span><text:span text:style-name="T213">1) and that this relationship is strong </text:span><text:span text:style-name="T214">and general </text:span><text:span text:style-name="T213">enough to be used to extrapolate to other ecosystems (Ch</text:span><text:span text:style-name="T214">apter</text:span><text:span text:style-name="T213"> 2). I expect that bird traits </text:span><text:span text:style-name="T214">(</text:span><text:span text:style-name="T213">e.g., </text:span><text:span text:style-name="T214">body mass, hand-wing index, and diet)</text:span><text:span text:style-name="T213"> explain some aspects of migratory behavio</text:span><text:span text:style-name="T214">u</text:span><text:span text:style-name="T213">r influenc</text:span><text:span text:style-name="T214">ing</text:span><text:span text:style-name="T213"> seasonal </text:span><text:span text:style-name="T214">distributions</text:span><text:span text:style-name="T213"> </text:span><text:span text:style-name="T214">of species and traits </text:span><text:span text:style-name="T213">(Ch</text:span><text:span text:style-name="T214">apter</text:span><text:span text:style-name="T213"> 3). </text:span><text:span text:style-name="T214">Finally,</text:span><text:span text:style-name="T213"> I expect similar traits to be useful for not only explaining large-scale migratory patterns but also why bird populations are declining </text:span><text:span text:style-name="T214">(Chapter 4)</text:span><text:span text:style-name="T213">. </text:span></text:p>
      <text:p text:style-name="P64"/>
      <text:p text:style-name="P46"><text:soft-page-break/>By integrating concepts of ecological niche, species traits, biogeography, trophic interactions, and seasonality, this thesis seeks to advance our knowledge of <text:span text:style-name="T257">the </text:span><text:span text:style-name="T132">mechanisms shaping ecological communities, </text:span><text:span text:style-name="T139">provide tools to fill knowledge gaps on species interactions,</text:span> and inform conservation efforts in <text:span text:style-name="T263">the</text:span><text:span text:style-name="T256"> context of changing seasonal dynamics</text:span>.</text:p>
      <text:h text:style-name="P41" text:outline-level="2"/>
      <text:h text:style-name="P43" text:outline-level="2">Literature cited</text:h>
      <text:section text:style-name="Sect1" text:name="ZOTERO_BIBL {&quot;uncited&quot;:[],&quot;omitted&quot;:[],&quot;custom&quot;:[]} CSL_BIBLIOGRAPHY RNDkPktgbYS60">
        <text:p text:style-name="Bibliography_20_1">Allesina, S. &amp; Tang, S. (2015). The stability–complexity relationship at age 40: a random matrix perspective. <text:span text:style-name="T234">Population Ecology</text:span>, 57, 63–75.</text:p>
        <text:p text:style-name="Bibliography_20_1">Araújo, M.B. &amp; Guisan, A. (2006). Five (or so) challenges for species distribution modelling. <text:span text:style-name="T234">J Biogeography</text:span>, 33, 1677–1688.</text:p>
        <text:p text:style-name="Bibliography_20_1">Araújo, M.B. &amp; Rozenfeld, A. (2014). The geographic scaling of biotic interactions. <text:span text:style-name="T234">Ecography</text:span>, 37, 406–415.</text:p>
        <text:p text:style-name="Bibliography_20_1">Bairlein, F. (2016). Migratory birds under threat. <text:span text:style-name="T234">Science</text:span>, 354, 547–548.</text:p>
        <text:p text:style-name="Bibliography_20_1">Baiser, B., Gotelli, N.J., Buckley, H.L., Miller, T.E. &amp; Ellison, A.M. (2012). Geographic variation in network structure of a nearctic aquatic food web: Network structure in an aquatic food web. <text:span text:style-name="T234">Global Ecology and Biogeography</text:span>, 21, 579–591.</text:p>
        <text:p text:style-name="Bibliography_20_1">Baiser, B., Gravel, D., Cirtwill, A.R., Dunne, J.A., Fahimipour, A.K., Gilarranz, L.J., <text:span text:style-name="T234">et al.</text:span> (2019). Ecogeographical rules and the macroecology of food webs. <text:span text:style-name="T234">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234">Functional Ecology</text:span>, 30, 1894–1903.</text:p>
        <text:p text:style-name="Bibliography_20_1">Bell, G. (2000). The Distribution of Abundance in Neutral Communities. <text:span text:style-name="T234">The American Naturalist</text:span>, 155, 606–617.</text:p>
        <text:p text:style-name="Bibliography_20_1">Bell, G. (2001). Neutral Macroecology. <text:span text:style-name="T234">Science</text:span>, 293, 2413–2418.</text:p>
        <text:p text:style-name="Bibliography_20_1">Belmaker, J., Zarnetske, P., Tuanmu, M.-N., Zonneveld, S., Record, S., Strecker, A., <text:span text:style-name="T234">et al.</text:span> (2015). Empirical evidence for the scale dependence of biotic interactions. <text:span text:style-name="T234">Global Ecology and Biogeography</text:span>, 24, 750–761.</text:p>
        <text:p text:style-name="Bibliography_20_1"><text:soft-page-break/>Bergmann, C. (1848). <text:span text:style-name="T234">Über die Verhältnisse der Wärmeökonomie der Thiere zu ihrer Grösse</text:span>. Vandenhoeck und Ruprecht.</text:p>
        <text:p text:style-name="Bibliography_20_1">Blackburn, T.M., Gaston, K.J. &amp; Loder, N. (1999). Geographic gradients in body size: a clarification of Bergmann’s rule. <text:span text:style-name="T234">Diversity and Distributions</text:span>, 5, 165–174.</text:p>
        <text:p text:style-name="Bibliography_20_1">Blanchet, F.G., Cazelles, K. &amp; Gravel, D. (2020). Co-occurrence is not evidence of ecological interactions. <text:span text:style-name="T234">Ecology Letters</text:span>, 23, 1050–1063.</text:p>
        <text:p text:style-name="Bibliography_20_1">Booth, T.H., Nix, H.A., Hutchinson, M.F. &amp; Jovanic, T. (1988). Niche analysis and tree species introduction. <text:span text:style-name="T234">Forest Ecology and Management</text:span>, 23, 47–59.</text:p>
        <text:p text:style-name="Bibliography_20_1">Boyce, M.S. (2006). Scale for resource selection functions. <text:span text:style-name="T234">Diversity and Distributions</text:span>, 12, 269–276.</text:p>
        <text:p text:style-name="Bibliography_20_1">Brousseau, P.-M., Gravel, D. &amp; Handa, I.T. (2018). Trait matching and phylogeny as predictors of predator–prey interactions involving ground beetles. <text:span text:style-name="T234">Functional Ecology</text:span>, 32, 192–202.</text:p>
        <text:p text:style-name="Bibliography_20_1">Cameron, E.K., Sundqvist, M.K., Keith, S.A., CaraDonna, P.J., Mousing, E.A., Nilsson, K.A., <text:span text:style-name="T234">et al.</text:span> (2019). Uneven global distribution of food web studies under climate change. <text:span text:style-name="T234">Ecosphere</text:span>, 10, e02645.</text:p>
        <text:p text:style-name="Bibliography_20_1">Canard, E., Mouquet, N., Marescot, L., Gaston, K.J., Gravel, D. &amp; Mouillot, D. (2012). Emergence of Structural Patterns in Neutral Trophic Networks. <text:span text:style-name="T234">PLOS ONE</text:span>, 7, e38295.</text:p>
        <text:p text:style-name="Bibliography_20_1">Canard, E.F., Mouquet, N., Mouillot, D., Stanko, M., Miklisova, D. &amp; Gravel, D. (2014). Empirical Evaluation of Neutral Interactions in Host-Parasite Networks. <text:span text:style-name="T234">The American Naturalist</text:span>, 183, 468–479.</text:p>
        <text:p text:style-name="Bibliography_20_1">Chacoff, N.P., Vázquez, D.P., Lomáscolo, S.B., Stevani, E.L., Dorado, J. &amp; Padrón, B. (2012). Evaluating sampling completeness in a desert plant–pollinator network. <text:span text:style-name="T234">Journal of Animal Ecology</text:span>, 81, 190–200.</text:p>
        <text:p text:style-name="Bibliography_20_1"><text:soft-page-break/>Chase, J.M. &amp; Leibold, M.A. (2003). <text:span text:style-name="T234">Ecological Niches: Linking Classical and Contemporary Approaches</text:span>. University of Chicago Press.</text:p>
        <text:p text:style-name="Bibliography_20_1">Chesson, P. (2000). Mechanisms of Maintenance of Species Diversity. <text:span text:style-name="T234">Annual Review of Ecology and Systematics</text:span>, 31, 343–366.</text:p>
        <text:p text:style-name="Bibliography_20_1">Cirtwill, A.R., Dalla Riva, G.V., Gaiarsa, M.P., Bimler, M.D., Cagua, E.F., Coux, C., <text:span text:style-name="T234">et al.</text:span> (2018). A review of species role concepts in food webs. <text:span text:style-name="T234">Food Webs</text:span>, 16, e00093.</text:p>
        <text:p text:style-name="Bibliography_20_1">Cohen, J. &amp; Jetz, W. (2022). <text:span text:style-name="T234">Diverse strategies for tracking seasonal environmental niches at hemispheric scale</text:span> (preprint). Ecology.</text:p>
        <text:p text:style-name="Bibliography_20_1">Delmas, E., Besson, M., Brice, M.-H., Burkle, L.A., Riva, G.V.D., Fortin, M.-J., <text:span text:style-name="T234">et al.</text:span> (2019). Analysing ecological networks of species interactions. <text:span text:style-name="T234">Biological Reviews</text:span>, 94, 16–36.</text:p>
        <text:p text:style-name="Bibliography_20_1">Eklöf, A. &amp; Ebenman, B. (2006). Species loss and secondary extinctions in simple and complex model communities. <text:span text:style-name="T234">Journal of Animal Ecology</text:span>, 75, 239–246.</text:p>
        <text:p text:style-name="Bibliography_20_1">Elith, J. &amp; Leathwick, J.R. (2009). Species Distribution Models: Ecological Explanation and Prediction Across Space and Time. <text:span text:style-name="T234">Annual Review of Ecology, Evolution, and Systematics</text:span>, 40, 677–697.</text:p>
        <text:p text:style-name="Bibliography_20_1">Elton, C.S. (1927). <text:span text:style-name="T234">Animal ecology</text:span>. Macmillan Co., New York.</text:p>
        <text:p text:style-name="Bibliography_20_1">Engler, R. &amp; Guisan, A. (2009). MigClim: Predicting plant distribution and dispersal in a changing climate. <text:span text:style-name="T234">Diversity and Distributions</text:span>, 15, 590–601.</text:p>
        <text:p text:style-name="Bibliography_20_1">Funk, J.L., Larson, J.E., Ames, G.M., Butterfield, B.J., Cavender-Bares, J., Firn, J., <text:span text:style-name="T234">et al.</text:span> (2017). Revisiting the Holy Grail: using plant functional traits to understand ecological processes. <text:span text:style-name="T234">Biological Reviews</text:span>, 92, 1156–1173.</text:p>
        <text:p text:style-name="Bibliography_20_1">Galiana, N., Barros, C., Braga, J., Ficetola, G.F., Maiorano, L., Thuiller, W., <text:span text:style-name="T234">et al.</text:span> (2021). The spatial scaling of food web structure across European biogeographical regions. <text:span text:style-name="T234">Ecography</text:span>, 44, 653–664.</text:p>
        <text:p text:style-name="Bibliography_20_1"><text:soft-page-break/>Galiana, N., Lurgi, M., Claramunt-López, B., Fortin, M.-J., Leroux, S., Cazelles, K., <text:span text:style-name="T234">et al.</text:span> (2018). The spatial scaling of species interaction networks. <text:span text:style-name="T234">Nat Ecol Evol</text:span>, 2, 782–790.</text:p>
        <text:p text:style-name="Bibliography_20_1">Gause, G.F. (1934). Experimental Analysis of Vito Volterra’s Mathematical Theory of the Struggle for Existence. <text:span text:style-name="T234">Science</text:span>, 79, 16–17.</text:p>
        <text:p text:style-name="Bibliography_20_1">Gill, F.B. (2007). <text:span text:style-name="T234">Ornithology</text:span>. 3rd ed. W.H. Freeman, New York.</text:p>
        <text:p text:style-name="Bibliography_20_1">Godsoe, W., Jankowski, J., Holt, R.D. &amp; Gravel, D. (2017). Integrating Biogeography with Contemporary Niche Theory. <text:span text:style-name="T234">Trends in Ecology &amp; Evolution</text:span>, 32, 488–499.</text:p>
        <text:p text:style-name="Bibliography_20_1">Gómez, C., Tenorio, E.A., Montoya, P. &amp; Cadena, C.D. (2016). Niche-tracking migrants and niche-switching residents: evolution of climatic niches in New World warblers (Parulidae). <text:span text:style-name="T234">Proceedings of the Royal Society B: Biological Sciences</text:span>, 283, 20152458.</text:p>
        <text:p text:style-name="Bibliography_20_1">Gómez, J.M., Verdú, M. &amp; Perfectti, F. (2010). Ecological interactions are evolutionarily conserved across the entire tree of life. <text:span text:style-name="T234">Nature</text:span>, 465, 918–921.</text:p>
        <text:p text:style-name="Bibliography_20_1">Gounand, I., Harvey, E., Little, C.J. &amp; Altermatt, F. (2018). Meta-Ecosystems 2.0: Rooting the Theory into the Field. <text:span text:style-name="T234">Trends in Ecology &amp; Evolution</text:span>, 33, 36–46.</text:p>
        <text:p text:style-name="Bibliography_20_1">Gravel, D., Baiser, B., Dunne, J.A., Kopelke, J.-P., Martinez, N.D., Nyman, T., <text:span text:style-name="T234">et al.</text:span> (2019). Bringing Elton and Grinnell together: a quantitative framework to represent the biogeography of ecological interaction networks. <text:span text:style-name="T234">Ecography</text:span>, 42, 401–415.</text:p>
        <text:p text:style-name="Bibliography_20_1">Gravel, D., Canham, C.D., Beaudet, M. &amp; Messier, C. (2006). Reconciling niche and neutrality: the continuum hypothesis. <text:span text:style-name="T234">Ecology Letters</text:span>, 9, 399–409.</text:p>
        <text:p text:style-name="Bibliography_20_1">Gravel, D., Massol, F., Canard, E., Mouillot, D. &amp; Mouquet, N. (2011). Trophic theory of island biogeography. <text:span text:style-name="T234">Ecology Letters</text:span>, 14, 1010–1016.</text:p>
        <text:p text:style-name="Bibliography_20_1">Gravel, D., Poisot, T., Albouy, C., Velez, L. &amp; Mouillot, D. (2013). Inferring food web structure from predator-prey body size relationships. <text:span text:style-name="T234">Methods Ecol Evol</text:span>, 4, 1083–1090.</text:p>
        <text:p text:style-name="Bibliography_20_1"><text:soft-page-break/>Griffin-Nolan, R.J., Bushey, J.A., Carroll, C.J.W., Challis, A., Chieppa, J., Garbowski, M., <text:span text:style-name="T234">et al.</text:span> (2018). Trait selection and community weighting are key to understanding ecosystem responses to changing precipitation regimes. <text:span text:style-name="T234">Functional Ecology</text:span>, 32, 1746–1756.</text:p>
        <text:p text:style-name="Bibliography_20_1">Grilli, J., Adorisio, M., Suweis, S., Barabás, G., Banavar, J.R., Allesina, S., <text:span text:style-name="T234">et al.</text:span> (2017). Feasibility and coexistence of large ecological communities. <text:span text:style-name="T234">Nat Commun</text:span>, 8, 14389.</text:p>
        <text:p text:style-name="Bibliography_20_1">Grinnell, J. (1917). The Niche-Relationships of the California Thrasher. <text:span text:style-name="T234">The Auk</text:span>, 34, 427–433.</text:p>
        <text:p text:style-name="Bibliography_20_1">Guisan, A., Tingley, R., Baumgartner, J.B., Naujokaitis-Lewis, I., Sutcliffe, P.R., Tulloch, A.I.T., <text:span text:style-name="T234">et al.</text:span> (2013). Predicting species distributions for conservation decisions. <text:span text:style-name="T234">Ecology Letters</text:span>, 16, 1424–1435.</text:p>
        <text:p text:style-name="Bibliography_20_1">Guisan, A. &amp; Zimmermann, N.E. (2000). Predictive habitat distribution models in ecology. <text:span text:style-name="T234">Ecological Modelling</text:span>, 135, 147–186.</text:p>
        <text:p text:style-name="Bibliography_20_1">Harfoot, M.B.J., Johnston, A., Balmford, A., Burgess, N.D., Butchart, S.H.M., Dias, M.P., <text:span text:style-name="T234">et al.</text:span> (2021). Using the IUCN Red List to map threats to terrestrial vertebrates at global scale. <text:span text:style-name="T234">Nat Ecol Evol</text:span>, 5, 1510–1519.</text:p>
        <text:p text:style-name="Bibliography_20_1">Harvey, E., Gounand, I., Ward, C.L. &amp; Altermatt, F. (2017). Bridging ecology and conservation: from ecological networks to ecosystem function. <text:span text:style-name="T234">Journal of Applied Ecology</text:span>, 54, 371–379.</text:p>
        <text:p text:style-name="Bibliography_20_1">Hillebrand, H. (2004). On the Generality of the Latitudinal Diversity Gradient. <text:span text:style-name="T234">The American Naturalist</text:span>, 163, 192–211.</text:p>
        <text:p text:style-name="Bibliography_20_1">Holt, B.G., Lessard, J.-P., Borregaard, M.K., Fritz, S.A., Araújo, M.B., Dimitrov, D., <text:span text:style-name="T234">et al.</text:span> (2013). An Update of Wallace’s Zoogeographic Regions of the World. <text:span text:style-name="T234">Science</text:span>, 339, 74–78.</text:p>
        <text:p text:style-name="Bibliography_20_1">Holt, R.D. (2009). Bringing the Hutchinsonian niche into the 21st century: Ecological and evolutionary perspectives. <text:span text:style-name="T234">PNAS</text:span>, 106, 19659–19665.</text:p>
        <text:p text:style-name="Bibliography_20_1"><text:soft-page-break/>Hortal, J., de Bello, F., Diniz-Filho, J.A.F., Lewinsohn, T.M., Lobo, J.M. &amp; Ladle, R.J. (2015). Seven Shortfalls that Beset Large-Scale Knowledge of Biodiversity. <text:span text:style-name="T234">Annu. Rev. Ecol. Evol. Syst.</text:span>, 46, 523–549.</text:p>
        <text:p text:style-name="Bibliography_20_1">Houlahan, J.E., McKinney, S.T., Anderson, T.M. &amp; McGill, B.J. (2017). The priority of prediction in ecological understanding. <text:span text:style-name="T234">Oikos</text:span>, 126, 1–7.</text:p>
        <text:p text:style-name="Bibliography_20_1">Hubbell, S.P. (2001). <text:span text:style-name="T234">The unified neutral theory of biodiversity and biogeography</text:span>. Monographs in population biology. Princeton University Press, Princeton.</text:p>
        <text:p text:style-name="Bibliography_20_1">Humboldt, A. von, Bonpland, A., Jackson, S.T. &amp; Romanowski, S. (2008). <text:span text:style-name="T234">Essay on the geography of plants</text:span>. University of Chicago Press, Chicago.</text:p>
        <text:p text:style-name="Bibliography_20_1">Hutchinson, G.E. (1957). Concluding Remarks. <text:span text:style-name="T234">Cold Spring Harbor Symposia on Quantitative Biology</text:span>, 22, 415–427.</text:p>
        <text:p text:style-name="Bibliography_20_1">Hutchinson, G.E. (1961). The Paradox of the Plankton. <text:span text:style-name="T234">The American Naturalist</text:span>, 95, 137–145.</text:p>
        <text:p text:style-name="Bibliography_20_1">Jordano, P. (2016). Sampling networks of ecological interactions. <text:span text:style-name="T234">Functional Ecology</text:span>, 30, 1883–1893.</text:p>
        <text:p text:style-name="Bibliography_20_1">Kearney, M. &amp; Porter, W. (2009). Mechanistic niche modelling: combining physiological and spatial data to predict species’ ranges. <text:span text:style-name="T234">Ecology Letters</text:span>, 12, 334–350.</text:p>
        <text:p text:style-name="Bibliography_20_1">Kearney, M., Simpson, S.J., Raubenheimer, D. &amp; Helmuth, B. (2010). Modelling the ecological niche from functional traits. <text:span text:style-name="T234">Philosophical Transactions of the Royal Society B: Biological Sciences</text:span>, 365, 3469–3483.</text:p>
        <text:p text:style-name="Bibliography_20_1">Keddy, P.A. (1992). Assembly and response rules: two goals for predictive community ecology. <text:span text:style-name="T234">Journal of Vegetation Science</text:span>, 3, 157–164.</text:p>
        <text:p text:style-name="Bibliography_20_1">Laigle, I., Aubin, I., Digel, C., Brose, U., Boulangeat, I. &amp; Gravel, D. (2018). Species traits as drivers of food web structure. <text:span text:style-name="T234">Oikos</text:span>, 127, 316–326.</text:p>
        <text:p text:style-name="Bibliography_20_1"><text:soft-page-break/>Lamanna, C., Blonder, B., Violle, C., Kraft, N.J.B., Sandel, B., Šímová, I., <text:span text:style-name="T234">et al.</text:span> (2014). Functional trait space and the latitudinal diversity gradient. <text:span text:style-name="T234">Proceedings of the National Academy of Sciences</text:span>, 111, 13745–13750.</text:p>
        <text:p text:style-name="Bibliography_20_1">Letten, A.D., Ke, P.-J. &amp; Fukami, T. (2017). Linking modern coexistence theory and contemporary niche theory. <text:span text:style-name="T234">Ecological Monographs</text:span>, 87, 161–177.</text:p>
        <text:p text:style-name="Bibliography_20_1">Lindeman, R.L. (1942). The Trophic-Dynamic Aspect of Ecology. <text:span text:style-name="T234">Ecology</text:span>, 23, 399–417.</text:p>
        <text:p text:style-name="Bibliography_20_1">Lundgren, E.J., Bergman, J., Trepel, J., le Roux, E., Monsarrat, S., Kristensen, J.A., <text:span text:style-name="T234">et al.</text:span> (2024). Functional traits—not nativeness—shape the effects of large mammalian herbivores on plant communities. <text:span text:style-name="T234">Science</text:span>, 383, 531–537.</text:p>
        <text:p text:style-name="Bibliography_20_1">MacArthur, R. (1972). <text:span text:style-name="T234">Geographical Ecology: Patterns in the Distribution of Species</text:span>. Princeton University Press, Princeton.</text:p>
        <text:p text:style-name="Bibliography_20_1">MacArthur, R.H. &amp; Wilson, E.O. (2001). <text:span text:style-name="T234">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234">Biology Letters</text:span>, 11, 20150552.</text:p>
        <text:p text:style-name="Bibliography_20_1">Matthews, T.J. &amp; Whittaker, R.J. (2015). REVIEW: On the species abundance distribution in applied ecology and biodiversity management. <text:span text:style-name="T234">Journal of Applied Ecology</text:span>, 52, 443–454.</text:p>
        <text:p text:style-name="Bibliography_20_1">May, R.M. (1972). Will a Large Complex System be Stable? <text:span text:style-name="T234">Nature</text:span>, 238, 413–414.</text:p>
        <text:p text:style-name="Bibliography_20_1">Mayr, E. (1956). Geographical character gradients and climatic adaptation. <text:span text:style-name="T234">Evolution</text:span>, 10, 105–108.</text:p>
        <text:p text:style-name="Bibliography_20_1">McDonald-Madden, E., Sabbadin, R., Game, E.T., Baxter, P.W.J., Chadès, I. &amp; Possingham, H.P. (2016). Using food-web theory to conserve ecosystems. <text:span text:style-name="T234">Nat Commun</text:span>, 7, 1–8.</text:p>
        <text:p text:style-name="Bibliography_20_1"><text:soft-page-break/>McGill, B.J. (2019). The what, how and why of doing macroecology. <text:span text:style-name="T234">Global Ecology and Biogeography</text:span>, 28, 6–17.</text:p>
        <text:p text:style-name="Bibliography_20_1">McGill, B.J., Enquist, B.J., Weiher, E. &amp; Westoby, M. (2006). Rebuilding community ecology from functional traits. <text:span text:style-name="T234">Trends in Ecology &amp; Evolution</text:span>, 21, 178–185.</text:p>
        <text:p text:style-name="Bibliography_20_1">McInerny, G.J. &amp; Etienne, R.S. (2012). Ditch the niche – is the niche a useful concept in ecology or species distribution modelling? <text:span text:style-name="T234">Journal of Biogeography</text:span>, 39, 2096–2102.</text:p>
        <text:p text:style-name="Bibliography_20_1">McKinnon, L., Smith, P.A., Nol, E., Martin, J.L., Doyle, F.I., Abraham, K.F., <text:span text:style-name="T234">et al.</text:span> (2010). Lower Predation Risk for Migratory Birds at High Latitudes. <text:span text:style-name="T234">Science</text:span>, 327, 326–327.</text:p>
        <text:p text:style-name="Bibliography_20_1">McMeans, B.C., McCann, K.S., Humphries, M., Rooney, N. &amp; Fisk, A.T. (2015). Food Web Structure in Temporally-Forced Ecosystems. <text:span text:style-name="T234">Trends in Ecology &amp; Evolution</text:span>, 30, 662–672.</text:p>
        <text:p text:style-name="Bibliography_20_1">Mittelbach, G.G., Schemske, D.W., Cornell, H.V., Allen, A.P., Brown, J.M., Bush, M.B., <text:span text:style-name="T234">et al.</text:span> (2007). Evolution and the latitudinal diversity gradient: speciation, extinction and biogeography. <text:span text:style-name="T234">Ecology Letters</text:span>, 10, 315–331.</text:p>
        <text:p text:style-name="Bibliography_20_1">Morales-Castilla, I., Matias, M.G., Gravel, D. &amp; Araújo, M.B. (2015). Inferring biotic interactions from proxies. <text:span text:style-name="T234">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234">Auk</text:span>, 121, 610.</text:p>
        <text:p text:style-name="Bibliography_20_1">Norris, D.R., Marra, P.P., Kyser, T.K., Sherry, T.W. &amp; Ratcliffe, L.M. (2004). Tropical winter habitat limits reproductive success on the temperate breeding grounds in a migratory bird. <text:span text:style-name="T234">Proceedings of the Royal Society of London. Series B: Biological Sciences</text:span>, 271, 59–64.</text:p>
        <text:p text:style-name="Bibliography_20_1"><text:soft-page-break/>O’Connor, L.M.J., Pollock, L.J., Braga, J., Ficetola, G.F., Maiorano, L., Martinez-Almoyna, C., <text:span text:style-name="T234">et al.</text:span> (2020). Unveiling the food webs of tetrapods across Europe through the prism of the Eltonian niche. <text:span text:style-name="T234">Journal of Biogeography</text:span>, 47, 181–192.</text:p>
        <text:p text:style-name="Bibliography_20_1">Pacifici, M., Visconti, P., Butchart, S.H.M., Watson, J.E.M., Cassola, F.M. &amp; Rondinini, C. (2017). Species’ traits influenced their response to recent climate change. <text:span text:style-name="T234">Nature Clim Change</text:span>, 7, 205–208.</text:p>
        <text:p text:style-name="Bibliography_20_1">Pellissier, L., Albouy, C., Bascompte, J., Farwig, N., Graham, C., Loreau, M., <text:span text:style-name="T234">et al.</text:span> (2018). Comparing species interaction networks along environmental gradients. <text:span text:style-name="T234">Biological Reviews</text:span>, 93, 785–800.</text:p>
        <text:p text:style-name="Bibliography_20_1">Pianka, E.R. (1966). Latitudinal Gradients in Species Diversity: A Review of Concepts. <text:span text:style-name="T234">The American Naturalist</text:span>, 100, 33–46.</text:p>
        <text:p text:style-name="Bibliography_20_1">Pichler, M., Boreux, V., Klein, A.-M., Schleuning, M. &amp; Hartig, F. (2020). Machine learning algorithms to infer trait-matching and predict species interactions in ecological networks. <text:span text:style-name="T234">Methods in Ecology and Evolution</text:span>, 11, 281–293.</text:p>
        <text:p text:style-name="Bibliography_20_1">Pimm, S.L., Lawton, J.H. &amp; Cohen, J.E. (1991). Food web patterns and their consequences. <text:span text:style-name="T234">Nature</text:span>, 350, 669–674.</text:p>
        <text:p text:style-name="Bibliography_20_1">Poisot, T., Bergeron, G., Cazelles, K., Dallas, T., Gravel, D., MacDonald, A., <text:span text:style-name="T234">et al.</text:span> (2021). Global knowledge gaps in species interaction networks data. <text:span text:style-name="T234">J Biogeogr</text:span>, jbi.14127.</text:p>
        <text:p text:style-name="Bibliography_20_1">Poisot, T., Canard, E., Mouillot, D., Mouquet, N. &amp; Gravel, D. (2012). The dissimilarity of species interaction networks. <text:span text:style-name="T234">Ecology Letters</text:span>, 15, 1353–1361.</text:p>
        <text:p text:style-name="Bibliography_20_1">Poisot, T., Mouquet, N. &amp; Gravel, D. (2013). Trophic complementarity drives the biodiversity–ecosystem functioning relationship in food webs. <text:span text:style-name="T234">Ecology Letters</text:span>, 16, 853–861.</text:p>
        <text:p text:style-name="Bibliography_20_1">Poisot, T., Stouffer, D.B. &amp; Gravel, D. (2015). Beyond species: why ecological interaction networks vary through space and time. <text:span text:style-name="T234">Oikos</text:span>, 124, 243–251.</text:p>
        <text:p text:style-name="Bibliography_20_1"><text:soft-page-break/>Pollock, L.J., Morris, W.K. &amp; Vesk, P.A. (2012). The role of functional traits in species distributions revealed through a hierarchical model. <text:span text:style-name="T234">Ecography</text:span>, 35, 716–725.</text:p>
        <text:p text:style-name="Bibliography_20_1">Pollock, L.J., O’Connor, L.M.J., Mokany, K., Rosauer, D.F., Talluto, M.V. &amp; Thuiller, W. (2020). Protecting Biodiversity (in All Its Complexity): New Models and Methods. <text:span text:style-name="T234">Trends in Ecology &amp; Evolution</text:span>, 35, 1119–1128.</text:p>
        <text:p text:style-name="Bibliography_20_1">Pollock, L.J., Tingley, R., Morris, W.K., Golding, N., O’Hara, R.B., Parris, K.M., <text:span text:style-name="T234">et al.</text:span> (2014). Understanding co-occurrence by modelling species simultaneously with a Joint Species Distribution Model (JSDM). <text:span text:style-name="T234">Methods in Ecology and Evolution</text:span>, 5, 397–406.</text:p>
        <text:p text:style-name="Bibliography_20_1">Pomeranz, J.P.F., Thompson, R.M., Poisot, T. &amp; Harding, J.S. (2019). Inferring predator–prey interactions in food webs. <text:span text:style-name="T234">Methods in Ecology and Evolution</text:span>, 10, 356–367.</text:p>
        <text:p text:style-name="Bibliography_20_1">Pontarp, M., Bunnefeld, L., Cabral, J.S., Etienne, R.S., Fritz, S.A., Gillespie, R., <text:span text:style-name="T234">et al.</text:span> (2019). The Latitudinal Diversity Gradient: Novel Understanding through Mechanistic Eco-evolutionary Models. <text:span text:style-name="T234">Trends in Ecology &amp; Evolution</text:span>, 34, 211–223.</text:p>
        <text:p text:style-name="Bibliography_20_1">Ponti, R. &amp; Sannolo, M. (2023). The importance of including phenology when modelling species ecological niche. <text:span text:style-name="T234">Ecography</text:span>, 2023, e06143.</text:p>
        <text:p text:style-name="Bibliography_20_1">Preston, F.W. (1960). Time and Space and the Variation of Species. <text:span text:style-name="T234">Ecology</text:span>, 41, 612–627.</text:p>
        <text:p text:style-name="Bibliography_20_1">Pringle, R.M. &amp; Hutchinson, M.C. (2020). Resolving Food-Web Structure. <text:span text:style-name="T234">Annual Review of Ecology, Evolution and Systematics</text:span>, 51, 55–80.</text:p>
        <text:p text:style-name="Bibliography_20_1">Pulliam, H. r. (2000). On the relationship between niche and distribution. <text:span text:style-name="T234">Ecology Letters</text:span>, 3, 349–361.</text:p>
        <text:p text:style-name="Bibliography_20_1">Reich, P.B., Wright, I.J., Cavender‐Bares, J., Craine, J.M., Oleksyn, J., Westoby, M., <text:span text:style-name="T234">et al.</text:span> (2003). The Evolution of Plant Functional Variation: Traits, Spectra, and Strategies. <text:span text:style-name="T234">International Journal of Plant Sciences</text:span>, 164, S143–S164.</text:p>
        <text:p text:style-name="Bibliography_20_1"><text:soft-page-break/>Reudink, M.W., Marra, P.P., Kyser, T.K., Boag, P.T., Langin, K.M. &amp; Ratcliffe, L.M. (2009). Non-breeding season events influence sexual selection in a long-distance migratory bird. <text:span text:style-name="T234">Proceedings of the Royal Society B: Biological Sciences</text:span>, 276, 1619–1626.</text:p>
        <text:p text:style-name="Bibliography_20_1">Rooney, N., McCann, K.S. &amp; Moore, J.C. (2008). A landscape theory for food web architecture. <text:span text:style-name="T234">Ecology Letters</text:span>, 11, 867–881.</text:p>
        <text:p text:style-name="Bibliography_20_1">Rosenberg, K.V., Dokter, A.M., Blancher, P.J., Sauer, J.R., Smith, A.C., Smith, P.A., <text:span text:style-name="T234">et al.</text:span> (2019). Decline of the North American avifauna. <text:span text:style-name="T234">Science</text:span>, 366, 120–124.</text:p>
        <text:p text:style-name="Bibliography_20_1">Rossberg, A.G., Brännström, Å. &amp; Dieckmann, U. (2010). How trophic interaction strength depends on traits. <text:span text:style-name="T234">Theor Ecol</text:span>, 3, 13–24.</text:p>
        <text:p text:style-name="Bibliography_20_1">Runge, C.A., Watson, J.E.M., Butchart, S.H.M., Hanson, J.O., Possingham, H.P. &amp; Fuller, R.A. (2015). Protected areas and global conservation of migratory birds. <text:span text:style-name="T234">Science</text:span>, 350, 1255–1258.</text:p>
        <text:p text:style-name="Bibliography_20_1">Saravia, L.A., Marina, T.I., Kristensen, N.P., De Troch, M. &amp; Momo, F.R. (2022). Ecological network assembly: How the regional metaweb influences local food webs. <text:span text:style-name="T234">Journal of Animal Ecology</text:span>, 1365-2656.13652.</text:p>
        <text:p text:style-name="Bibliography_20_1">Schmaljohann, H., Eikenaar, C. &amp; Sapir, N. (2022). Understanding the ecological and evolutionary function of stopover in migrating birds. <text:span text:style-name="T234">Biological Reviews</text:span>, 97, 1231–1252.</text:p>
        <text:p text:style-name="Bibliography_20_1">Shipley, B.R., Bach, R., Do, Y., Strathearn, H., McGuire, J.L. &amp; Dilkina, B. (2022). megaSDM: integrating dispersal and time-step analyses into species distribution models. <text:span text:style-name="T234">Ecography</text:span>, 2022.</text:p>
        <text:p text:style-name="Bibliography_20_1">Soberón, J. (2007). Grinnellian and Eltonian niches and geographic distributions of species. <text:span text:style-name="T234">Ecology Letters</text:span>, 10, 1115–1123.</text:p>
        <text:p text:style-name="Bibliography_20_1"><text:soft-page-break/>Somveille, M., Manica, A. &amp; Rodrigues, A.S.L. (2019). Where the wild birds go: explaining the differences in migratory destinations across terrestrial bird species. <text:span text:style-name="T234">Ecography</text:span>, 42, 225–236.</text:p>
        <text:p text:style-name="Bibliography_20_1">Somveille, M., Rodrigues, A.S.L. &amp; Manica, A. (2015). Why do birds migrate? A macroecological perspective. <text:span text:style-name="T234">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234">Ecology Letters</text:span>, 20, 693–707.</text:p>
        <text:p text:style-name="Bibliography_20_1">Stouffer, D.B., Sales-Pardo, M., Sirer, M.I. &amp; Bascompte, J. (2012). Evolutionary Conservation of Species’ Roles in Food Webs. <text:span text:style-name="T234">Science</text:span>, 335, 1489–1492.</text:p>
        <text:p text:style-name="Bibliography_20_1">Strydom, T., Catchen, M.D., Banville, F., Caron, D., Dansereau, G., Desjardins-Proulx, P., <text:span text:style-name="T234">et al.</text:span> (2021). A roadmap towards predicting species interaction networks (across space and time). <text:span text:style-name="T234">Philos Trans R Soc Lond B Biol Sci</text:span>, 376, 20210063.</text:p>
        <text:p text:style-name="Bibliography_20_1">Studds, C.E., Kendall, B.E., Murray, N.J., Wilson, H.B., Rogers, D.I., Clemens, R.S., <text:span text:style-name="T234">et al.</text:span> (2017). Rapid population decline in migratory shorebirds relying on Yellow Sea tidal mudflats as stopover sites. <text:span text:style-name="T234">Nat Commun</text:span>, 8, 14895.</text:p>
        <text:p text:style-name="Bibliography_20_1">Thompson, R.M., Brose, U., Dunne, J.A., Hall, R.O., Hladyz, S., Kitching, R.L., <text:span text:style-name="T234">et al.</text:span> (2012). Food webs: reconciling the structure and function of biodiversity. <text:span text:style-name="T234">Trends in Ecology &amp; Evolution</text:span>, 27, 689–697.</text:p>
        <text:p text:style-name="Bibliography_20_1">Thompson, R.M. &amp; Townsend, C.R. (2005). Energy Availability, Spatial Heterogeneity and Ecosystem Size Predict Food-Web Structure in Streams. <text:span text:style-name="T234">Oikos</text:span>, 108, 137–148.</text:p>
        <text:p text:style-name="Bibliography_20_1">Thuiller, W., Münkemüller, T., Lavergne, S., Mouillot, D., Mouquet, N., Schiffers, K., <text:span text:style-name="T234">et al.</text:span> (2013). A road map for integrating eco-evolutionary processes into biodiversity models. <text:span text:style-name="T234">Ecology Letters</text:span>, 16, 94–105.</text:p>
        <text:p text:style-name="Bibliography_20_1"><text:soft-page-break/>Thurman, L.L., Barner, A.K., Garcia, T.S. &amp; Chestnut, T. (2019). Testing the link between species interactions and species co-occurrence in a trophic network. <text:span text:style-name="T234">Ecography</text:span>, 42, 1658–1670.</text:p>
        <text:p text:style-name="Bibliography_20_1">Tingley, M.W., Monahan, W.B., Beissinger, S.R. &amp; Moritz, C. (2009). Birds track their Grinnellian niche through a century of climate change. <text:span text:style-name="T234">Proceedings of the National Academy of Sciences</text:span>, 106, 19637–19643.</text:p>
        <text:p text:style-name="Bibliography_20_1">Tylianakis, J.M. &amp; Morris, R.J. (2017). Ecological Networks Across Environmental Gradients. <text:span text:style-name="T234">Annu. Rev. Ecol. Evol. Syst.</text:span>, 48, 25–48.</text:p>
        <text:p text:style-name="Bibliography_20_1">Urban, M.C., Bocedi, G., Hendry, A.P., Mihoub, J.-B., Peer, G., Singer, A., <text:span text:style-name="T234">et al.</text:span> (2016). Improving the forecast for biodiversity under climate change. <text:span text:style-name="T234">Science</text:span>, 353, aad8466–aad8466.</text:p>
        <text:p text:style-name="Bibliography_20_1">Vandewalle, M., de Bello, F., Berg, M.P., Bolger, T., Dolédec, S., Dubs, F., <text:span text:style-name="T234">et al.</text:span> (2010). Functional traits as indicators of biodiversity response to land use changes across ecosystems and organisms. <text:span text:style-name="T234">Biodivers Conserv</text:span>, 19, 2921–2947.</text:p>
        <text:p text:style-name="Bibliography_20_1">Vellend, M. (2010). Conceptual Synthesis in Community Ecology. <text:span text:style-name="T234">The Quarterly Review of Biology</text:span>, 85, 183–206.</text:p>
        <text:p text:style-name="Bibliography_20_1">Vesk, P.A., Morris, W.K., Neal, W.C., Mokany, K. &amp; Pollock, L.J. (2021). Transferability of trait-based species distribution models. <text:span text:style-name="T234">Ecography</text:span>, 44, 134–147.</text:p>
        <text:p text:style-name="Bibliography_20_1">Violle, C., Navas, M.-L., Vile, D., Kazakou, E., Fortunel, C., Hummel, I., <text:span text:style-name="T234">et al.</text:span> (2007). Let the concept of trait be functional! <text:span text:style-name="T234">Oikos</text:span>, 116, 882–892.</text:p>
        <text:p text:style-name="Bibliography_20_1">Volterra, V. (1928). Variations and Fluctuations of the Number of Individuals in Animal Species living together. <text:span text:style-name="T234">ICES Journal of Marine Science</text:span>, 3, 3–51.</text:p>
        <text:p text:style-name="Bibliography_20_1"><text:soft-page-break/>Wallace, A.R. (2011). <text:span text:style-name="T234">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234">Ecology Letters</text:span>, 19, 907–914.</text:p>
        <text:p text:style-name="Bibliography_20_1">Whittaker, R.J., Willis, K.J. &amp; Field, R. (2001). Scale and species richness: towards a general, hierarchical theory of species diversity. <text:span text:style-name="T234">Journal of Biogeography</text:span>, 28, 453–470.</text:p>
        <text:p text:style-name="Bibliography_20_1">Wiens, J.J. (2011). The niche, biogeography and species interactions. <text:span text:style-name="T234">Philosophical Transactions of the Royal Society B: Biological Sciences</text:span>, 366, 2336–2350.</text:p>
        <text:p text:style-name="Bibliography_20_1">Wilcove, D.S. &amp; Wikelski, M. (2008). Going, Going, Gone: Is Animal Migration Disappearing. <text:span text:style-name="T234">PLOS Biology</text:span>, 6, e188.</text:p>
        <text:p text:style-name="Bibliography_20_1">Williams, R.J. &amp; Purves, D.W. (2011). The probabilistic niche model reveals substantial variation in the niche structure of empirical food webs. <text:span text:style-name="T234">Ecology</text:span>, 92, 1849–1857.</text:p>
        <text:p text:style-name="Bibliography_20_1">Windsor, F.M., van den Hoogen, J., Crowther, T.W. &amp; Evans, D.M. (2023). Using ecological networks to answer questions in global biogeography and ecology. <text:span text:style-name="T234">Journal of Biogeography</text:span>, 50, 57–69.</text:p>
        <text:p text:style-name="Bibliography_20_1">Winger, B.M., Auteri, G.G., Pegan, T.M. &amp; Weeks, B.C. (2019). A long winter for the Red Queen: rethinking the evolution of seasonal migration. <text:span text:style-name="T234">Biological Reviews</text:span>, 94, 737–752.</text:p>
        <text:p text:style-name="Bibliography_20_1">Wisz, M.S., Pottier, J., Kissling, W.D., Pellissier, L., Lenoir, J., Damgaard, C.F., <text:span text:style-name="T234">et al.</text:span> (2013). The role of biotic interactions in shaping distributions and realised assemblages of species: implications for species distribution modelling. <text:span text:style-name="T234">Biological Reviews</text:span>, 88, 15–30.</text:p>
        <text:p text:style-name="Bibliography_20_1">Xu, Y., Si, Y., Takekawa, J., Liu, Q., Prins, H.H.T., Yin, S., <text:span text:style-name="T234">et al.</text:span> (2020). A network approach to prioritize conservation efforts for migratory birds. <text:span text:style-name="T234">Conservation Biology</text:span>, 34, 416–426.</text:p>
        <text:p text:style-name="Bibliography_20_1"><text:soft-page-break/>Zakharova, L., Meyer, K.M. &amp; Seifan, M. (2019). Trait-based modelling in ecology: A review of two decades of research. <text:span text:style-name="T234">Ecological Modelling</text:span>, 407, 108703.</text:p>
        <text:p text:style-name="Bibliography_20_1">Zhang, W., Wei, J. &amp; Xu, Y. (2023). Prioritizing global conservation of migratory birds over their migration network. <text:span text:style-name="T234">One Earth</text:span>, 6, 1340–1349.</text:p>
        <text:p text:style-name="Bibliography_20_1">Zurell, D., Gallien, L., Graham, C.H. &amp; Zimmermann, N.E. (2018). Do long-distance migratory birds track their niche through seasons? <text:span text:style-name="T234">Journal of Biogeography</text:span>, 45, 1459–1468.</text:p>
        <text:p text:style-name="Bibliography_20_1">Zurell, D., Jeltsch, F., Dormann, C.F. &amp; Schröder, B. (2009). Static species distribution models in dynamically changing systems: how good can predictions really be? <text:span text:style-name="T234">Ecography</text:span>, 32, 733–744.</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fo:line-height="200%"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Arabic" style:page-layout-name="Mpm2">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10-18T10:14:46.772591022</dc:date>
    <dc:creator>Dominique Caron</dc:creator>
    <meta:editing-duration>P1DT2H25M57S</meta:editing-duration>
    <meta:editing-cycles>118</meta:editing-cycles>
    <meta:document-statistic meta:table-count="0" meta:image-count="0" meta:object-count="0" meta:page-count="32" meta:paragraph-count="183" meta:word-count="8144" meta:character-count="55350" meta:non-whitespace-character-count="47504"/>
    <meta:user-defined meta:name="ZOTERO_PREF_1">&lt;data data-version="3" zotero-version="6.0.35"&gt;&lt;session id="suB4xA5U"/&gt;&lt;style id="http://www.zotero.org/styles/ecology-letters" hasBibliography="1" bibliographyStyleHasBeenSet="1"/&gt;&lt;prefs&gt;&lt;pref name="fieldType" value="ReferenceMark"/&gt;&lt;/prefs&gt;&lt;/data&gt;</meta:user-defined>
  </office:meta>
</office:document-meta>
</file>